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99pt"/>
    </style:style>
    <style:style style:name="co3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9"/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 style:data-style-name="N129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rotation-align="none"/>
    </style:style>
    <style:style style:name="ce10" style:family="table-cell" style:parent-style-name="Default" style:data-style-name="N2">
      <style:table-cell-properties style:rotation-align="none"/>
    </style:style>
    <style:style style:name="ce11" style:family="table-cell" style:parent-style-name="Default" style:data-style-name="N2"/>
    <style:style style:name="gr1" style:family="graphic">
      <style:graphic-properties draw:stroke="solid" svg:stroke-width="1.45pt" svg:stroke-color="#000000" draw:marker-start-width="7.82pt" draw:marker-end-width="7.82pt" draw:fill="none" draw:textarea-horizontal-align="center" draw:textarea-vertical-align="middle" fo:padding-top="0.71pt" fo:padding-bottom="0.71pt" fo:padding-left="0.71pt" fo:padding-right="0.71pt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ESTREPEATS_1_BASIC" table:style-name="ta1">
        <table:shapes>
          <draw:frame draw:z-index="0" draw:style-name="gr1" draw:text-style-name="P1" svg:width="453.49pt" svg:height="255.09pt" svg:x="259.65pt" svg:y="186.46pt">
            <draw:object draw:notify-on-update-of-ranges="TESTREPEATS_1_BASIC.C8:TESTREPEATS_1_BASIC.K8 TESTREPEATS_1_BASIC.C8:TESTREPEATS_1_BASIC.K8 TESTREPEATS_1_BASIC.B10:TESTREPEATS_1_BASIC.B10 TESTREPEATS_1_BASIC.C10:TESTREPEATS_1_BASIC.K10 TESTREPEATS_1_BASIC.C8:TESTREPEATS_1_BASIC.K8 TESTREPEATS_1_BASIC.B6:TESTREPEATS_1_BASIC.B6 TESTREPEATS_1_BASIC.C6:TESTREPEATS_1_BASIC.K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20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18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5]/([.N70]/1000)" office:value-type="float" office:value="0.505760044956448" calcext:value-type="float">
            <text:p>0.506</text:p>
          </table:table-cell>
          <table:table-cell table:style-name="ce2" table:formula="of:=[.$C$5]/([.O70]/1000)" office:value-type="float" office:value="0.39613547833359" calcext:value-type="float">
            <text:p>0.396</text:p>
          </table:table-cell>
          <table:table-cell table:style-name="ce2" table:formula="of:=[.$C$5]/([.P70]/1000)" office:value-type="float" office:value="0.603469952225295" calcext:value-type="float">
            <text:p>0.603</text:p>
          </table:table-cell>
          <table:table-cell table:style-name="ce2" table:formula="of:=[.$C$5]/([.Q70]/1000)" office:value-type="float" office:value="0.703991239220134" calcext:value-type="float">
            <text:p>0.704</text:p>
          </table:table-cell>
          <table:table-cell table:style-name="ce2" table:formula="of:=[.$C$5]/([.R70]/1000)" office:value-type="float" office:value="0.670740795945745" calcext:value-type="float">
            <text:p>0.671</text:p>
          </table:table-cell>
          <table:table-cell table:style-name="ce2" table:formula="of:=[.$C$5]/([.S70]/1000)" office:value-type="float" office:value="0.541019822365158" calcext:value-type="float">
            <text:p>0.541</text:p>
          </table:table-cell>
          <table:table-cell table:style-name="ce2" table:formula="of:=[.$C$5]/([.T70]/1000)" office:value-type="float" office:value="0.392007404584309" calcext:value-type="float">
            <text:p>0.392</text:p>
          </table:table-cell>
          <table:table-cell table:style-name="ce2" table:formula="of:=[.$C$5]/([.U70]/1000)" office:value-type="float" office:value="0.303689831452144" calcext:value-type="float">
            <text:p>0.304</text:p>
          </table:table-cell>
          <table:table-cell table:style-name="ce2" table:formula="of:=[.$C$5]/([.V70]/1000)" office:value-type="float" office:value="0.418794569630414" calcext:value-type="float">
            <text:p>0.419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table:number-columns-repeated="11"/>
        </table:table-row>
        <table:table-row table:style-name="ro1" table:visibility="collapse">
          <table:table-cell/>
          <table:table-cell office:value-type="string" calcext:value-type="string">
            <text:p>micro FScore</text:p>
          </table:table-cell>
          <table:table-cell office:value-type="float" office:value="0.276551" calcext:value-type="float">
            <text:p>0.276551</text:p>
          </table:table-cell>
          <table:table-cell office:value-type="float" office:value="0.35335" calcext:value-type="float">
            <text:p>0.35335</text:p>
          </table:table-cell>
          <table:table-cell office:value-type="float" office:value="0.465278" calcext:value-type="float">
            <text:p>0.465278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493056" calcext:value-type="float">
            <text:p>0.493056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513889" calcext:value-type="float">
            <text:p>0.513889</text:p>
          </table:table-cell>
          <table:table-cell office:value-type="float" office:value="0.5" calcext:value-type="float">
            <text:p>0.5</text:p>
          </table:table-cell>
          <table:table-cell office:value-type="float" office:value="0.361111" calcext:value-type="float">
            <text:p>0.3611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281282" calcext:value-type="float">
            <text:p>0.281282</text:p>
          </table:table-cell>
          <table:table-cell office:value-type="float" office:value="0.351179" calcext:value-type="float">
            <text:p>0.351179</text:p>
          </table:table-cell>
          <table:table-cell office:value-type="float" office:value="0.458902" calcext:value-type="float">
            <text:p>0.458902</text:p>
          </table:table-cell>
          <table:table-cell office:value-type="float" office:value="0.473117" calcext:value-type="float">
            <text:p>0.473117</text:p>
          </table:table-cell>
          <table:table-cell office:value-type="float" office:value="0.503403" calcext:value-type="float">
            <text:p>0.503403</text:p>
          </table:table-cell>
          <table:table-cell office:value-type="float" office:value="0.533742" calcext:value-type="float">
            <text:p>0.533742</text:p>
          </table:table-cell>
          <table:table-cell office:value-type="float" office:value="0.533448" calcext:value-type="float">
            <text:p>0.533448</text:p>
          </table:table-cell>
          <table:table-cell office:value-type="float" office:value="0.513784" calcext:value-type="float">
            <text:p>0.513784</text:p>
          </table:table-cell>
          <table:table-cell office:value-type="float" office:value="0.429255" calcext:value-type="float">
            <text:p>0.429255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15" calcext:value-type="float">
            <text:p>315</text:p>
          </table:table-cell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194" calcext:value-type="float">
            <text:p>1194</text:p>
          </table:table-cell>
          <table:table-cell office:value-type="float" office:value="191" calcext:value-type="float">
            <text:p>191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373" calcext:value-type="float">
            <text:p>2373</text:p>
          </table:table-cell>
          <table:table-cell office:value-type="float" office:value="648" calcext:value-type="float">
            <text:p>648</text:p>
          </table:table-cell>
          <table:table-cell office:value-type="float" office:value="204" calcext:value-type="float">
            <text:p>20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05" calcext:value-type="float">
            <text:p>405</text:p>
          </table:table-cell>
          <table:table-cell office:value-type="float" office:value="85" calcext:value-type="float">
            <text:p>85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27" calcext:value-type="float">
            <text:p>227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48" calcext:value-type="float">
            <text:p>548</text:p>
          </table:table-cell>
          <table:table-cell office:value-type="float" office:value="107" calcext:value-type="float">
            <text:p>107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018" calcext:value-type="float">
            <text:p>3018</text:p>
          </table:table-cell>
          <table:table-cell office:value-type="float" office:value="732" calcext:value-type="float">
            <text:p>732</text:p>
          </table:table-cell>
          <table:table-cell office:value-type="float" office:value="211" calcext:value-type="float">
            <text:p>211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87" calcext:value-type="float">
            <text:p>87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93" calcext:value-type="float">
            <text:p>493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50" calcext:value-type="float">
            <text:p>15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438" calcext:value-type="float">
            <text:p>438</text:p>
          </table:table-cell>
          <table:table-cell office:value-type="float" office:value="106" calcext:value-type="float">
            <text:p>106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153" calcext:value-type="float">
            <text:p>3153</text:p>
          </table:table-cell>
          <table:table-cell office:value-type="float" office:value="733" calcext:value-type="float">
            <text:p>733</text:p>
          </table:table-cell>
          <table:table-cell office:value-type="float" office:value="221" calcext:value-type="float">
            <text:p>221</text:p>
          </table:table-cell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70" calcext:value-type="float">
            <text:p>570</text:p>
          </table:table-cell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62" calcext:value-type="float">
            <text:p>162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61" calcext:value-type="float">
            <text:p>261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308" calcext:value-type="float">
            <text:p>3308</text:p>
          </table:table-cell>
          <table:table-cell office:value-type="float" office:value="744" calcext:value-type="float">
            <text:p>744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58" calcext:value-type="float">
            <text:p>558</text:p>
          </table:table-cell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84" calcext:value-type="float">
            <text:p>284</text:p>
          </table:table-cell>
          <table:table-cell office:value-type="float" office:value="89" calcext:value-type="float">
            <text:p>89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405" calcext:value-type="float">
            <text:p>405</text:p>
          </table:table-cell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165" calcext:value-type="float">
            <text:p>3165</text:p>
          </table:table-cell>
          <table:table-cell office:value-type="float" office:value="773" calcext:value-type="float">
            <text:p>773</text:p>
          </table:table-cell>
          <table:table-cell office:value-type="float" office:value="226" calcext:value-type="float">
            <text:p>226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36" calcext:value-type="float">
            <text:p>436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50" calcext:value-type="float">
            <text:p>250</text:p>
          </table:table-cell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317" calcext:value-type="float">
            <text:p>3317</text:p>
          </table:table-cell>
          <table:table-cell office:value-type="float" office:value="754" calcext:value-type="float">
            <text:p>754</text:p>
          </table:table-cell>
          <table:table-cell office:value-type="float" office:value="209" calcext:value-type="float">
            <text:p>209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668" calcext:value-type="float">
            <text:p>668</text:p>
          </table:table-cell>
          <table:table-cell office:value-type="float" office:value="149" calcext:value-type="float">
            <text:p>149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08748" calcext:value-type="float">
            <text:p>0.208748</text:p>
          </table:table-cell>
          <table:table-cell office:value-type="float" office:value="0.30292" calcext:value-type="float">
            <text:p>0.30292</text:p>
          </table:table-cell>
          <table:table-cell office:value-type="float" office:value="0.419355" calcext:value-type="float">
            <text:p>0.419355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294118" calcext:value-type="float">
            <text:p>0.294118</text:p>
          </table:table-cell>
          <table:table-cell office:value-type="float" office:value="0.3125" calcext:value-type="float">
            <text:p>0.3125</text:p>
          </table:table-cell>
          <table:table-cell office:value-type="float" office:value="0.315789" calcext:value-type="float">
            <text:p>0.315789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222222" calcext:value-type="float">
            <text:p>0.22222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292903" calcext:value-type="float">
            <text:p>0.292903</text:p>
          </table:table-cell>
          <table:table-cell office:value-type="float" office:value="0.388571" calcext:value-type="float">
            <text:p>0.388571</text:p>
          </table:table-cell>
          <table:table-cell office:value-type="float" office:value="0.5" calcext:value-type="float">
            <text:p>0.5</text:p>
          </table:table-cell>
          <table:table-cell office:value-type="float" office:value="0.393939" calcext:value-type="float">
            <text:p>0.39393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285714" calcext:value-type="float">
            <text:p>0.28571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55102" calcext:value-type="float">
            <text:p>0.255102</text:p>
          </table:table-cell>
          <table:table-cell office:value-type="float" office:value="0.329114" calcext:value-type="float">
            <text:p>0.329114</text:p>
          </table:table-cell>
          <table:table-cell office:value-type="float" office:value="0.547619" calcext:value-type="float">
            <text:p>0.547619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82979" calcext:value-type="float">
            <text:p>0.382979</text:p>
          </table:table-cell>
          <table:table-cell office:value-type="float" office:value="0.321429" calcext:value-type="float">
            <text:p>0.321429</text:p>
          </table:table-cell>
          <table:table-cell office:value-type="float" office:value="0.479167" calcext:value-type="float">
            <text:p>0.479167</text:p>
          </table:table-cell>
          <table:table-cell office:value-type="float" office:value="0.52381" calcext:value-type="float">
            <text:p>0.52381</text:p>
          </table:table-cell>
          <table:table-cell office:value-type="float" office:value="0.5" calcext:value-type="float">
            <text:p>0.5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5" calcext:value-type="float">
            <text:p>0.5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12192" calcext:value-type="float">
            <text:p>0.412192</text:p>
          </table:table-cell>
          <table:table-cell office:value-type="float" office:value="0.570513" calcext:value-type="float">
            <text:p>0.570513</text:p>
          </table:table-cell>
          <table:table-cell office:value-type="float" office:value="0.681818" calcext:value-type="float">
            <text:p>0.68181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" calcext:value-type="float">
            <text:p>0.8</text:p>
          </table:table-cell>
          <table:table-cell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72185" calcext:value-type="float">
            <text:p>0.172185</text:p>
          </table:table-cell>
          <table:table-cell office:value-type="float" office:value="0.182692" calcext:value-type="float">
            <text:p>0.182692</text:p>
          </table:table-cell>
          <table:table-cell office:value-type="float" office:value="0.0882353" calcext:value-type="float">
            <text:p>0.0882353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625" calcext:value-type="float">
            <text:p>0.625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94048" calcext:value-type="float">
            <text:p>0.494048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" calcext:value-type="float">
            <text:p>0.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15278" calcext:value-type="float">
            <text:p>0.315278</text:p>
          </table:table-cell>
          <table:table-cell office:value-type="float" office:value="0.404762" calcext:value-type="float">
            <text:p>0.404762</text:p>
          </table:table-cell>
          <table:table-cell office:value-type="float" office:value="0.604167" calcext:value-type="float">
            <text:p>0.604167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75" calcext:value-type="float">
            <text:p>0.7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5" calcext:value-type="float">
            <text:p>0.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333333" calcext:value-type="float">
            <text:p>0.3333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309524" calcext:value-type="float">
            <text:p>0.309524</text:p>
          </table:table-cell>
          <table:table-cell office:value-type="float" office:value="0.479167" calcext:value-type="float">
            <text:p>0.479167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166667" calcext:value-type="float">
            <text:p>0.1666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25" calcext:value-type="float">
            <text:p>0.225</text:p>
          </table:table-cell>
          <table:table-cell office:value-type="float" office:value="0.267857" calcext:value-type="float">
            <text:p>0.267857</text:p>
          </table:table-cell>
          <table:table-cell office:value-type="float" office:value="0.479167" calcext:value-type="float">
            <text:p>0.479167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5" calcext:value-type="float">
            <text:p>0.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166667" calcext:value-type="float">
            <text:p>0.1666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394444" calcext:value-type="float">
            <text:p>0.394444</text:p>
          </table:table-cell>
          <table:table-cell office:value-type="float" office:value="0.529762" calcext:value-type="float">
            <text:p>0.529762</text:p>
          </table:table-cell>
          <table:table-cell office:value-type="float" office:value="0.625" calcext:value-type="float">
            <text:p>0.62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722222" calcext:value-type="float">
            <text:p>0.0722222</text:p>
          </table:table-cell>
          <table:table-cell office:value-type="float" office:value="0.113095" calcext:value-type="float">
            <text:p>0.113095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291667" calcext:value-type="float">
            <text:p>0.291667</text:p>
          </table:table-cell>
          <table:table-cell table:number-columns-repeated="2" office:value-type="float" office:value="0.166667" calcext:value-type="float">
            <text:p>0.166667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25" calcext:value-type="float">
            <text:p>0.25</text:p>
          </table:table-cell>
          <table:table-cell office:value-type="float" office:value="0.166667" calcext:value-type="float">
            <text:p>0.1666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82638" calcext:value-type="float">
            <text:p>0.282638</text:p>
          </table:table-cell>
          <table:table-cell office:value-type="float" office:value="0.375566" calcext:value-type="float">
            <text:p>0.375566</text:p>
          </table:table-cell>
          <table:table-cell office:value-type="float" office:value="0.472727" calcext:value-type="float">
            <text:p>0.472727</text:p>
          </table:table-cell>
          <table:table-cell office:value-type="float" office:value="0.366667" calcext:value-type="float">
            <text:p>0.366667</text:p>
          </table:table-cell>
          <table:table-cell office:value-type="float" office:value="0.344828" calcext:value-type="float">
            <text:p>0.344828</text:p>
          </table:table-cell>
          <table:table-cell office:value-type="float" office:value="0.4" calcext:value-type="float">
            <text:p>0.4</text:p>
          </table:table-cell>
          <table:table-cell office:value-type="float" office:value="0.387097" calcext:value-type="float">
            <text:p>0.387097</text:p>
          </table:table-cell>
          <table:table-cell office:value-type="float" office:value="0.482759" calcext:value-type="float">
            <text:p>0.482759</text:p>
          </table:table-cell>
          <table:table-cell office:value-type="float" office:value="0.333333" calcext:value-type="float">
            <text:p>0.33333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03679" calcext:value-type="float">
            <text:p>0.303679</text:p>
          </table:table-cell>
          <table:table-cell office:value-type="float" office:value="0.396501" calcext:value-type="float">
            <text:p>0.396501</text:p>
          </table:table-cell>
          <table:table-cell office:value-type="float" office:value="0.54717" calcext:value-type="float">
            <text:p>0.54717</text:p>
          </table:table-cell>
          <table:table-cell office:value-type="float" office:value="0.45614" calcext:value-type="float">
            <text:p>0.45614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0.8" calcext:value-type="float">
            <text:p>0.8</text:p>
          </table:table-cell>
          <table:table-cell office:value-type="float" office:value="0.48" calcext:value-type="float">
            <text:p>0.48</text:p>
          </table:table-cell>
          <table:table-cell office:value-type="float" office:value="0.518519" calcext:value-type="float">
            <text:p>0.518519</text:p>
          </table:table-cell>
          <table:table-cell office:value-type="float" office:value="0.307692" calcext:value-type="float">
            <text:p>0.30769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29358" calcext:value-type="float">
            <text:p>0.229358</text:p>
          </table:table-cell>
          <table:table-cell office:value-type="float" office:value="0.319018" calcext:value-type="float">
            <text:p>0.319018</text:p>
          </table:table-cell>
          <table:table-cell office:value-type="float" office:value="0.511111" calcext:value-type="float">
            <text:p>0.511111</text:p>
          </table:table-cell>
          <table:table-cell office:value-type="float" office:value="0.55814" calcext:value-type="float">
            <text:p>0.55814</text:p>
          </table:table-cell>
          <table:table-cell office:value-type="float" office:value="0.566038" calcext:value-type="float">
            <text:p>0.56603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285714" calcext:value-type="float">
            <text:p>0.285714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83465" calcext:value-type="float">
            <text:p>0.283465</text:p>
          </table:table-cell>
          <table:table-cell office:value-type="float" office:value="0.292208" calcext:value-type="float">
            <text:p>0.292208</text:p>
          </table:table-cell>
          <table:table-cell office:value-type="float" office:value="0.479167" calcext:value-type="float">
            <text:p>0.479167</text:p>
          </table:table-cell>
          <table:table-cell office:value-type="float" office:value="0.488889" calcext:value-type="float">
            <text:p>0.488889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222222" calcext:value-type="float">
            <text:p>0.22222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03123" calcext:value-type="float">
            <text:p>0.403123</text:p>
          </table:table-cell>
          <table:table-cell office:value-type="float" office:value="0.549383" calcext:value-type="float">
            <text:p>0.549383</text:p>
          </table:table-cell>
          <table:table-cell office:value-type="float" office:value="0.652174" calcext:value-type="float">
            <text:p>0.652174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606061" calcext:value-type="float">
            <text:p>0.606061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01761" calcext:value-type="float">
            <text:p>0.101761</text:p>
          </table:table-cell>
          <table:table-cell office:value-type="float" office:value="0.139706" calcext:value-type="float">
            <text:p>0.139706</text:p>
          </table:table-cell>
          <table:table-cell office:value-type="float" office:value="0.0731707" calcext:value-type="float">
            <text:p>0.0731707</text:p>
          </table:table-cell>
          <table:table-cell office:value-type="float" office:value="0.341463" calcext:value-type="float">
            <text:p>0.341463</text:p>
          </table:table-cell>
          <table:table-cell office:value-type="float" office:value="0.2" calcext:value-type="float">
            <text:p>0.2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5" calcext:value-type="float">
            <text:p>0.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222222" calcext:value-type="float">
            <text:p>0.222222</text:p>
          </table:table-cell>
          <table:table-cell table:number-columns-repeated="11"/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table:style-name="ce3" office:value-type="float" office:value="102763" calcext:value-type="float">
            <text:p>102763</text:p>
          </table:table-cell>
          <table:table-cell office:value-type="float" office:value="91847" calcext:value-type="float">
            <text:p>91847</text:p>
          </table:table-cell>
          <table:table-cell office:value-type="float" office:value="71666" calcext:value-type="float">
            <text:p>71666</text:p>
          </table:table-cell>
          <table:table-cell office:value-type="float" office:value="71667" calcext:value-type="float">
            <text:p>71667</text:p>
          </table:table-cell>
          <table:table-cell office:value-type="float" office:value="53867" calcext:value-type="float">
            <text:p>53867</text:p>
          </table:table-cell>
          <table:table-cell office:value-type="float" office:value="67247" calcext:value-type="float">
            <text:p>67247</text:p>
          </table:table-cell>
          <table:table-cell office:value-type="float" office:value="66272" calcext:value-type="float">
            <text:p>66272</text:p>
          </table:table-cell>
          <table:table-cell office:value-type="float" office:value="84067" calcext:value-type="float">
            <text:p>84067</text:p>
          </table:table-cell>
          <table:table-cell office:value-type="float" office:value="57477" calcext:value-type="float">
            <text:p>57477</text:p>
          </table:table-cell>
          <table:table-cell table:number-columns-repeated="2"/>
          <table:table-cell office:value-type="float" office:value="151722" calcext:value-type="float">
            <text:p>151722</text:p>
          </table:table-cell>
          <table:table-cell office:value-type="float" office:value="130716" calcext:value-type="float">
            <text:p>130716</text:p>
          </table:table-cell>
          <table:table-cell office:value-type="float" office:value="127810" calcext:value-type="float">
            <text:p>127810</text:p>
          </table:table-cell>
          <table:table-cell office:value-type="float" office:value="123104" calcext:value-type="float">
            <text:p>123104</text:p>
          </table:table-cell>
          <table:table-cell office:value-type="float" office:value="130225" calcext:value-type="float">
            <text:p>130225</text:p>
          </table:table-cell>
          <table:table-cell office:value-type="float" office:value="99103" calcext:value-type="float">
            <text:p>99103</text:p>
          </table:table-cell>
          <table:table-cell office:value-type="float" office:value="104158" calcext:value-type="float">
            <text:p>104158</text:p>
          </table:table-cell>
          <table:table-cell office:value-type="float" office:value="151274" calcext:value-type="float">
            <text:p>151274</text:p>
          </table:table-cell>
          <table:table-cell office:value-type="float" office:value="104174" calcext:value-type="float">
            <text:p>104174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table:style-name="ce3" office:value-type="float" office:value="97888" calcext:value-type="float">
            <text:p>97888</text:p>
          </table:table-cell>
          <table:table-cell office:value-type="float" office:value="93406" calcext:value-type="float">
            <text:p>93406</text:p>
          </table:table-cell>
          <table:table-cell office:value-type="float" office:value="68663" calcext:value-type="float">
            <text:p>68663</text:p>
          </table:table-cell>
          <table:table-cell office:value-type="float" office:value="68764" calcext:value-type="float">
            <text:p>68764</text:p>
          </table:table-cell>
          <table:table-cell office:value-type="float" office:value="52645" calcext:value-type="float">
            <text:p>52645</text:p>
          </table:table-cell>
          <table:table-cell office:value-type="float" office:value="63679" calcext:value-type="float">
            <text:p>63679</text:p>
          </table:table-cell>
          <table:table-cell office:value-type="float" office:value="62131" calcext:value-type="float">
            <text:p>62131</text:p>
          </table:table-cell>
          <table:table-cell office:value-type="float" office:value="81596" calcext:value-type="float">
            <text:p>81596</text:p>
          </table:table-cell>
          <table:table-cell office:value-type="float" office:value="56100" calcext:value-type="float">
            <text:p>56100</text:p>
          </table:table-cell>
          <table:table-cell table:number-columns-repeated="2"/>
          <table:table-cell office:value-type="float" office:value="141587" calcext:value-type="float">
            <text:p>141587</text:p>
          </table:table-cell>
          <table:table-cell office:value-type="float" office:value="139437" calcext:value-type="float">
            <text:p>139437</text:p>
          </table:table-cell>
          <table:table-cell office:value-type="float" office:value="120877" calcext:value-type="float">
            <text:p>120877</text:p>
          </table:table-cell>
          <table:table-cell office:value-type="float" office:value="123362" calcext:value-type="float">
            <text:p>123362</text:p>
          </table:table-cell>
          <table:table-cell office:value-type="float" office:value="127778" calcext:value-type="float">
            <text:p>127778</text:p>
          </table:table-cell>
          <table:table-cell office:value-type="float" office:value="102346" calcext:value-type="float">
            <text:p>102346</text:p>
          </table:table-cell>
          <table:table-cell office:value-type="float" office:value="95343" calcext:value-type="float">
            <text:p>95343</text:p>
          </table:table-cell>
          <table:table-cell office:value-type="float" office:value="133537" calcext:value-type="float">
            <text:p>133537</text:p>
          </table:table-cell>
          <table:table-cell office:value-type="float" office:value="137029" calcext:value-type="float">
            <text:p>137029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table:style-name="ce3" office:value-type="float" office:value="52649" calcext:value-type="float">
            <text:p>52649</text:p>
          </table:table-cell>
          <table:table-cell office:value-type="float" office:value="52259" calcext:value-type="float">
            <text:p>52259</text:p>
          </table:table-cell>
          <table:table-cell office:value-type="float" office:value="40571" calcext:value-type="float">
            <text:p>40571</text:p>
          </table:table-cell>
          <table:table-cell office:value-type="float" office:value="47590" calcext:value-type="float">
            <text:p>47590</text:p>
          </table:table-cell>
          <table:table-cell office:value-type="float" office:value="32345" calcext:value-type="float">
            <text:p>32345</text:p>
          </table:table-cell>
          <table:table-cell office:value-type="float" office:value="38688" calcext:value-type="float">
            <text:p>38688</text:p>
          </table:table-cell>
          <table:table-cell office:value-type="float" office:value="37464" calcext:value-type="float">
            <text:p>37464</text:p>
          </table:table-cell>
          <table:table-cell office:value-type="float" office:value="49438" calcext:value-type="float">
            <text:p>49438</text:p>
          </table:table-cell>
          <table:table-cell office:value-type="float" office:value="34173" calcext:value-type="float">
            <text:p>34173</text:p>
          </table:table-cell>
          <table:table-cell table:number-columns-repeated="2"/>
          <table:table-cell office:value-type="float" office:value="71180" calcext:value-type="float">
            <text:p>71180</text:p>
          </table:table-cell>
          <table:table-cell office:value-type="float" office:value="90878" calcext:value-type="float">
            <text:p>90878</text:p>
          </table:table-cell>
          <table:table-cell office:value-type="float" office:value="59655" calcext:value-type="float">
            <text:p>59655</text:p>
          </table:table-cell>
          <table:table-cell office:value-type="float" office:value="51137" calcext:value-type="float">
            <text:p>51137</text:p>
          </table:table-cell>
          <table:table-cell office:value-type="float" office:value="53672" calcext:value-type="float">
            <text:p>53672</text:p>
          </table:table-cell>
          <table:table-cell office:value-type="float" office:value="66541" calcext:value-type="float">
            <text:p>66541</text:p>
          </table:table-cell>
          <table:table-cell office:value-type="float" office:value="91835" calcext:value-type="float">
            <text:p>91835</text:p>
          </table:table-cell>
          <table:table-cell office:value-type="float" office:value="118542" calcext:value-type="float">
            <text:p>118542</text:p>
          </table:table-cell>
          <table:table-cell office:value-type="float" office:value="85961" calcext:value-type="float">
            <text:p>8596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3" office:value-type="float" office:value="253300" calcext:value-type="float">
            <text:p>253300</text:p>
          </table:table-cell>
          <table:table-cell office:value-type="float" office:value="237512" calcext:value-type="float">
            <text:p>237512</text:p>
          </table:table-cell>
          <table:table-cell office:value-type="float" office:value="180900" calcext:value-type="float">
            <text:p>180900</text:p>
          </table:table-cell>
          <table:table-cell table:formula="of:=SUM([.F68:.F70])" office:value-type="float" office:value="188021" calcext:value-type="float">
            <text:p>188021</text:p>
          </table:table-cell>
          <table:table-cell office:value-type="float" office:value="138857" calcext:value-type="float">
            <text:p>138857</text:p>
          </table:table-cell>
          <table:table-cell office:value-type="float" office:value="169614" calcext:value-type="float">
            <text:p>169614</text:p>
          </table:table-cell>
          <table:table-cell office:value-type="float" office:value="165867" calcext:value-type="float">
            <text:p>165867</text:p>
          </table:table-cell>
          <table:table-cell office:value-type="float" office:value="215101" calcext:value-type="float">
            <text:p>215101</text:p>
          </table:table-cell>
          <table:table-cell office:value-type="float" office:value="147750" calcext:value-type="float">
            <text:p>147750</text:p>
          </table:table-cell>
          <table:table-cell table:number-columns-repeated="2"/>
          <table:table-cell office:value-type="float" office:value="364489" calcext:value-type="float">
            <text:p>364489</text:p>
          </table:table-cell>
          <table:table-cell office:value-type="float" office:value="361031" calcext:value-type="float">
            <text:p>361031</text:p>
          </table:table-cell>
          <table:table-cell office:value-type="float" office:value="308342" calcext:value-type="float">
            <text:p>308342</text:p>
          </table:table-cell>
          <table:table-cell office:value-type="float" office:value="297603" calcext:value-type="float">
            <text:p>297603</text:p>
          </table:table-cell>
          <table:table-cell office:value-type="float" office:value="311675" calcext:value-type="float">
            <text:p>311675</text:p>
          </table:table-cell>
          <table:table-cell office:value-type="float" office:value="267990" calcext:value-type="float">
            <text:p>267990</text:p>
          </table:table-cell>
          <table:table-cell office:value-type="float" office:value="291336" calcext:value-type="float">
            <text:p>291336</text:p>
          </table:table-cell>
          <table:table-cell office:value-type="float" office:value="403353" calcext:value-type="float">
            <text:p>403353</text:p>
          </table:table-cell>
          <table:table-cell office:value-type="float" office:value="327164" calcext:value-type="float">
            <text:p>327164</text:p>
          </table:table-cell>
        </table:table-row>
        <table:table-row table:style-name="ro1" table:number-rows-repeated="1048504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ESTREPEATS_1_EXTRA" table:style-name="ta1">
        <table:shapes>
          <draw:frame draw:z-index="0" draw:style-name="gr1" draw:text-style-name="P1" svg:width="453.49pt" svg:height="255.09pt" svg:x="206.62pt" svg:y="195.62pt">
            <draw:object draw:notify-on-update-of-ranges="TESTREPEATS_1_EXTRA.C8:TESTREPEATS_1_EXTRA.U8 TESTREPEATS_1_EXTRA.C8:TESTREPEATS_1_EXTRA.U8 TESTREPEATS_1_EXTRA.B10:TESTREPEATS_1_EXTRA.B10 TESTREPEATS_1_EXTRA.C10:TESTREPEATS_1_EXTRA.U10 TESTREPEATS_1_EXTRA.C8:TESTREPEATS_1_EXTRA.U8 TESTREPEATS_1_EXTRA.B6:TESTREPEATS_1_EXTRA.B6 TESTREPEATS_1_EXTRA.C6:TESTREPEATS_1_EXTRA.U6 TESTREPEATS_1_EXTRA.C2:TESTREPEATS_1_EXTRA.C3 TESTREPEATS_1_EXTRA.B2:TESTREPEATS_1_EXTRA.B2 TESTREPEATS_1_EXTRA.D2:TESTREPEATS_1_EXTRA.D3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19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17"/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5]/([.C70]/1000)" office:value-type="float" office:value="0.683773670914927" calcext:value-type="float">
            <text:p>0.684</text:p>
          </table:table-cell>
          <table:table-cell table:style-name="ce2" table:formula="of:=[.$C$5]/([.D70]/1000)" office:value-type="float" office:value="0.688876557148051" calcext:value-type="float">
            <text:p>0.689</text:p>
          </table:table-cell>
          <table:table-cell table:style-name="ce2" table:formula="of:=[.$C$5]/([.E70]/1000)" office:value-type="float" office:value="0.887333316901235" calcext:value-type="float">
            <text:p>0.887</text:p>
          </table:table-cell>
          <table:table-cell table:style-name="ce2" table:formula="of:=[.$C$5]/([.F70]/1000)" office:value-type="float" office:value="0.756461441479302" calcext:value-type="float">
            <text:p>0.756</text:p>
          </table:table-cell>
          <table:table-cell table:style-name="ce2" table:formula="of:=[.$C$5]/([.G70]/1000)" office:value-type="float" office:value="0.739447468419431" calcext:value-type="float">
            <text:p>0.739</text:p>
          </table:table-cell>
          <table:table-cell table:style-name="ce2" table:formula="of:=[.$C$5]/([.H70]/1000)" office:value-type="float" office:value="0.711349984192223" calcext:value-type="float">
            <text:p>0.711</text:p>
          </table:table-cell>
          <table:table-cell table:style-name="ce2" table:formula="of:=[.$C$5]/([.I70]/1000)" office:value-type="float" office:value="0.695867321297406" calcext:value-type="float">
            <text:p>0.696</text:p>
          </table:table-cell>
          <table:table-cell table:style-name="ce2" table:formula="of:=[.$C$5]/([.J70]/1000)" office:value-type="float" office:value="0.672482394037323" calcext:value-type="float">
            <text:p>0.672</text:p>
          </table:table-cell>
          <table:table-cell table:style-name="ce2" table:formula="of:=[.$C$5]/([.K70]/1000)" office:value-type="float" office:value="0.676971680018053" calcext:value-type="float">
            <text:p>0.677</text:p>
          </table:table-cell>
          <table:table-cell table:style-name="ce2" table:formula="of:=[.$C$5]/([.L70]/1000)" office:value-type="float" office:value="1.18965004461188" calcext:value-type="float">
            <text:p>1.190</text:p>
          </table:table-cell>
          <table:table-cell table:style-name="ce2" table:formula="of:=[.$C$5]/([.M70]/1000)" office:value-type="float" office:value="1.1512631915574" calcext:value-type="float">
            <text:p>1.151</text:p>
          </table:table-cell>
          <table:table-cell table:style-name="ce2" table:formula="of:=[.$C$5]/([.N70]/1000)" office:value-type="float" office:value="1.11300046375019" calcext:value-type="float">
            <text:p>1.113</text:p>
          </table:table-cell>
          <table:table-cell table:style-name="ce2" table:formula="of:=[.$C$5]/([.O70]/1000)" office:value-type="float" office:value="1.10984369701267" calcext:value-type="float">
            <text:p>1.110</text:p>
          </table:table-cell>
          <table:table-cell table:style-name="ce2" table:formula="of:=[.$C$5]/([.P70]/1000)" office:value-type="float" office:value="1.10361741263029" calcext:value-type="float">
            <text:p>1.104</text:p>
          </table:table-cell>
          <table:table-cell table:style-name="ce2" table:formula="of:=[.$C$5]/([.Q70]/1000)" office:value-type="float" office:value="1.07923374404173" calcext:value-type="float">
            <text:p>1.079</text:p>
          </table:table-cell>
          <table:table-cell table:style-name="ce2" table:formula="of:=[.$C$5]/([.R70]/1000)" office:value-type="float" office:value="0.930521091811414" calcext:value-type="float">
            <text:p>0.931</text:p>
          </table:table-cell>
          <table:table-cell table:style-name="ce2" table:formula="of:=[.$C$5]/([.S70]/1000)" office:value-type="float" office:value="0.960922485586163" calcext:value-type="float">
            <text:p>0.961</text:p>
          </table:table-cell>
          <table:table-cell table:style-name="ce2" table:formula="of:=[.$C$5]/([.T70]/1000)" office:value-type="float" office:value="0.728184797119625" calcext:value-type="float">
            <text:p>0.728</text:p>
          </table:table-cell>
          <table:table-cell table:style-name="ce2" table:formula="of:=[.$C$5]/([.U70]/1000)" office:value-type="float" office:value="1.05346326046879" calcext:value-type="float">
            <text:p>1.05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collapse">
          <table:table-cell/>
          <table:table-cell office:value-type="string" calcext:value-type="string">
            <text:p>micro FScore</text:p>
          </table:table-cell>
          <table:table-cell office:value-type="float" office:value="0.282697" calcext:value-type="float">
            <text:p>0.282697</text:p>
          </table:table-cell>
          <table:table-cell office:value-type="float" office:value="0.378352" calcext:value-type="float">
            <text:p>0.378352</text:p>
          </table:table-cell>
          <table:table-cell office:value-type="float" office:value="0.479167" calcext:value-type="float">
            <text:p>0.479167</text:p>
          </table:table-cell>
          <table:table-cell office:value-type="float" office:value="0.421296" calcext:value-type="float">
            <text:p>0.421296</text:p>
          </table:table-cell>
          <table:table-cell office:value-type="float" office:value="0.473318" calcext:value-type="float">
            <text:p>0.473318</text:p>
          </table:table-cell>
          <table:table-cell office:value-type="float" office:value="0.430556" calcext:value-type="float">
            <text:p>0.430556</text:p>
          </table:table-cell>
          <table:table-cell office:value-type="float" office:value="0.445476" calcext:value-type="float">
            <text:p>0.445476</text:p>
          </table:table-cell>
          <table:table-cell office:value-type="float" office:value="0.454756" calcext:value-type="float">
            <text:p>0.454756</text:p>
          </table:table-cell>
          <table:table-cell office:value-type="float" office:value="0.464037" calcext:value-type="float">
            <text:p>0.464037</text:p>
          </table:table-cell>
          <table:table-cell office:value-type="float" office:value="0.5" calcext:value-type="float">
            <text:p>0.5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76744" calcext:value-type="float">
            <text:p>0.576744</text:p>
          </table:table-cell>
          <table:table-cell office:value-type="float" office:value="0.425926" calcext:value-type="float">
            <text:p>0.425926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518519" calcext:value-type="float">
            <text:p>0.518519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472222" calcext:value-type="float">
            <text:p>0.472222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284361" calcext:value-type="float">
            <text:p>0.284361</text:p>
          </table:table-cell>
          <table:table-cell office:value-type="float" office:value="0.377861" calcext:value-type="float">
            <text:p>0.377861</text:p>
          </table:table-cell>
          <table:table-cell office:value-type="float" office:value="0.495872" calcext:value-type="float">
            <text:p>0.495872</text:p>
          </table:table-cell>
          <table:table-cell office:value-type="float" office:value="0.423341" calcext:value-type="float">
            <text:p>0.423341</text:p>
          </table:table-cell>
          <table:table-cell office:value-type="float" office:value="0.496879" calcext:value-type="float">
            <text:p>0.496879</text:p>
          </table:table-cell>
          <table:table-cell office:value-type="float" office:value="0.451425" calcext:value-type="float">
            <text:p>0.451425</text:p>
          </table:table-cell>
          <table:table-cell office:value-type="float" office:value="0.453948" calcext:value-type="float">
            <text:p>0.453948</text:p>
          </table:table-cell>
          <table:table-cell office:value-type="float" office:value="0.472617" calcext:value-type="float">
            <text:p>0.472617</text:p>
          </table:table-cell>
          <table:table-cell office:value-type="float" office:value="0.490454" calcext:value-type="float">
            <text:p>0.490454</text:p>
          </table:table-cell>
          <table:table-cell office:value-type="float" office:value="0.514738" calcext:value-type="float">
            <text:p>0.514738</text:p>
          </table:table-cell>
          <table:table-cell office:value-type="float" office:value="0.399735" calcext:value-type="float">
            <text:p>0.399735</text:p>
          </table:table-cell>
          <table:table-cell office:value-type="float" office:value="0.435103" calcext:value-type="float">
            <text:p>0.435103</text:p>
          </table:table-cell>
          <table:table-cell office:value-type="float" office:value="0.590463" calcext:value-type="float">
            <text:p>0.590463</text:p>
          </table:table-cell>
          <table:table-cell office:value-type="float" office:value="0.428322" calcext:value-type="float">
            <text:p>0.428322</text:p>
          </table:table-cell>
          <table:table-cell office:value-type="float" office:value="0.541891" calcext:value-type="float">
            <text:p>0.541891</text:p>
          </table:table-cell>
          <table:table-cell office:value-type="float" office:value="0.528015" calcext:value-type="float">
            <text:p>0.528015</text:p>
          </table:table-cell>
          <table:table-cell office:value-type="float" office:value="0.478573" calcext:value-type="float">
            <text:p>0.478573</text:p>
          </table:table-cell>
          <table:table-cell office:value-type="float" office:value="0.458375" calcext:value-type="float">
            <text:p>0.458375</text:p>
          </table:table-cell>
          <table:table-cell office:value-type="float" office:value="0.507443" calcext:value-type="float">
            <text:p>0.507443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70" calcext:value-type="float">
            <text:p>270</text:p>
          </table:table-cell>
          <table:table-cell office:value-type="float" office:value="84" calcext:value-type="float">
            <text:p>84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063" calcext:value-type="float">
            <text:p>1063</text:p>
          </table:table-cell>
          <table:table-cell office:value-type="float" office:value="217" calcext:value-type="float">
            <text:p>217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514" calcext:value-type="float">
            <text:p>2514</text:p>
          </table:table-cell>
          <table:table-cell office:value-type="float" office:value="622" calcext:value-type="float">
            <text:p>622</text:p>
          </table:table-cell>
          <table:table-cell office:value-type="float" office:value="186" calcext:value-type="float">
            <text:p>186</text:p>
          </table:table-cell>
          <table:table-cell office:value-type="float" office:value="143" calcext:value-type="float">
            <text:p>143</text:p>
          </table:table-cell>
          <table:table-cell office:value-type="float" office:value="126" calcext:value-type="float">
            <text:p>126</text:p>
          </table:table-cell>
          <table:table-cell office:value-type="float" office:value="136" calcext:value-type="float">
            <text:p>136</text:p>
          </table:table-cell>
          <table:table-cell office:value-type="float" office:value="152" calcext:value-type="float">
            <text:p>152</text:p>
          </table:table-cell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50" calcext:value-type="float">
            <text:p>450</text:p>
          </table:table-cell>
          <table:table-cell office:value-type="float" office:value="84" calcext:value-type="float">
            <text:p>84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53" calcext:value-type="float">
            <text:p>253</text:p>
          </table:table-cell>
          <table:table-cell office:value-type="float" office:value="88" calcext:value-type="float">
            <text:p>8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92" calcext:value-type="float">
            <text:p>592</text:p>
          </table:table-cell>
          <table:table-cell office:value-type="float" office:value="93" calcext:value-type="float">
            <text:p>93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985" calcext:value-type="float">
            <text:p>2985</text:p>
          </table:table-cell>
          <table:table-cell office:value-type="float" office:value="745" calcext:value-type="float">
            <text:p>745</text:p>
          </table:table-cell>
          <table:table-cell office:value-type="float" office:value="203" calcext:value-type="float">
            <text:p>203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46" calcext:value-type="float">
            <text:p>146</text:p>
          </table:table-cell>
          <table:table-cell office:value-type="float" office:value="149" calcext:value-type="float">
            <text:p>149</text:p>
          </table:table-cell>
          <table:table-cell office:value-type="float" office:value="163" calcext:value-type="float">
            <text:p>163</text:p>
          </table:table-cell>
          <table:table-cell office:value-type="float" office:value="158" calcext:value-type="float">
            <text:p>158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67" calcext:value-type="float">
            <text:p>467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72" calcext:value-type="float">
            <text:p>17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459" calcext:value-type="float">
            <text:p>459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137" calcext:value-type="float">
            <text:p>3137</text:p>
          </table:table-cell>
          <table:table-cell office:value-type="float" office:value="725" calcext:value-type="float">
            <text:p>725</text:p>
          </table:table-cell>
          <table:table-cell office:value-type="float" office:value="230" calcext:value-type="float">
            <text:p>230</text:p>
          </table:table-cell>
          <table:table-cell office:value-type="float" office:value="162" calcext:value-type="float">
            <text:p>162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58" calcext:value-type="float">
            <text:p>158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48" calcext:value-type="float">
            <text:p>548</text:p>
          </table:table-cell>
          <table:table-cell office:value-type="float" office:value="121" calcext:value-type="float">
            <text:p>12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32" calcext:value-type="float">
            <text:p>132</text:p>
          </table:table-cell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27" calcext:value-type="float">
            <text:p>227</text:p>
          </table:table-cell>
          <table:table-cell office:value-type="float" office:value="61" calcext:value-type="float">
            <text:p>6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353" calcext:value-type="float">
            <text:p>3353</text:p>
          </table:table-cell>
          <table:table-cell office:value-type="float" office:value="778" calcext:value-type="float">
            <text:p>778</text:p>
          </table:table-cell>
          <table:table-cell office:value-type="float" office:value="221" calcext:value-type="float">
            <text:p>221</text:p>
          </table:table-cell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  <table:table-cell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 office:value-type="float" office:value="165" calcext:value-type="float">
            <text:p>165</text:p>
          </table:table-cell>
          <table:table-cell office:value-type="float" office:value="171" calcext:value-type="float">
            <text:p>171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83" calcext:value-type="float">
            <text:p>83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88" calcext:value-type="float">
            <text:p>588</text:p>
          </table:table-cell>
          <table:table-cell office:value-type="float" office:value="116" calcext:value-type="float">
            <text:p>11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45" calcext:value-type="float">
            <text:p>345</text:p>
          </table:table-cell>
          <table:table-cell office:value-type="float" office:value="94" calcext:value-type="float">
            <text:p>9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41" calcext:value-type="float">
            <text:p>541</text:p>
          </table:table-cell>
          <table:table-cell office:value-type="float" office:value="83" calcext:value-type="float">
            <text:p>8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037" calcext:value-type="float">
            <text:p>3037</text:p>
          </table:table-cell>
          <table:table-cell office:value-type="float" office:value="755" calcext:value-type="float">
            <text:p>755</text:p>
          </table:table-cell>
          <table:table-cell office:value-type="float" office:value="228" calcext:value-type="float">
            <text:p>228</text:p>
          </table:table-cell>
          <table:table-cell office:value-type="float" office:value="174" calcext:value-type="float">
            <text:p>174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76" calcext:value-type="float">
            <text:p>176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75" calcext:value-type="float">
            <text:p>375</text:p>
          </table:table-cell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97" calcext:value-type="float">
            <text:p>197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380" calcext:value-type="float">
            <text:p>3380</text:p>
          </table:table-cell>
          <table:table-cell office:value-type="float" office:value="780" calcext:value-type="float">
            <text:p>780</text:p>
          </table:table-cell>
          <table:table-cell office:value-type="float" office:value="222" calcext:value-type="float">
            <text:p>222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674" calcext:value-type="float">
            <text:p>674</text:p>
          </table:table-cell>
          <table:table-cell office:value-type="float" office:value="152" calcext:value-type="float">
            <text:p>15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02551" calcext:value-type="float">
            <text:p>0.202551</text:p>
          </table:table-cell>
          <table:table-cell office:value-type="float" office:value="0.27907" calcext:value-type="float">
            <text:p>0.27907</text:p>
          </table:table-cell>
          <table:table-cell office:value-type="float" office:value="0.386364" calcext:value-type="float">
            <text:p>0.386364</text:p>
          </table:table-cell>
          <table:table-cell office:value-type="float" office:value="0.301887" calcext:value-type="float">
            <text:p>0.301887</text:p>
          </table:table-cell>
          <table:table-cell office:value-type="float" office:value="0.302632" calcext:value-type="float">
            <text:p>0.302632</text:p>
          </table:table-cell>
          <table:table-cell office:value-type="float" office:value="0.362319" calcext:value-type="float">
            <text:p>0.362319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253731" calcext:value-type="float">
            <text:p>0.253731</text:p>
          </table:table-cell>
          <table:table-cell office:value-type="float" office:value="0.328947" calcext:value-type="float">
            <text:p>0.328947</text:p>
          </table:table-cell>
          <table:table-cell office:value-type="float" office:value="0.458333" calcext:value-type="float">
            <text:p>0.458333</text:p>
          </table:table-cell>
          <table:table-cell office:value-type="float" office:value="0.266667" calcext:value-type="float">
            <text:p>0.266667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423077" calcext:value-type="float">
            <text:p>0.423077</text:p>
          </table:table-cell>
          <table:table-cell office:value-type="float" office:value="0.4" calcext:value-type="float">
            <text:p>0.4</text:p>
          </table:table-cell>
          <table:table-cell office:value-type="float" office:value="0.481481" calcext:value-type="float">
            <text:p>0.481481</text:p>
          </table:table-cell>
          <table:table-cell office:value-type="float" office:value="0.322581" calcext:value-type="float">
            <text:p>0.322581</text:p>
          </table:table-cell>
          <table:table-cell office:value-type="float" office:value="0.296296" calcext:value-type="float">
            <text:p>0.296296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384615" calcext:value-type="float">
            <text:p>0.38461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299408" calcext:value-type="float">
            <text:p>0.299408</text:p>
          </table:table-cell>
          <table:table-cell office:value-type="float" office:value="0.486188" calcext:value-type="float">
            <text:p>0.486188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4" calcext:value-type="float">
            <text:p>0.4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346154" calcext:value-type="float">
            <text:p>0.346154</text:p>
          </table:table-cell>
          <table:table-cell office:value-type="float" office:value="0.423077" calcext:value-type="float">
            <text:p>0.423077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475" calcext:value-type="float">
            <text:p>0.475</text:p>
          </table:table-cell>
          <table:table-cell office:value-type="float" office:value="0.521739" calcext:value-type="float">
            <text:p>0.521739</text:p>
          </table:table-cell>
          <table:table-cell office:value-type="float" office:value="0.55" calcext:value-type="float">
            <text:p>0.55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590909" calcext:value-type="float">
            <text:p>0.590909</text:p>
          </table:table-cell>
          <table:table-cell office:value-type="float" office:value="0.5" calcext:value-type="float">
            <text:p>0.5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72583" calcext:value-type="float">
            <text:p>0.272583</text:p>
          </table:table-cell>
          <table:table-cell office:value-type="float" office:value="0.29375" calcext:value-type="float">
            <text:p>0.29375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68" calcext:value-type="float">
            <text:p>0.68</text:p>
          </table:table-cell>
          <table:table-cell office:value-type="float" office:value="0.5" calcext:value-type="float">
            <text:p>0.5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464286" calcext:value-type="float">
            <text:p>0.464286</text:p>
          </table:table-cell>
          <table:table-cell office:value-type="float" office:value="0.59375" calcext:value-type="float">
            <text:p>0.59375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4" calcext:value-type="float">
            <text:p>0.4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5" calcext:value-type="float">
            <text:p>0.5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307692" calcext:value-type="float">
            <text:p>0.307692</text:p>
          </table:table-cell>
          <table:table-cell office:value-type="string" calcext:value-type="string">
            <text:p>-nan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67688" calcext:value-type="float">
            <text:p>0.367688</text:p>
          </table:table-cell>
          <table:table-cell office:value-type="float" office:value="0.460177" calcext:value-type="float">
            <text:p>0.460177</text:p>
          </table:table-cell>
          <table:table-cell office:value-type="float" office:value="0.512821" calcext:value-type="float">
            <text:p>0.512821</text:p>
          </table:table-cell>
          <table:table-cell office:value-type="float" office:value="0.392857" calcext:value-type="float">
            <text:p>0.392857</text:p>
          </table:table-cell>
          <table:table-cell office:value-type="float" office:value="0.424242" calcext:value-type="float">
            <text:p>0.424242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575758" calcext:value-type="float">
            <text:p>0.575758</text:p>
          </table:table-cell>
          <table:table-cell office:value-type="float" office:value="0.608696" calcext:value-type="float">
            <text:p>0.608696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0.5" calcext:value-type="float">
            <text:p>0.5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315789" calcext:value-type="float">
            <text:p>0.315789</text:p>
          </table:table-cell>
          <table:table-cell office:value-type="float" office:value="0.44" calcext:value-type="float">
            <text:p>0.44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5" calcext:value-type="float">
            <text:p>0.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571429" calcext:value-type="float">
            <text:p>0.571429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389391" calcext:value-type="float">
            <text:p>0.389391</text:p>
          </table:table-cell>
          <table:table-cell office:value-type="float" office:value="0.531073" calcext:value-type="float">
            <text:p>0.531073</text:p>
          </table:table-cell>
          <table:table-cell office:value-type="float" office:value="0.675676" calcext:value-type="float">
            <text:p>0.675676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653846" calcext:value-type="float">
            <text:p>0.653846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655172" calcext:value-type="float">
            <text:p>0.655172</text:p>
          </table:table-cell>
          <table:table-cell office:value-type="float" office:value="0.842105" calcext:value-type="float">
            <text:p>0.84210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7" calcext:value-type="float">
            <text:p>0.7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216216" calcext:value-type="float">
            <text:p>0.216216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15" calcext:value-type="float">
            <text:p>0.15</text:p>
          </table:table-cell>
          <table:table-cell office:value-type="float" office:value="0.473684" calcext:value-type="float">
            <text:p>0.473684</text:p>
          </table:table-cell>
          <table:table-cell office:value-type="float" office:value="0.259259" calcext:value-type="float">
            <text:p>0.259259</text:p>
          </table:table-cell>
          <table:table-cell office:value-type="float" office:value="0.322581" calcext:value-type="float">
            <text:p>0.322581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28" calcext:value-type="float">
            <text:p>0.28</text:p>
          </table:table-cell>
          <table:table-cell office:value-type="float" office:value="0.3" calcext:value-type="float">
            <text:p>0.3</text:p>
          </table:table-cell>
          <table:table-cell office:value-type="float" office:value="0.142857" calcext:value-type="float">
            <text:p>0.142857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.6" calcext:value-type="float">
            <text:p>0.6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.454545" calcext:value-type="float">
            <text:p>0.454545</text:p>
          </table:table-cell>
          <table:table-cell office:value-type="float" office:value="0" calcext:value-type="float">
            <text:p>0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375" calcext:value-type="float">
            <text:p>0.375</text:p>
          </table:table-cell>
          <table:table-cell office:value-type="float" office:value="0.5" calcext:value-type="float">
            <text:p>0.5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555556" calcext:value-type="float">
            <text:p>0.555556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51389" calcext:value-type="float">
            <text:p>0.351389</text:p>
          </table:table-cell>
          <table:table-cell office:value-type="float" office:value="0.52381" calcext:value-type="float">
            <text:p>0.52381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" calcext:value-type="float">
            <text:p>0.5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11111" calcext:value-type="float">
            <text:p>0.611111</text:p>
          </table:table-cell>
          <table:table-cell table:number-columns-repeated="2" office:value-type="float" office:value="0.555556" calcext:value-type="float">
            <text:p>0.555556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38889" calcext:value-type="float">
            <text:p>0.238889</text:p>
          </table:table-cell>
          <table:table-cell office:value-type="float" office:value="0.279762" calcext:value-type="float">
            <text:p>0.279762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183333" calcext:value-type="float">
            <text:p>0.183333</text:p>
          </table:table-cell>
          <table:table-cell office:value-type="float" office:value="0.309524" calcext:value-type="float">
            <text:p>0.309524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79167" calcext:value-type="float">
            <text:p>0.479167</text:p>
          </table:table-cell>
          <table:table-cell office:value-type="float" office:value="0.559524" calcext:value-type="float">
            <text:p>0.559524</text:p>
          </table:table-cell>
          <table:table-cell office:value-type="float" office:value="0.520833" calcext:value-type="float">
            <text:p>0.520833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" calcext:value-type="float">
            <text:p>0.5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5" calcext:value-type="float">
            <text:p>0.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638889" calcext:value-type="float">
            <text:p>0.0638889</text:p>
          </table:table-cell>
          <table:table-cell office:value-type="float" office:value="0.0952381" calcext:value-type="float">
            <text:p>0.095238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.25" calcext:value-type="float">
            <text:p>0.25</text:p>
          </table:table-cell>
          <table:table-cell office:value-type="float" office:value="0.194444" calcext:value-type="float">
            <text:p>0.194444</text:p>
          </table:table-cell>
          <table:table-cell table:number-columns-repeated="2" office:value-type="float" office:value="0.277778" calcext:value-type="float">
            <text:p>0.277778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0555556" calcext:value-type="float">
            <text:p>0.0555556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5" calcext:value-type="float">
            <text:p>0.5</text:p>
          </table:table-cell>
          <table:table-cell office:value-type="float" office:value="0.166667" calcext:value-type="float">
            <text:p>0.166667</text:p>
          </table:table-cell>
          <table:table-cell table:number-columns-repeated="2" office:value-type="float" office:value="0.277778" calcext:value-type="float">
            <text:p>0.277778</text:p>
          </table:table-cell>
          <table:table-cell office:value-type="float" office:value="0" calcext:value-type="float">
            <text:p>0</text:p>
          </table:table-cell>
          <table:table-cell office:value-type="float" office:value="0.0833333" calcext:value-type="float">
            <text:p>0.0833333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6303" calcext:value-type="float">
            <text:p>0.26303</text:p>
          </table:table-cell>
          <table:table-cell office:value-type="float" office:value="0.358209" calcext:value-type="float">
            <text:p>0.358209</text:p>
          </table:table-cell>
          <table:table-cell office:value-type="float" office:value="0.5" calcext:value-type="float">
            <text:p>0.5</text:p>
          </table:table-cell>
          <table:table-cell office:value-type="float" office:value="0.359551" calcext:value-type="float">
            <text:p>0.359551</text:p>
          </table:table-cell>
          <table:table-cell office:value-type="float" office:value="0.410714" calcext:value-type="float">
            <text:p>0.410714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330097" calcext:value-type="float">
            <text:p>0.330097</text:p>
          </table:table-cell>
          <table:table-cell office:value-type="float" office:value="0.446429" calcext:value-type="float">
            <text:p>0.446429</text:p>
          </table:table-cell>
          <table:table-cell office:value-type="float" office:value="0.52381" calcext:value-type="float">
            <text:p>0.52381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81481" calcext:value-type="float">
            <text:p>0.481481</text:p>
          </table:table-cell>
          <table:table-cell office:value-type="float" office:value="0.5" calcext:value-type="float">
            <text:p>0.5</text:p>
          </table:table-cell>
          <table:table-cell office:value-type="float" office:value="0.465116" calcext:value-type="float">
            <text:p>0.465116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408163" calcext:value-type="float">
            <text:p>0.408163</text:p>
          </table:table-cell>
          <table:table-cell office:value-type="float" office:value="0.410256" calcext:value-type="float">
            <text:p>0.410256</text:p>
          </table:table-cell>
          <table:table-cell office:value-type="float" office:value="0.551724" calcext:value-type="float">
            <text:p>0.551724</text:p>
          </table:table-cell>
          <table:table-cell office:value-type="float" office:value="0.526316" calcext:value-type="float">
            <text:p>0.526316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23323" calcext:value-type="float">
            <text:p>0.323323</text:p>
          </table:table-cell>
          <table:table-cell office:value-type="float" office:value="0.504298" calcext:value-type="float">
            <text:p>0.504298</text:p>
          </table:table-cell>
          <table:table-cell office:value-type="float" office:value="0.482143" calcext:value-type="float">
            <text:p>0.482143</text:p>
          </table:table-cell>
          <table:table-cell office:value-type="float" office:value="0.465116" calcext:value-type="float">
            <text:p>0.465116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409091" calcext:value-type="float">
            <text:p>0.409091</text:p>
          </table:table-cell>
          <table:table-cell office:value-type="float" office:value="0.5" calcext:value-type="float">
            <text:p>0.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" calcext:value-type="float">
            <text:p>0.5</text:p>
          </table:table-cell>
          <table:table-cell office:value-type="float" office:value="0.585366" calcext:value-type="float">
            <text:p>0.585366</text:p>
          </table:table-cell>
          <table:table-cell office:value-type="float" office:value="0.578947" calcext:value-type="float">
            <text:p>0.578947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625" calcext:value-type="float">
            <text:p>0.625</text:p>
          </table:table-cell>
          <table:table-cell office:value-type="float" office:value="0.65" calcext:value-type="float">
            <text:p>0.65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682927" calcext:value-type="float">
            <text:p>0.682927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54626" calcext:value-type="float">
            <text:p>0.254626</text:p>
          </table:table-cell>
          <table:table-cell office:value-type="float" office:value="0.286585" calcext:value-type="float">
            <text:p>0.286585</text:p>
          </table:table-cell>
          <table:table-cell office:value-type="float" office:value="0.432432" calcext:value-type="float">
            <text:p>0.432432</text:p>
          </table:table-cell>
          <table:table-cell office:value-type="float" office:value="0.56" calcext:value-type="float">
            <text:p>0.56</text:p>
          </table:table-cell>
          <table:table-cell office:value-type="float" office:value="0.557377" calcext:value-type="float">
            <text:p>0.557377</text:p>
          </table:table-cell>
          <table:table-cell office:value-type="float" office:value="0.37931" calcext:value-type="float">
            <text:p>0.37931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40625" calcext:value-type="float">
            <text:p>0.40625</text:p>
          </table:table-cell>
          <table:table-cell office:value-type="float" office:value="0.558824" calcext:value-type="float">
            <text:p>0.558824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275862" calcext:value-type="float">
            <text:p>0.275862</text:p>
          </table:table-cell>
          <table:table-cell office:value-type="float" office:value="0.526316" calcext:value-type="float">
            <text:p>0.526316</text:p>
          </table:table-cell>
          <table:table-cell office:value-type="float" office:value="0.32" calcext:value-type="float">
            <text:p>0.32</text:p>
          </table:table-cell>
          <table:table-cell table:style-name="ce4" office:value-type="string" calcext:value-type="string">
            <text:p>2.31764e-310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44671" calcext:value-type="float">
            <text:p>0.244671</text:p>
          </table:table-cell>
          <table:table-cell office:value-type="float" office:value="0.370107" calcext:value-type="float">
            <text:p>0.370107</text:p>
          </table:table-cell>
          <table:table-cell office:value-type="float" office:value="0.45977" calcext:value-type="float">
            <text:p>0.45977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405797" calcext:value-type="float">
            <text:p>0.405797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5" calcext:value-type="float">
            <text:p>0.5</text:p>
          </table:table-cell>
          <table:table-cell office:value-type="float" office:value="0.550725" calcext:value-type="float">
            <text:p>0.550725</text:p>
          </table:table-cell>
          <table:table-cell office:value-type="float" office:value="0.474576" calcext:value-type="float">
            <text:p>0.474576</text:p>
          </table:table-cell>
          <table:table-cell office:value-type="float" office:value="0.702703" calcext:value-type="float">
            <text:p>0.702703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12821" calcext:value-type="float">
            <text:p>0.512821</text:p>
          </table:table-cell>
          <table:table-cell office:value-type="float" office:value="0.324324" calcext:value-type="float">
            <text:p>0.324324</text:p>
          </table:table-cell>
          <table:table-cell office:value-type="float" office:value="0.511628" calcext:value-type="float">
            <text:p>0.511628</text:p>
          </table:table-cell>
          <table:table-cell office:value-type="float" office:value="0.648649" calcext:value-type="float">
            <text:p>0.648649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15385" calcext:value-type="float">
            <text:p>0.615385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29639" calcext:value-type="float">
            <text:p>0.429639</text:p>
          </table:table-cell>
          <table:table-cell office:value-type="float" office:value="0.544928" calcext:value-type="float">
            <text:p>0.544928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645161" calcext:value-type="float">
            <text:p>0.645161</text:p>
          </table:table-cell>
          <table:table-cell office:value-type="float" office:value="0.548387" calcext:value-type="float">
            <text:p>0.54838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80645" calcext:value-type="float">
            <text:p>0.580645</text:p>
          </table:table-cell>
          <table:table-cell office:value-type="float" office:value="0.584615" calcext:value-type="float">
            <text:p>0.584615</text:p>
          </table:table-cell>
          <table:table-cell office:value-type="float" office:value="0.581818" calcext:value-type="float">
            <text:p>0.581818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848485" calcext:value-type="float">
            <text:p>0.848485</text:p>
          </table:table-cell>
          <table:table-cell office:value-type="float" office:value="0.6" calcext:value-type="float">
            <text:p>0.6</text:p>
          </table:table-cell>
          <table:table-cell office:value-type="float" office:value="0.689655" calcext:value-type="float">
            <text:p>0.689655</text:p>
          </table:table-cell>
          <table:table-cell office:value-type="float" office:value="0.709677" calcext:value-type="float">
            <text:p>0.709677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955348" calcext:value-type="float">
            <text:p>0.0955348</text:p>
          </table:table-cell>
          <table:table-cell office:value-type="float" office:value="0.132231" calcext:value-type="float">
            <text:p>0.132231</text:p>
          </table:table-cell>
          <table:table-cell office:value-type="float" office:value="0.390244" calcext:value-type="float">
            <text:p>0.390244</text:p>
          </table:table-cell>
          <table:table-cell office:value-type="float" office:value="0.107143" calcext:value-type="float">
            <text:p>0.107143</text:p>
          </table:table-cell>
          <table:table-cell office:value-type="float" office:value="0.327273" calcext:value-type="float">
            <text:p>0.327273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298507" calcext:value-type="float">
            <text:p>0.298507</text:p>
          </table:table-cell>
          <table:table-cell office:value-type="float" office:value="0.344828" calcext:value-type="float">
            <text:p>0.344828</text:p>
          </table:table-cell>
          <table:table-cell office:value-type="float" office:value="0.229508" calcext:value-type="float">
            <text:p>0.229508</text:p>
          </table:table-cell>
          <table:table-cell office:value-type="float" office:value="0.214286" calcext:value-type="float">
            <text:p>0.214286</text:p>
          </table:table-cell>
          <table:table-cell office:value-type="float" office:value="0.08" calcext:value-type="float">
            <text:p>0.08</text:p>
          </table:table-cell>
          <table:table-cell office:value-type="float" office:value="0.16" calcext:value-type="float">
            <text:p>0.16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.344828" calcext:value-type="float">
            <text:p>0.344828</text:p>
          </table:table-cell>
          <table:table-cell office:value-type="float" office:value="0" calcext:value-type="float">
            <text:p>0</text:p>
          </table:table-cell>
          <table:table-cell office:value-type="float" office:value="0.111111" calcext:value-type="float">
            <text:p>0.11111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table:style-name="ce3" office:value-type="float" office:value="102763" calcext:value-type="float">
            <text:p>102763</text:p>
          </table:table-cell>
          <table:table-cell office:value-type="float" office:value="91847" calcext:value-type="float">
            <text:p>91847</text:p>
          </table:table-cell>
          <table:table-cell office:value-type="float" office:value="71666" calcext:value-type="float">
            <text:p>71666</text:p>
          </table:table-cell>
          <table:table-cell office:value-type="float" office:value="71667" calcext:value-type="float">
            <text:p>71667</text:p>
          </table:table-cell>
          <table:table-cell office:value-type="float" office:value="85053" calcext:value-type="float">
            <text:p>85053</text:p>
          </table:table-cell>
          <table:table-cell office:value-type="float" office:value="85904" calcext:value-type="float">
            <text:p>85904</text:p>
          </table:table-cell>
          <table:table-cell office:value-type="float" office:value="91238" calcext:value-type="float">
            <text:p>91238</text:p>
          </table:table-cell>
          <table:table-cell office:value-type="float" office:value="91937" calcext:value-type="float">
            <text:p>91937</text:p>
          </table:table-cell>
          <table:table-cell office:value-type="float" office:value="90792" calcext:value-type="float">
            <text:p>90792</text:p>
          </table:table-cell>
          <table:table-cell office:value-type="float" office:value="52110" calcext:value-type="float">
            <text:p>52110</text:p>
          </table:table-cell>
          <table:table-cell office:value-type="float" office:value="53554" calcext:value-type="float">
            <text:p>53554</text:p>
          </table:table-cell>
          <table:table-cell office:value-type="float" office:value="53867" calcext:value-type="float">
            <text:p>53867</text:p>
          </table:table-cell>
          <table:table-cell office:value-type="float" office:value="54127" calcext:value-type="float">
            <text:p>54127</text:p>
          </table:table-cell>
          <table:table-cell office:value-type="float" office:value="56730" calcext:value-type="float">
            <text:p>56730</text:p>
          </table:table-cell>
          <table:table-cell office:value-type="float" office:value="56798" calcext:value-type="float">
            <text:p>56798</text:p>
          </table:table-cell>
          <table:table-cell office:value-type="float" office:value="67247" calcext:value-type="float">
            <text:p>67247</text:p>
          </table:table-cell>
          <table:table-cell office:value-type="float" office:value="66272" calcext:value-type="float">
            <text:p>66272</text:p>
          </table:table-cell>
          <table:table-cell office:value-type="float" office:value="84067" calcext:value-type="float">
            <text:p>84067</text:p>
          </table:table-cell>
          <table:table-cell office:value-type="float" office:value="57477" calcext:value-type="float">
            <text:p>57477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table:style-name="ce3" office:value-type="float" office:value="97888" calcext:value-type="float">
            <text:p>97888</text:p>
          </table:table-cell>
          <table:table-cell office:value-type="float" office:value="93406" calcext:value-type="float">
            <text:p>93406</text:p>
          </table:table-cell>
          <table:table-cell office:value-type="float" office:value="68663" calcext:value-type="float">
            <text:p>68663</text:p>
          </table:table-cell>
          <table:table-cell office:value-type="float" office:value="68764" calcext:value-type="float">
            <text:p>68764</text:p>
          </table:table-cell>
          <table:table-cell office:value-type="float" office:value="80379" calcext:value-type="float">
            <text:p>80379</text:p>
          </table:table-cell>
          <table:table-cell office:value-type="float" office:value="83746" calcext:value-type="float">
            <text:p>83746</text:p>
          </table:table-cell>
          <table:table-cell office:value-type="float" office:value="86631" calcext:value-type="float">
            <text:p>86631</text:p>
          </table:table-cell>
          <table:table-cell office:value-type="float" office:value="89175" calcext:value-type="float">
            <text:p>89175</text:p>
          </table:table-cell>
          <table:table-cell office:value-type="float" office:value="87233" calcext:value-type="float">
            <text:p>87233</text:p>
          </table:table-cell>
          <table:table-cell office:value-type="float" office:value="49409" calcext:value-type="float">
            <text:p>49409</text:p>
          </table:table-cell>
          <table:table-cell office:value-type="float" office:value="51544" calcext:value-type="float">
            <text:p>51544</text:p>
          </table:table-cell>
          <table:table-cell office:value-type="float" office:value="52645" calcext:value-type="float">
            <text:p>52645</text:p>
          </table:table-cell>
          <table:table-cell office:value-type="float" office:value="52860" calcext:value-type="float">
            <text:p>52860</text:p>
          </table:table-cell>
          <table:table-cell office:value-type="float" office:value="52824" calcext:value-type="float">
            <text:p>52824</text:p>
          </table:table-cell>
          <table:table-cell office:value-type="float" office:value="54513" calcext:value-type="float">
            <text:p>54513</text:p>
          </table:table-cell>
          <table:table-cell office:value-type="float" office:value="63679" calcext:value-type="float">
            <text:p>63679</text:p>
          </table:table-cell>
          <table:table-cell office:value-type="float" office:value="62131" calcext:value-type="float">
            <text:p>62131</text:p>
          </table:table-cell>
          <table:table-cell office:value-type="float" office:value="81596" calcext:value-type="float">
            <text:p>81596</text:p>
          </table:table-cell>
          <table:table-cell office:value-type="float" office:value="56100" calcext:value-type="float">
            <text:p>56100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table:style-name="ce3" office:value-type="float" office:value="52649" calcext:value-type="float">
            <text:p>52649</text:p>
          </table:table-cell>
          <table:table-cell office:value-type="float" office:value="52259" calcext:value-type="float">
            <text:p>52259</text:p>
          </table:table-cell>
          <table:table-cell office:value-type="float" office:value="40571" calcext:value-type="float">
            <text:p>40571</text:p>
          </table:table-cell>
          <table:table-cell office:value-type="float" office:value="47590" calcext:value-type="float">
            <text:p>47590</text:p>
          </table:table-cell>
          <table:table-cell office:value-type="float" office:value="48685" calcext:value-type="float">
            <text:p>48685</text:p>
          </table:table-cell>
          <table:table-cell office:value-type="float" office:value="50608" calcext:value-type="float">
            <text:p>50608</text:p>
          </table:table-cell>
          <table:table-cell office:value-type="float" office:value="51734" calcext:value-type="float">
            <text:p>51734</text:p>
          </table:table-cell>
          <table:table-cell office:value-type="float" office:value="53533" calcext:value-type="float">
            <text:p>53533</text:p>
          </table:table-cell>
          <table:table-cell office:value-type="float" office:value="53178" calcext:value-type="float">
            <text:p>53178</text:p>
          </table:table-cell>
          <table:table-cell office:value-type="float" office:value="30261" calcext:value-type="float">
            <text:p>30261</text:p>
          </table:table-cell>
          <table:table-cell office:value-type="float" office:value="31270" calcext:value-type="float">
            <text:p>31270</text:p>
          </table:table-cell>
          <table:table-cell office:value-type="float" office:value="32345" calcext:value-type="float">
            <text:p>32345</text:p>
          </table:table-cell>
          <table:table-cell office:value-type="float" office:value="32437" calcext:value-type="float">
            <text:p>32437</text:p>
          </table:table-cell>
          <table:table-cell office:value-type="float" office:value="32620" calcext:value-type="float">
            <text:p>32620</text:p>
          </table:table-cell>
          <table:table-cell office:value-type="float" office:value="33357" calcext:value-type="float">
            <text:p>33357</text:p>
          </table:table-cell>
          <table:table-cell office:value-type="float" office:value="38688" calcext:value-type="float">
            <text:p>38688</text:p>
          </table:table-cell>
          <table:table-cell office:value-type="float" office:value="37464" calcext:value-type="float">
            <text:p>37464</text:p>
          </table:table-cell>
          <table:table-cell office:value-type="float" office:value="49438" calcext:value-type="float">
            <text:p>49438</text:p>
          </table:table-cell>
          <table:table-cell office:value-type="float" office:value="34173" calcext:value-type="float">
            <text:p>34173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3" office:value-type="float" office:value="253300" calcext:value-type="float">
            <text:p>253300</text:p>
          </table:table-cell>
          <table:table-cell office:value-type="float" office:value="237512" calcext:value-type="float">
            <text:p>237512</text:p>
          </table:table-cell>
          <table:table-cell office:value-type="float" office:value="180900" calcext:value-type="float">
            <text:p>180900</text:p>
          </table:table-cell>
          <table:table-cell table:formula="of:=SUM([.F68:.F70])" office:value-type="float" office:value="188021" calcext:value-type="float">
            <text:p>188021</text:p>
          </table:table-cell>
          <table:table-cell office:value-type="float" office:value="214117" calcext:value-type="float">
            <text:p>214117</text:p>
          </table:table-cell>
          <table:table-cell office:value-type="float" office:value="220258" calcext:value-type="float">
            <text:p>220258</text:p>
          </table:table-cell>
          <table:table-cell office:value-type="float" office:value="229603" calcext:value-type="float">
            <text:p>229603</text:p>
          </table:table-cell>
          <table:table-cell office:value-type="float" office:value="234645" calcext:value-type="float">
            <text:p>234645</text:p>
          </table:table-cell>
          <table:table-cell office:value-type="float" office:value="231203" calcext:value-type="float">
            <text:p>231203</text:p>
          </table:table-cell>
          <table:table-cell office:value-type="float" office:value="131780" calcext:value-type="float">
            <text:p>131780</text:p>
          </table:table-cell>
          <table:table-cell office:value-type="float" office:value="136368" calcext:value-type="float">
            <text:p>136368</text:p>
          </table:table-cell>
          <table:table-cell office:value-type="float" office:value="138857" calcext:value-type="float">
            <text:p>138857</text:p>
          </table:table-cell>
          <table:table-cell office:value-type="float" office:value="139424" calcext:value-type="float">
            <text:p>139424</text:p>
          </table:table-cell>
          <table:table-cell office:value-type="float" office:value="142174" calcext:value-type="float">
            <text:p>142174</text:p>
          </table:table-cell>
          <table:table-cell office:value-type="float" office:value="144668" calcext:value-type="float">
            <text:p>144668</text:p>
          </table:table-cell>
          <table:table-cell office:value-type="float" office:value="169614" calcext:value-type="float">
            <text:p>169614</text:p>
          </table:table-cell>
          <table:table-cell office:value-type="float" office:value="165867" calcext:value-type="float">
            <text:p>165867</text:p>
          </table:table-cell>
          <table:table-cell office:value-type="float" office:value="215101" calcext:value-type="float">
            <text:p>215101</text:p>
          </table:table-cell>
          <table:table-cell office:value-type="float" office:value="147750" calcext:value-type="float">
            <text:p>147750</text:p>
          </table:table-cell>
        </table:table-row>
        <table:table-row table:style-name="ro1" table:number-rows-repeated="1048504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TESTREPEATS_5" table:style-name="ta1">
        <table:shapes>
          <draw:frame draw:z-index="0" draw:style-name="gr1" draw:text-style-name="P1" svg:width="453.49pt" svg:height="255.09pt" svg:x="786.1pt" svg:y="134.33pt">
            <draw:object draw:notify-on-update-of-ranges="TESTREPEATS_5.C8:TESTREPEATS_5.K8 TESTREPEATS_5.C8:TESTREPEATS_5.K8 TESTREPEATS_5.B10:TESTREPEATS_5.B10 TESTREPEATS_5.C10:TESTREPEATS_5.K10 TESTREPEATS_5.C8:TESTREPEATS_5.K8 TESTREPEATS_5.B6:TESTREPEATS_5.B6 TESTREPEATS_5.C6:TESTREPEATS_5.K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5]/([.C70]/1000)" office:value-type="float" office:value="0.0875403354253852" calcext:value-type="float">
            <text:p>0.088</text:p>
          </table:table-cell>
          <table:table-cell table:style-name="ce2" table:formula="of:=[.$C$5]/([.D70]/1000)" office:value-type="float" office:value="0.102133164624476" calcext:value-type="float">
            <text:p>0.102</text:p>
          </table:table-cell>
          <table:table-cell table:style-name="ce2" table:formula="of:=[.$C$5]/([.E70]/1000)" office:value-type="float" office:value="0.134094193721412" calcext:value-type="float">
            <text:p>0.134</text:p>
          </table:table-cell>
          <table:table-cell table:style-name="ce2" table:formula="of:=[.$C$5]/([.F70]/1000)" office:value-type="float" office:value="0.175521567212571" calcext:value-type="float">
            <text:p>0.176</text:p>
          </table:table-cell>
          <table:table-cell table:style-name="ce2" table:formula="of:=[.$C$5]/([.G70]/1000)" office:value-type="float" office:value="0.106727066280473" calcext:value-type="float">
            <text:p>0.107</text:p>
          </table:table-cell>
          <table:table-cell table:style-name="ce2" table:formula="of:=[.$C$5]/([.H70]/1000)" office:value-type="float" office:value="0.150748087383641" calcext:value-type="float">
            <text:p>0.151</text:p>
          </table:table-cell>
          <table:table-cell table:style-name="ce2" table:formula="of:=[.$C$5]/([.I70]/1000)" office:value-type="float" office:value="0.16219796261337" calcext:value-type="float">
            <text:p>0.162</text:p>
          </table:table-cell>
          <table:table-cell table:style-name="ce2" table:formula="of:=[.$C$5]/([.J70]/1000)" office:value-type="float" office:value="0.0839540491504317" calcext:value-type="float">
            <text:p>0.084</text:p>
          </table:table-cell>
          <table:table-cell table:style-name="ce2" table:formula="of:=[.$C$5]/([.K70]/1000)" office:value-type="float" office:value="0.149248162382001" calcext:value-type="float">
            <text:p>0.14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office:value-type="float" office:value="0.304551" calcext:value-type="float">
            <text:p>0.304551</text:p>
          </table:table-cell>
          <table:table-cell office:value-type="float" office:value="0.445885" calcext:value-type="float">
            <text:p>0.445885</text:p>
          </table:table-cell>
          <table:table-cell office:value-type="float" office:value="0.582897" calcext:value-type="float">
            <text:p>0.582897</text:p>
          </table:table-cell>
          <table:table-cell office:value-type="float" office:value="0.576389" calcext:value-type="float">
            <text:p>0.576389</text:p>
          </table:table-cell>
          <table:table-cell office:value-type="float" office:value="0.599303" calcext:value-type="float">
            <text:p>0.599303</text:p>
          </table:table-cell>
          <table:table-cell office:value-type="float" office:value="0.62963" calcext:value-type="float">
            <text:p>0.62963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597222" calcext:value-type="float">
            <text:p>0.597222</text:p>
          </table:table-cell>
          <table:table-cell office:value-type="float" office:value="0.638889" calcext:value-type="float">
            <text:p>0.638889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303703" calcext:value-type="float">
            <text:p>0.303703</text:p>
          </table:table-cell>
          <table:table-cell office:value-type="float" office:value="0.442565" calcext:value-type="float">
            <text:p>0.442565</text:p>
          </table:table-cell>
          <table:table-cell office:value-type="float" office:value="0.578271" calcext:value-type="float">
            <text:p>0.578271</text:p>
          </table:table-cell>
          <table:table-cell office:value-type="float" office:value="0.589098" calcext:value-type="float">
            <text:p>0.589098</text:p>
          </table:table-cell>
          <table:table-cell office:value-type="float" office:value="0.613982" calcext:value-type="float">
            <text:p>0.613982</text:p>
          </table:table-cell>
          <table:table-cell office:value-type="float" office:value="0.641648" calcext:value-type="float">
            <text:p>0.641648</text:p>
          </table:table-cell>
          <table:table-cell office:value-type="float" office:value="0.656386" calcext:value-type="float">
            <text:p>0.656386</text:p>
          </table:table-cell>
          <table:table-cell office:value-type="float" office:value="0.612813" calcext:value-type="float">
            <text:p>0.612813</text:p>
          </table:table-cell>
          <table:table-cell office:value-type="float" office:value="0.66782" calcext:value-type="float">
            <text:p>0.6678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83" calcext:value-type="float">
            <text:p>283</text:p>
          </table:table-cell>
          <table:table-cell office:value-type="float" office:value="78" calcext:value-type="float">
            <text:p>78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941" calcext:value-type="float">
            <text:p>94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593" calcext:value-type="float">
            <text:p>2593</text:p>
          </table:table-cell>
          <table:table-cell office:value-type="float" office:value="682" calcext:value-type="float">
            <text:p>682</text:p>
          </table:table-cell>
          <table:table-cell office:value-type="float" office:value="216" calcext:value-type="float">
            <text:p>216</text:p>
          </table:table-cell>
          <table:table-cell office:value-type="float" office:value="102" calcext:value-type="float">
            <text:p>102</text:p>
          </table:table-cell>
          <table:table-cell office:value-type="float" office:value="101" calcext:value-type="float">
            <text:p>101</text:p>
          </table:table-cell>
          <table:table-cell office:value-type="float" office:value="77" calcext:value-type="float">
            <text:p>77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37" calcext:value-type="float">
            <text:p>437</text:p>
          </table:table-cell>
          <table:table-cell office:value-type="float" office:value="90" calcext:value-type="float">
            <text:p>90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16" calcext:value-type="float">
            <text:p>216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431" calcext:value-type="float">
            <text:p>431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103" calcext:value-type="float">
            <text:p>3103</text:p>
          </table:table-cell>
          <table:table-cell office:value-type="float" office:value="760" calcext:value-type="float">
            <text:p>760</text:p>
          </table:table-cell>
          <table:table-cell office:value-type="float" office:value="219" calcext:value-type="float">
            <text:p>219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04" calcext:value-type="float">
            <text:p>504</text:p>
          </table:table-cell>
          <table:table-cell office:value-type="float" office:value="84" calcext:value-type="float">
            <text:p>8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51" calcext:value-type="float">
            <text:p>151</text:p>
          </table:table-cell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426" calcext:value-type="float">
            <text:p>426</text:p>
          </table:table-cell>
          <table:table-cell office:value-type="float" office:value="67" calcext:value-type="float">
            <text:p>6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147" calcext:value-type="float">
            <text:p>3147</text:p>
          </table:table-cell>
          <table:table-cell office:value-type="float" office:value="765" calcext:value-type="float">
            <text:p>765</text:p>
          </table:table-cell>
          <table:table-cell office:value-type="float" office:value="226" calcext:value-type="float">
            <text:p>226</text:p>
          </table:table-cell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69" calcext:value-type="float">
            <text:p>569</text:p>
          </table:table-cell>
          <table:table-cell office:value-type="float" office:value="103" calcext:value-type="float">
            <text:p>10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15" calcext:value-type="float">
            <text:p>215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23" calcext:value-type="float">
            <text:p>323</text:p>
          </table:table-cell>
          <table:table-cell office:value-type="float" office:value="84" calcext:value-type="float">
            <text:p>8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213" calcext:value-type="float">
            <text:p>3213</text:p>
          </table:table-cell>
          <table:table-cell office:value-type="float" office:value="747" calcext:value-type="float">
            <text:p>747</text:p>
          </table:table-cell>
          <table:table-cell office:value-type="float" office:value="213" calcext:value-type="float">
            <text:p>213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05" calcext:value-type="float">
            <text:p>505</text:p>
          </table:table-cell>
          <table:table-cell office:value-type="float" office:value="98" calcext:value-type="float">
            <text:p>98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68" calcext:value-type="float">
            <text:p>368</text:p>
          </table:table-cell>
          <table:table-cell office:value-type="float" office:value="122" calcext:value-type="float">
            <text:p>12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08" calcext:value-type="float">
            <text:p>508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031" calcext:value-type="float">
            <text:p>3031</text:p>
          </table:table-cell>
          <table:table-cell office:value-type="float" office:value="744" calcext:value-type="float">
            <text:p>744</text:p>
          </table:table-cell>
          <table:table-cell office:value-type="float" office:value="224" calcext:value-type="float">
            <text:p>224</text:p>
          </table:table-cell>
          <table:table-cell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89" calcext:value-type="float">
            <text:p>8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16" calcext:value-type="float">
            <text:p>316</text:p>
          </table:table-cell>
          <table:table-cell office:value-type="float" office:value="94" calcext:value-type="float">
            <text:p>94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218" calcext:value-type="float">
            <text:p>3218</text:p>
          </table:table-cell>
          <table:table-cell office:value-type="float" office:value="737" calcext:value-type="float">
            <text:p>737</text:p>
          </table:table-cell>
          <table:table-cell office:value-type="float" office:value="209" calcext:value-type="float">
            <text:p>209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51" calcext:value-type="float">
            <text:p>5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648" calcext:value-type="float">
            <text:p>648</text:p>
          </table:table-cell>
          <table:table-cell office:value-type="float" office:value="140" calcext:value-type="float">
            <text:p>140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31209" calcext:value-type="float">
            <text:p>0.231209</text:p>
          </table:table-cell>
          <table:table-cell office:value-type="float" office:value="0.345133" calcext:value-type="float">
            <text:p>0.345133</text:p>
          </table:table-cell>
          <table:table-cell office:value-type="float" office:value="0.487805" calcext:value-type="float">
            <text:p>0.487805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8" calcext:value-type="float">
            <text:p>0.48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5" calcext:value-type="float">
            <text:p>0.5</text:p>
          </table:table-cell>
          <table:table-cell office:value-type="float" office:value="0.363636" calcext:value-type="float">
            <text:p>0.363636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33849" calcext:value-type="float">
            <text:p>0.333849</text:p>
          </table:table-cell>
          <table:table-cell office:value-type="float" office:value="0.541935" calcext:value-type="float">
            <text:p>0.541935</text:p>
          </table:table-cell>
          <table:table-cell office:value-type="float" office:value="0.672727" calcext:value-type="float">
            <text:p>0.672727</text:p>
          </table:table-cell>
          <table:table-cell office:value-type="float" office:value="0.485714" calcext:value-type="float">
            <text:p>0.485714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1" calcext:value-type="float">
            <text:p>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29412" calcext:value-type="float">
            <text:p>0.529412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61698" calcext:value-type="float">
            <text:p>0.261698</text:p>
          </table:table-cell>
          <table:table-cell office:value-type="float" office:value="0.492424" calcext:value-type="float">
            <text:p>0.492424</text:p>
          </table:table-cell>
          <table:table-cell office:value-type="float" office:value="0.73913" calcext:value-type="float">
            <text:p>0.73913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576923" calcext:value-type="float">
            <text:p>0.576923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857143" calcext:value-type="float">
            <text:p>0.857143</text:p>
          </table:table-cell>
          <table:table-cell table:number-columns-repeated="2" office:value-type="float" office:value="0.6" calcext:value-type="float">
            <text:p>0.6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99628" calcext:value-type="float">
            <text:p>0.399628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489796" calcext:value-type="float">
            <text:p>0.489796</text:p>
          </table:table-cell>
          <table:table-cell office:value-type="float" office:value="0.7" calcext:value-type="float">
            <text:p>0.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20091" calcext:value-type="float">
            <text:p>0.420091</text:p>
          </table:table-cell>
          <table:table-cell office:value-type="float" office:value="0.586538" calcext:value-type="float">
            <text:p>0.586538</text:p>
          </table:table-cell>
          <table:table-cell office:value-type="float" office:value="0.745098" calcext:value-type="float">
            <text:p>0.745098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1" calcext:value-type="float">
            <text:p>1</text:p>
          </table:table-cell>
          <table:table-cell office:value-type="float" office:value="0.9375" calcext:value-type="float">
            <text:p>0.9375</text:p>
          </table:table-cell>
          <table:table-cell office:value-type="float" office:value="1" calcext:value-type="float">
            <text:p>1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85567" calcext:value-type="float">
            <text:p>0.185567</text:p>
          </table:table-cell>
          <table:table-cell office:value-type="float" office:value="0.229508" calcext:value-type="float">
            <text:p>0.229508</text:p>
          </table:table-cell>
          <table:table-cell office:value-type="float" office:value="0.325581" calcext:value-type="float">
            <text:p>0.325581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368421" calcext:value-type="float">
            <text:p>0.368421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393056" calcext:value-type="float">
            <text:p>0.393056</text:p>
          </table:table-cell>
          <table:table-cell office:value-type="float" office:value="0.464286" calcext:value-type="float">
            <text:p>0.464286</text:p>
          </table:table-cell>
          <table:table-cell table:number-columns-repeated="2" office:value-type="float" office:value="0.416667" calcext:value-type="float">
            <text:p>0.416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0.770833" calcext:value-type="float">
            <text:p>0.770833</text:p>
          </table:table-cell>
          <table:table-cell office:value-type="float" office:value="0.708333" calcext:value-type="float">
            <text:p>0.708333</text:p>
          </table:table-cell>
          <table:table-cell table:number-columns-repeated="3" office:value-type="float" office:value="0.833333" calcext:value-type="float">
            <text:p>0.8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09722" calcext:value-type="float">
            <text:p>0.209722</text:p>
          </table:table-cell>
          <table:table-cell office:value-type="float" office:value="0.386905" calcext:value-type="float">
            <text:p>0.386905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75" calcext:value-type="float">
            <text:p>0.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277778" calcext:value-type="float">
            <text:p>0.277778</text:p>
          </table:table-cell>
          <table:table-cell table:number-columns-repeated="3"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98611" calcext:value-type="float">
            <text:p>0.298611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" calcext:value-type="float">
            <text:p>0.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777778" calcext:value-type="float">
            <text:p>0.777778</text:p>
          </table:table-cell>
          <table:table-cell table:number-columns-repeated="2" office:value-type="float" office:value="0.75" calcext:value-type="float">
            <text:p>0.7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511111" calcext:value-type="float">
            <text:p>0.511111</text:p>
          </table:table-cell>
          <table:table-cell office:value-type="float" office:value="0.72619" calcext:value-type="float">
            <text:p>0.72619</text:p>
          </table:table-cell>
          <table:table-cell office:value-type="float" office:value="0.791667" calcext:value-type="float">
            <text:p>0.7916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" calcext:value-type="float">
            <text:p>0.1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91152" calcext:value-type="float">
            <text:p>0.291152</text:p>
          </table:table-cell>
          <table:table-cell office:value-type="float" office:value="0.395939" calcext:value-type="float">
            <text:p>0.395939</text:p>
          </table:table-cell>
          <table:table-cell office:value-type="float" office:value="0.449438" calcext:value-type="float">
            <text:p>0.449438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5" calcext:value-type="float">
            <text:p>0.5</text:p>
          </table:table-cell>
          <table:table-cell office:value-type="float" office:value="0.55814" calcext:value-type="float">
            <text:p>0.55814</text:p>
          </table:table-cell>
          <table:table-cell office:value-type="float" office:value="0.482759" calcext:value-type="float">
            <text:p>0.482759</text:p>
          </table:table-cell>
          <table:table-cell office:value-type="float" office:value="0.5" calcext:value-type="float">
            <text:p>0.5</text:p>
          </table:table-cell>
          <table:table-cell office:value-type="float" office:value="0.470588" calcext:value-type="float">
            <text:p>0.470588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1602" calcext:value-type="float">
            <text:p>0.31602</text:p>
          </table:table-cell>
          <table:table-cell office:value-type="float" office:value="0.520124" calcext:value-type="float">
            <text:p>0.520124</text:p>
          </table:table-cell>
          <table:table-cell office:value-type="float" office:value="0.718447" calcext:value-type="float">
            <text:p>0.718447</text:p>
          </table:table-cell>
          <table:table-cell office:value-type="float" office:value="0.576271" calcext:value-type="float">
            <text:p>0.576271</text:p>
          </table:table-cell>
          <table:table-cell office:value-type="float" office:value="0.784314" calcext:value-type="float">
            <text:p>0.784314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0.62069" calcext:value-type="float">
            <text:p>0.62069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32845" calcext:value-type="float">
            <text:p>0.232845</text:p>
          </table:table-cell>
          <table:table-cell office:value-type="float" office:value="0.433333" calcext:value-type="float">
            <text:p>0.433333</text:p>
          </table:table-cell>
          <table:table-cell office:value-type="float" office:value="0.723404" calcext:value-type="float">
            <text:p>0.723404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6" calcext:value-type="float">
            <text:p>0.6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631579" calcext:value-type="float">
            <text:p>0.631579</text:p>
          </table:table-cell>
          <table:table-cell table:number-columns-repeated="2" office:value-type="float" office:value="0.545455" calcext:value-type="float">
            <text:p>0.545455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41812" calcext:value-type="float">
            <text:p>0.341812</text:p>
          </table:table-cell>
          <table:table-cell office:value-type="float" office:value="0.434783" calcext:value-type="float">
            <text:p>0.434783</text:p>
          </table:table-cell>
          <table:table-cell office:value-type="float" office:value="0.494845" calcext:value-type="float">
            <text:p>0.494845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61153" calcext:value-type="float">
            <text:p>0.461153</text:p>
          </table:table-cell>
          <table:table-cell office:value-type="float" office:value="0.648936" calcext:value-type="float">
            <text:p>0.648936</text:p>
          </table:table-cell>
          <table:table-cell office:value-type="float" office:value="0.767677" calcext:value-type="float">
            <text:p>0.767677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82353" calcext:value-type="float">
            <text:p>0.882353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909091" calcext:value-type="float">
            <text:p>0.90909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29964" calcext:value-type="float">
            <text:p>0.129964</text:p>
          </table:table-cell>
          <table:table-cell office:value-type="float" office:value="0.193103" calcext:value-type="float">
            <text:p>0.193103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325581" calcext:value-type="float">
            <text:p>0.325581</text:p>
          </table:table-cell>
          <table:table-cell office:value-type="float" office:value="0.378378" calcext:value-type="float">
            <text:p>0.378378</text:p>
          </table:table-cell>
          <table:table-cell office:value-type="float" office:value="0.347826" calcext:value-type="float">
            <text:p>0.347826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363636" calcext:value-type="float">
            <text:p>0.36363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table:style-name="ce3" office:value-type="float" office:value="143773" calcext:value-type="float">
            <text:p>143773</text:p>
          </table:table-cell>
          <table:table-cell office:value-type="float" office:value="141068" calcext:value-type="float">
            <text:p>141068</text:p>
          </table:table-cell>
          <table:table-cell office:value-type="float" office:value="102590" calcext:value-type="float">
            <text:p>102590</text:p>
          </table:table-cell>
          <table:table-cell office:value-type="float" office:value="135805" calcext:value-type="float">
            <text:p>135805</text:p>
          </table:table-cell>
          <table:table-cell office:value-type="float" office:value="204050" calcext:value-type="float">
            <text:p>204050</text:p>
          </table:table-cell>
          <table:table-cell office:value-type="float" office:value="91686" calcext:value-type="float">
            <text:p>91686</text:p>
          </table:table-cell>
          <table:table-cell office:value-type="float" office:value="91023" calcext:value-type="float">
            <text:p>91023</text:p>
          </table:table-cell>
          <table:table-cell office:value-type="float" office:value="133738" calcext:value-type="float">
            <text:p>133738</text:p>
          </table:table-cell>
          <table:table-cell office:value-type="float" office:value="101031" calcext:value-type="float">
            <text:p>101031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table:style-name="ce3" office:value-type="float" office:value="146650" calcext:value-type="float">
            <text:p>146650</text:p>
          </table:table-cell>
          <table:table-cell office:value-type="float" office:value="159012" calcext:value-type="float">
            <text:p>159012</text:p>
          </table:table-cell>
          <table:table-cell office:value-type="float" office:value="105415" calcext:value-type="float">
            <text:p>105415</text:p>
          </table:table-cell>
          <table:table-cell office:value-type="float" office:value="124702" calcext:value-type="float">
            <text:p>124702</text:p>
          </table:table-cell>
          <table:table-cell office:value-type="float" office:value="184302" calcext:value-type="float">
            <text:p>184302</text:p>
          </table:table-cell>
          <table:table-cell office:value-type="float" office:value="147012" calcext:value-type="float">
            <text:p>147012</text:p>
          </table:table-cell>
          <table:table-cell office:value-type="float" office:value="83689" calcext:value-type="float">
            <text:p>83689</text:p>
          </table:table-cell>
          <table:table-cell office:value-type="float" office:value="142325" calcext:value-type="float">
            <text:p>142325</text:p>
          </table:table-cell>
          <table:table-cell office:value-type="float" office:value="91877" calcext:value-type="float">
            <text:p>91877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table:style-name="ce3" office:value-type="float" office:value="411239" calcext:value-type="float">
            <text:p>411239</text:p>
          </table:table-cell>
          <table:table-cell office:value-type="float" office:value="352481" calcext:value-type="float">
            <text:p>352481</text:p>
          </table:table-cell>
          <table:table-cell office:value-type="float" office:value="268468" calcext:value-type="float">
            <text:p>268468</text:p>
          </table:table-cell>
          <table:table-cell office:value-type="float" office:value="205103" calcext:value-type="float">
            <text:p>205103</text:p>
          </table:table-cell>
          <table:table-cell office:value-type="float" office:value="337309" calcext:value-type="float">
            <text:p>337309</text:p>
          </table:table-cell>
          <table:table-cell office:value-type="float" office:value="238809" calcext:value-type="float">
            <text:p>238809</text:p>
          </table:table-cell>
          <table:table-cell office:value-type="float" office:value="221951" calcext:value-type="float">
            <text:p>221951</text:p>
          </table:table-cell>
          <table:table-cell office:value-type="float" office:value="428806" calcext:value-type="float">
            <text:p>428806</text:p>
          </table:table-cell>
          <table:table-cell office:value-type="float" office:value="241209" calcext:value-type="float">
            <text:p>241209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style-name="ce3" office:value-type="float" office:value="701662" calcext:value-type="float">
            <text:p>701662</text:p>
          </table:table-cell>
          <table:table-cell office:value-type="float" office:value="652561" calcext:value-type="float">
            <text:p>652561</text:p>
          </table:table-cell>
          <table:table-cell office:value-type="float" office:value="476473" calcext:value-type="float">
            <text:p>476473</text:p>
          </table:table-cell>
          <table:table-cell office:value-type="float" office:value="465610" calcext:value-type="float">
            <text:p>465610</text:p>
          </table:table-cell>
          <table:table-cell office:value-type="float" office:value="725661" calcext:value-type="float">
            <text:p>725661</text:p>
          </table:table-cell>
          <table:table-cell office:value-type="float" office:value="477507" calcext:value-type="float">
            <text:p>477507</text:p>
          </table:table-cell>
          <table:table-cell office:value-type="float" office:value="396663" calcext:value-type="float">
            <text:p>396663</text:p>
          </table:table-cell>
          <table:table-cell office:value-type="float" office:value="704869" calcext:value-type="float">
            <text:p>704869</text:p>
          </table:table-cell>
          <table:table-cell office:value-type="float" office:value="434117" calcext:value-type="float">
            <text:p>434117</text:p>
          </table:table-cell>
        </table:table-row>
        <table:table-row table:style-name="ro1" table:number-rows-repeated="104850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STREPEATS_10" table:style-name="ta1">
        <table:shapes>
          <draw:frame draw:z-index="0" draw:style-name="gr1" draw:text-style-name="P1" svg:width="453.49pt" svg:height="255.09pt" svg:x="786.1pt" svg:y="134.33pt">
            <draw:object draw:notify-on-update-of-ranges="TESTREPEATS_10.C8:TESTREPEATS_10.K8 TESTREPEATS_10.C8:TESTREPEATS_10.K8 TESTREPEATS_10.B10:TESTREPEATS_10.B10 TESTREPEATS_10.C10:TESTREPEATS_10.K10 TESTREPEATS_10.C8:TESTREPEATS_10.K8 TESTREPEATS_10.B6:TESTREPEATS_10.B6 TESTREPEATS_10.C6:TESTREPEATS_10.K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2" draw:text-style-name="P1" svg:width="453.51pt" svg:height="255.09pt" svg:x="299.91pt" svg:y="594.4pt">
            <draw:object draw:notify-on-update-of-ranges="TESTREPEATS_10.B61:TESTREPEATS_10.B61 TESTREPEATS_10.C61:TESTREPEATS_10.K61 TESTREPEATS_10.B62:TESTREPEATS_10.B62 TESTREPEATS_10.C62:TESTREPEATS_10.K62 TESTREPEATS_10.B63:TESTREPEATS_10.B63 TESTREPEATS_10.C63:TESTREPEATS_10.K63 TESTREPEATS_10.B64:TESTREPEATS_10.B64 TESTREPEATS_10.C64:TESTREPEATS_10.K64 TESTREPEATS_10.B65:TESTREPEATS_10.B65 TESTREPEATS_10.C65:TESTREPEATS_10.K65 TESTREPEATS_10.B66:TESTREPEATS_10.B66 TESTREPEATS_10.C66:TESTREPEATS_10.K66 TESTREPEATS_10.B67:TESTREPEATS_10.B67 TESTREPEATS_10.C67:TESTREPEATS_10.K6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umImgs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5]/([.C71]/1000)" office:value-type="float" office:value="0.0746942205346861" calcext:value-type="float">
            <text:p>0.075</text:p>
          </table:table-cell>
          <table:table-cell table:style-name="ce2" table:formula="of:=[.$C$5]/([.D71]/1000)" office:value-type="float" office:value="0.0756281866251552" calcext:value-type="float">
            <text:p>0.076</text:p>
          </table:table-cell>
          <table:table-cell table:style-name="ce2" table:formula="of:=[.$C$5]/([.E71]/1000)" office:value-type="float" office:value="0.0993160983119022" calcext:value-type="float">
            <text:p>0.099</text:p>
          </table:table-cell>
          <table:table-cell table:style-name="ce2" table:formula="of:=[.$C$5]/([.F71]/1000)" office:value-type="float" office:value="0.0825126003616802" calcext:value-type="float">
            <text:p>0.083</text:p>
          </table:table-cell>
          <table:table-cell table:style-name="ce2" table:formula="of:=[.$C$5]/([.G71]/1000)" office:value-type="float" office:value="0.142493558103727" calcext:value-type="float">
            <text:p>0.142</text:p>
          </table:table-cell>
          <table:table-cell table:style-name="ce2" table:formula="of:=[.$C$5]/([.H71]/1000)" office:value-type="float" office:value="0.103096031089181" calcext:value-type="float">
            <text:p>0.103</text:p>
          </table:table-cell>
          <table:table-cell table:style-name="ce2" table:formula="of:=[.$C$5]/([.I71]/1000)" office:value-type="float" office:value="0.108018579195622" calcext:value-type="float">
            <text:p>0.108</text:p>
          </table:table-cell>
          <table:table-cell table:style-name="ce2" table:formula="of:=[.$C$5]/([.J71]/1000)" office:value-type="float" office:value="0.0800305894697529" calcext:value-type="float">
            <text:p>0.080</text:p>
          </table:table-cell>
          <table:table-cell table:style-name="ce2" table:formula="of:=[.$C$5]/([.K71]/1000)" office:value-type="float" office:value="0.127981798144264" calcext:value-type="float">
            <text:p>0.12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office:value-type="float" office:value="0.308195" calcext:value-type="float">
            <text:p>0.308195</text:p>
          </table:table-cell>
          <table:table-cell office:value-type="float" office:value="0.44511" calcext:value-type="float">
            <text:p>0.44511</text:p>
          </table:table-cell>
          <table:table-cell office:value-type="float" office:value="0.622609" calcext:value-type="float">
            <text:p>0.622609</text:p>
          </table:table-cell>
          <table:table-cell office:value-type="float" office:value="0.618056" calcext:value-type="float">
            <text:p>0.618056</text:p>
          </table:table-cell>
          <table:table-cell office:value-type="float" office:value="0.65035" calcext:value-type="float">
            <text:p>0.6503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25" calcext:value-type="float">
            <text:p>0.625</text:p>
          </table:table-cell>
          <table:table-cell office:value-type="float" office:value="0.680556" calcext:value-type="float">
            <text:p>0.680556</text:p>
          </table:table-cell>
          <table:table-cell office:value-type="float" office:value="0.638889" calcext:value-type="float">
            <text:p>0.638889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308117" calcext:value-type="float">
            <text:p>0.308117</text:p>
          </table:table-cell>
          <table:table-cell office:value-type="float" office:value="0.434558" calcext:value-type="float">
            <text:p>0.434558</text:p>
          </table:table-cell>
          <table:table-cell office:value-type="float" office:value="0.627069" calcext:value-type="float">
            <text:p>0.627069</text:p>
          </table:table-cell>
          <table:table-cell office:value-type="float" office:value="0.628538" calcext:value-type="float">
            <text:p>0.628538</text:p>
          </table:table-cell>
          <table:table-cell office:value-type="float" office:value="0.651894" calcext:value-type="float">
            <text:p>0.651894</text:p>
          </table:table-cell>
          <table:table-cell office:value-type="float" office:value="0.683619" calcext:value-type="float">
            <text:p>0.683619</text:p>
          </table:table-cell>
          <table:table-cell office:value-type="float" office:value="0.619327" calcext:value-type="float">
            <text:p>0.619327</text:p>
          </table:table-cell>
          <table:table-cell office:value-type="float" office:value="0.686693" calcext:value-type="float">
            <text:p>0.686693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78" calcext:value-type="float">
            <text:p>278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905" calcext:value-type="float">
            <text:p>90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626" calcext:value-type="float">
            <text:p>2626</text:p>
          </table:table-cell>
          <table:table-cell office:value-type="float" office:value="689" calcext:value-type="float">
            <text:p>689</text:p>
          </table:table-cell>
          <table:table-cell office:value-type="float" office:value="219" calcext:value-type="float">
            <text:p>219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office:value-type="float" office:value="79" calcext:value-type="float">
            <text:p>7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42" calcext:value-type="float">
            <text:p>442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14" calcext:value-type="float">
            <text:p>214</text:p>
          </table:table-cell>
          <table:table-cell office:value-type="float" office:value="91" calcext:value-type="float">
            <text:p>91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97" calcext:value-type="float">
            <text:p>397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136" calcext:value-type="float">
            <text:p>3136</text:p>
          </table:table-cell>
          <table:table-cell office:value-type="float" office:value="758" calcext:value-type="float">
            <text:p>758</text:p>
          </table:table-cell>
          <table:table-cell office:value-type="float" office:value="231" calcext:value-type="float">
            <text:p>231</text:p>
          </table:table-cell>
          <table:table-cell office:value-type="float" office:value="107" calcext:value-type="float">
            <text:p>107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FalseNegative</text:p>
          </table:table-cell>
          <table:table-cell office:value-type="float" office:value="506" calcext:value-type="float">
            <text:p>506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46" calcext:value-type="float">
            <text:p>146</text:p>
          </table:table-cell>
          <table:table-cell office:value-type="float" office:value="59" calcext:value-type="float">
            <text:p>59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410" calcext:value-type="float">
            <text:p>41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158" calcext:value-type="float">
            <text:p>3158</text:p>
          </table:table-cell>
          <table:table-cell office:value-type="float" office:value="761" calcext:value-type="float">
            <text:p>761</text:p>
          </table:table-cell>
          <table:table-cell office:value-type="float" office:value="232" calcext:value-type="float">
            <text:p>232</text:p>
          </table:table-cell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74" calcext:value-type="float">
            <text:p>574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19" calcext:value-type="float">
            <text:p>219</text:p>
          </table:table-cell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16" calcext:value-type="float">
            <text:p>316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214" calcext:value-type="float">
            <text:p>3214</text:p>
          </table:table-cell>
          <table:table-cell office:value-type="float" office:value="737" calcext:value-type="float">
            <text:p>737</text:p>
          </table:table-cell>
          <table:table-cell office:value-type="float" office:value="214" calcext:value-type="float">
            <text:p>214</text:p>
          </table:table-cell>
          <table:table-cell office:value-type="float" office:value="111" calcext:value-type="float">
            <text:p>111</text:p>
          </table:table-cell>
          <table:table-cell office:value-type="float" office:value="106" calcext:value-type="float">
            <text:p>106</text:p>
          </table:table-cell>
          <table:table-cell office:value-type="float" office:value="78" calcext:value-type="float">
            <text:p>78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01" calcext:value-type="float">
            <text:p>501</text:p>
          </table:table-cell>
          <table:table-cell office:value-type="float" office:value="101" calcext:value-type="float">
            <text:p>10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75" calcext:value-type="float">
            <text:p>375</text:p>
          </table:table-cell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545" calcext:value-type="float">
            <text:p>545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993" calcext:value-type="float">
            <text:p>2993</text:p>
          </table:table-cell>
          <table:table-cell office:value-type="float" office:value="740" calcext:value-type="float">
            <text:p>74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345" calcext:value-type="float">
            <text:p>345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9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53" calcext:value-type="float">
            <text:p>353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177" calcext:value-type="float">
            <text:p>3177</text:p>
          </table:table-cell>
          <table:table-cell office:value-type="float" office:value="745" calcext:value-type="float">
            <text:p>745</text:p>
          </table:table-cell>
          <table:table-cell office:value-type="float" office:value="206" calcext:value-type="float">
            <text:p>206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55" calcext:value-type="float">
            <text:p>55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632" calcext:value-type="float">
            <text:p>632</text:p>
          </table:table-cell>
          <table:table-cell office:value-type="float" office:value="151" calcext:value-type="float">
            <text:p>151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34996" calcext:value-type="float">
            <text:p>0.2349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574468" calcext:value-type="float">
            <text:p>0.574468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551724" calcext:value-type="float">
            <text:p>0.551724</text:p>
          </table:table-cell>
          <table:table-cell office:value-type="float" office:value="0.5" calcext:value-type="float">
            <text:p>0.5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7" calcext:value-type="float">
            <text:p>0.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50245" calcext:value-type="float">
            <text:p>0.350245</text:p>
          </table:table-cell>
          <table:table-cell office:value-type="float" office:value="0.561728" calcext:value-type="float">
            <text:p>0.561728</text:p>
          </table:table-cell>
          <table:table-cell office:value-type="float" office:value="0.813953" calcext:value-type="float">
            <text:p>0.813953</text:p>
          </table:table-cell>
          <table:table-cell office:value-type="float" office:value="0.566667" calcext:value-type="float">
            <text:p>0.566667</text:p>
          </table:table-cell>
          <table:table-cell office:value-type="float" office:value="0.84" calcext:value-type="float">
            <text:p>0.84</text:p>
          </table:table-cell>
          <table:table-cell office:value-type="float" office:value="1" calcext:value-type="float">
            <text:p>1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6259" calcext:value-type="float">
            <text:p>0.26259</text:p>
          </table:table-cell>
          <table:table-cell office:value-type="float" office:value="0.450382" calcext:value-type="float">
            <text:p>0.450382</text:p>
          </table:table-cell>
          <table:table-cell office:value-type="float" office:value="0.8" calcext:value-type="float">
            <text:p>0.8</text:p>
          </table:table-cell>
          <table:table-cell office:value-type="float" office:value="0.740741" calcext:value-type="float">
            <text:p>0.740741</text:p>
          </table:table-cell>
          <table:table-cell office:value-type="float" office:value="0.607143" calcext:value-type="float">
            <text:p>0.60714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409346" calcext:value-type="float">
            <text:p>0.409346</text:p>
          </table:table-cell>
          <table:table-cell office:value-type="float" office:value="0.41358" calcext:value-type="float">
            <text:p>0.41358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625" calcext:value-type="float">
            <text:p>0.625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555556" calcext:value-type="float">
            <text:p>0.555556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407609" calcext:value-type="float">
            <text:p>0.407609</text:p>
          </table:table-cell>
          <table:table-cell office:value-type="float" office:value="0.592593" calcext:value-type="float">
            <text:p>0.592593</text:p>
          </table:table-cell>
          <table:table-cell office:value-type="float" office:value="0.735849" calcext:value-type="float">
            <text:p>0.735849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928571" calcext:value-type="float">
            <text:p>0.928571</text:p>
          </table:table-cell>
          <table:table-cell office:value-type="float" office:value="0.882353" calcext:value-type="float">
            <text:p>0.882353</text:p>
          </table:table-cell>
          <table:table-cell office:value-type="float" office:value="0.833333" calcext:value-type="float">
            <text:p>0.8333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99546" calcext:value-type="float">
            <text:p>0.199546</text:p>
          </table:table-cell>
          <table:table-cell office:value-type="float" office:value="0.168317" calcext:value-type="float">
            <text:p>0.168317</text:p>
          </table:table-cell>
          <table:table-cell office:value-type="float" office:value="0.326531" calcext:value-type="float">
            <text:p>0.326531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375" calcext:value-type="float">
            <text:p>0.375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386111" calcext:value-type="float">
            <text:p>0.386111</text:p>
          </table:table-cell>
          <table:table-cell office:value-type="float" office:value="0.5" calcext:value-type="float">
            <text:p>0.5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297222" calcext:value-type="float">
            <text:p>0.297222</text:p>
          </table:table-cell>
          <table:table-cell office:value-type="float" office:value="0.541667" calcext:value-type="float">
            <text:p>0.541667</text:p>
          </table:table-cell>
          <table:table-cell office:value-type="float" office:value="0.729167" calcext:value-type="float">
            <text:p>0.729167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875" calcext:value-type="float">
            <text:p>0.87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02778" calcext:value-type="float">
            <text:p>0.202778</text:p>
          </table:table-cell>
          <table:table-cell office:value-type="float" office:value="0.35119" calcext:value-type="float">
            <text:p>0.3511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04167" calcext:value-type="float">
            <text:p>0.304167</text:p>
          </table:table-cell>
          <table:table-cell office:value-type="float" office:value="0.39881" calcext:value-type="float">
            <text:p>0.39881</text:p>
          </table:table-cell>
          <table:table-cell table:number-columns-repeated="2" office:value-type="float" office:value="0.625" calcext:value-type="float">
            <text:p>0.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520833" calcext:value-type="float">
            <text:p>0.520833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541667" calcext:value-type="float">
            <text:p>0.541667</text:p>
          </table:table-cell>
          <table:table-cell table:number-columns-repeated="2" office:value-type="float" office:value="0.833333" calcext:value-type="float">
            <text:p>0.8333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22222" calcext:value-type="float">
            <text:p>0.122222</text:p>
          </table:table-cell>
          <table:table-cell office:value-type="float" office:value="0.10119" calcext:value-type="float">
            <text:p>0.10119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375" calcext:value-type="float">
            <text:p>0.375</text:p>
          </table:table-cell>
          <table:table-cell office:value-type="float" office:value="0.208333" calcext:value-type="float">
            <text:p>0.208333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25" calcext:value-type="float">
            <text:p>0.25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166667" calcext:value-type="float">
            <text:p>0.166667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6">
            <text:p>Fscore</text:p>
          </table:table-cell>
          <table:table-cell office:value-type="string" calcext:value-type="string">
            <text:p>Grass</text:p>
          </table:table-cell>
          <table:table-cell office:value-type="float" office:value="0.29217" calcext:value-type="float">
            <text:p>0.2921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568421" calcext:value-type="float">
            <text:p>0.568421</text:p>
          </table:table-cell>
          <table:table-cell office:value-type="float" office:value="0.5" calcext:value-type="float">
            <text:p>0.5</text:p>
          </table:table-cell>
          <table:table-cell office:value-type="float" office:value="0.603774" calcext:value-type="float">
            <text:p>0.603774</text:p>
          </table:table-cell>
          <table:table-cell office:value-type="float" office:value="0.55" calcext:value-type="float">
            <text:p>0.55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636364" calcext:value-type="float">
            <text:p>0.636364</text:p>
          </table:table-cell>
          <table:table-cell office:value-type="float" office:value="0.47619" calcext:value-type="float">
            <text:p>0.47619</text:p>
          </table:table-cell>
        </table:table-row>
        <table:table-row table:style-name="ro1">
          <table:covered-table-cell/>
          <table:table-cell office:value-type="string" calcext:value-type="string">
            <text:p>Hedge</text:p>
          </table:table-cell>
          <table:table-cell office:value-type="float" office:value="0.321563" calcext:value-type="float">
            <text:p>0.321563</text:p>
          </table:table-cell>
          <table:table-cell office:value-type="float" office:value="0.551515" calcext:value-type="float">
            <text:p>0.551515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62963" calcext:value-type="float">
            <text:p>0.62963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75" calcext:value-type="float">
            <text:p>0.875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56" calcext:value-type="float">
            <text:p>0.56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covered-table-cell/>
          <table:table-cell office:value-type="string" calcext:value-type="string">
            <text:p>RectPaving</text:p>
          </table:table-cell>
          <table:table-cell office:value-type="float" office:value="0.22884" calcext:value-type="float">
            <text:p>0.22884</text:p>
          </table:table-cell>
          <table:table-cell office:value-type="float" office:value="0.394649" calcext:value-type="float">
            <text:p>0.394649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784314" calcext:value-type="float">
            <text:p>0.784314</text:p>
          </table:table-cell>
          <table:table-cell office:value-type="float" office:value="0.653846" calcext:value-type="float">
            <text:p>0.65384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covered-table-cell/>
          <table:table-cell office:value-type="string" calcext:value-type="string">
            <text:p>SmallBlocks</text:p>
          </table:table-cell>
          <table:table-cell office:value-type="float" office:value="0.349004" calcext:value-type="float">
            <text:p>0.349004</text:p>
          </table:table-cell>
          <table:table-cell office:value-type="float" office:value="0.406061" calcext:value-type="float">
            <text:p>0.406061</text:p>
          </table:table-cell>
          <table:table-cell office:value-type="float" office:value="0.582524" calcext:value-type="float">
            <text:p>0.582524</text:p>
          </table:table-cell>
          <table:table-cell office:value-type="float" office:value="0.625" calcext:value-type="float">
            <text:p>0.625</text:p>
          </table:table-cell>
          <table:table-cell office:value-type="float" office:value="0.736842" calcext:value-type="float">
            <text:p>0.736842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8" calcext:value-type="float">
            <text:p>0.8</text:p>
          </table:table-cell>
          <table:table-cell office:value-type="float" office:value="0.909091" calcext:value-type="float">
            <text:p>0.909091</text:p>
          </table:table-cell>
        </table:table-row>
        <table:table-row table:style-name="ro1">
          <table:covered-table-cell/>
          <table:table-cell office:value-type="string" calcext:value-type="string">
            <text:p>tarmac</text:p>
          </table:table-cell>
          <table:table-cell office:value-type="float" office:value="0.457317" calcext:value-type="float">
            <text:p>0.45731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72277" calcext:value-type="float">
            <text:p>0.772277</text:p>
          </table:table-cell>
          <table:table-cell office:value-type="float" office:value="0.682927" calcext:value-type="float">
            <text:p>0.682927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56522" calcext:value-type="float">
            <text:p>0.956522</text:p>
          </table:table-cell>
          <table:table-cell office:value-type="float" office:value="0.909091" calcext:value-type="float">
            <text:p>0.909091</text:p>
          </table:table-cell>
        </table:table-row>
        <table:table-row table:style-name="ro1">
          <table:covered-table-cell/>
          <table:table-cell office:value-type="string" calcext:value-type="string">
            <text:p>unevenBricks</text:p>
          </table:table-cell>
          <table:table-cell office:value-type="float" office:value="0.151593" calcext:value-type="float">
            <text:p>0.151593</text:p>
          </table:table-cell>
          <table:table-cell office:value-type="float" office:value="0.126394" calcext:value-type="float">
            <text:p>0.126394</text:p>
          </table:table-cell>
          <table:table-cell office:value-type="float" office:value="0.329897" calcext:value-type="float">
            <text:p>0.329897</text:p>
          </table:table-cell>
          <table:table-cell office:value-type="float" office:value="0.473684" calcext:value-type="float">
            <text:p>0.473684</text:p>
          </table:table-cell>
          <table:table-cell office:value-type="float" office:value="0.27027" calcext:value-type="float">
            <text:p>0.27027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3" calcext:value-type="float">
            <text:p>0.3</text:p>
          </table:table-cell>
          <table:table-cell office:value-type="float" office:value="0.347826" calcext:value-type="float">
            <text:p>0.347826</text:p>
          </table:table-cell>
          <table:table-cell office:value-type="float" office:value="0.222222" calcext:value-type="float">
            <text:p>0.22222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office:value-type="float" office:value="105718" calcext:value-type="float">
            <text:p>105718</text:p>
          </table:table-cell>
          <table:table-cell office:value-type="float" office:value="95584" calcext:value-type="float">
            <text:p>95584</text:p>
          </table:table-cell>
          <table:table-cell office:value-type="float" office:value="74046" calcext:value-type="float">
            <text:p>74046</text:p>
          </table:table-cell>
          <table:table-cell office:value-type="float" office:value="83873" calcext:value-type="float">
            <text:p>83873</text:p>
          </table:table-cell>
          <table:table-cell office:value-type="float" office:value="52267" calcext:value-type="float">
            <text:p>52267</text:p>
          </table:table-cell>
          <table:table-cell office:value-type="float" office:value="70899" calcext:value-type="float">
            <text:p>70899</text:p>
          </table:table-cell>
          <table:table-cell office:value-type="float" office:value="70175" calcext:value-type="float">
            <text:p>70175</text:p>
          </table:table-cell>
          <table:table-cell office:value-type="float" office:value="89907" calcext:value-type="float">
            <text:p>89907</text:p>
          </table:table-cell>
          <table:table-cell office:value-type="float" office:value="56836" calcext:value-type="float">
            <text:p>56836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office:value-type="float" office:value="101966" calcext:value-type="float">
            <text:p>101966</text:p>
          </table:table-cell>
          <table:table-cell office:value-type="float" office:value="93758" calcext:value-type="float">
            <text:p>93758</text:p>
          </table:table-cell>
          <table:table-cell office:value-type="float" office:value="71833" calcext:value-type="float">
            <text:p>71833</text:p>
          </table:table-cell>
          <table:table-cell office:value-type="float" office:value="82732" calcext:value-type="float">
            <text:p>82732</text:p>
          </table:table-cell>
          <table:table-cell office:value-type="float" office:value="51048" calcext:value-type="float">
            <text:p>51048</text:p>
          </table:table-cell>
          <table:table-cell office:value-type="float" office:value="67364" calcext:value-type="float">
            <text:p>67364</text:p>
          </table:table-cell>
          <table:table-cell office:value-type="float" office:value="66347" calcext:value-type="float">
            <text:p>66347</text:p>
          </table:table-cell>
          <table:table-cell office:value-type="float" office:value="85526" calcext:value-type="float">
            <text:p>85526</text:p>
          </table:table-cell>
          <table:table-cell office:value-type="float" office:value="55310" calcext:value-type="float">
            <text:p>55310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office:value-type="float" office:value="481965" calcext:value-type="float">
            <text:p>481965</text:p>
          </table:table-cell>
          <table:table-cell office:value-type="float" office:value="476013" calcext:value-type="float">
            <text:p>476013</text:p>
          </table:table-cell>
          <table:table-cell office:value-type="float" office:value="362479" calcext:value-type="float">
            <text:p>362479</text:p>
          </table:table-cell>
          <table:table-cell office:value-type="float" office:value="436297" calcext:value-type="float">
            <text:p>436297</text:p>
          </table:table-cell>
          <table:table-cell office:value-type="float" office:value="252643" calcext:value-type="float">
            <text:p>252643</text:p>
          </table:table-cell>
          <table:table-cell office:value-type="float" office:value="349189" calcext:value-type="float">
            <text:p>349189</text:p>
          </table:table-cell>
          <table:table-cell office:value-type="float" office:value="333276" calcext:value-type="float">
            <text:p>333276</text:p>
          </table:table-cell>
          <table:table-cell office:value-type="float" office:value="449828" calcext:value-type="float">
            <text:p>449828</text:p>
          </table:table-cell>
          <table:table-cell office:value-type="float" office:value="281290" calcext:value-type="float">
            <text:p>28129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689649" calcext:value-type="float">
            <text:p>689649</text:p>
          </table:table-cell>
          <table:table-cell office:value-type="float" office:value="665355" calcext:value-type="float">
            <text:p>665355</text:p>
          </table:table-cell>
          <table:table-cell office:value-type="float" office:value="508358" calcext:value-type="float">
            <text:p>508358</text:p>
          </table:table-cell>
          <table:table-cell office:value-type="float" office:value="602902" calcext:value-type="float">
            <text:p>602902</text:p>
          </table:table-cell>
          <table:table-cell office:value-type="float" office:value="355958" calcext:value-type="float">
            <text:p>355958</text:p>
          </table:table-cell>
          <table:table-cell office:value-type="float" office:value="487452" calcext:value-type="float">
            <text:p>487452</text:p>
          </table:table-cell>
          <table:table-cell office:value-type="float" office:value="469798" calcext:value-type="float">
            <text:p>469798</text:p>
          </table:table-cell>
          <table:table-cell office:value-type="float" office:value="625261" calcext:value-type="float">
            <text:p>625261</text:p>
          </table:table-cell>
          <table:table-cell office:value-type="float" office:value="393436" calcext:value-type="float">
            <text:p>393436</text:p>
          </table:table-cell>
        </table:table-row>
        <table:table-row table:style-name="ro1" table:number-rows-repeated="104850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ESTREPEATS_10_EXTRA" table:style-name="ta1">
        <table:shapes>
          <draw:frame draw:z-index="0" draw:style-name="gr1" draw:text-style-name="P1" svg:width="453.51pt" svg:height="255.09pt" svg:x="499.1pt" svg:y="1111.86pt">
            <draw:object draw:notify-on-update-of-ranges="TESTREPEATS_10_EXTRA.C21:TESTREPEATS_10_EXTRA.V21 TESTREPEATS_10_EXTRA.C21:TESTREPEATS_10_EXTRA.V21 TESTREPEATS_10_EXTRA.B23:TESTREPEATS_10_EXTRA.B23 TESTREPEATS_10_EXTRA.C23:TESTREPEATS_10_EXTRA.V23 TESTREPEATS_10_EXTRA.C21:TESTREPEATS_10_EXTRA.V21 TESTREPEATS_10_EXTRA.B19:TESTREPEATS_10_EXTRA.B19 TESTREPEATS_10_EXTRA.C19:TESTREPEATS_10_EXTRA.V19 TESTREPEATS_10_EXTRA.C21:TESTREPEATS_10_EXTRA.V21 TESTREPEATS_10_EXTRA.B16:TESTREPEATS_10_EXTRA.B16 TESTREPEATS_10_EXTRA.C16:TESTREPEATS_10_EXTRA.V16 TESTREPEATS_10_EXTRA.C3:TESTREPEATS_10_EXTRA.C4 TESTREPEATS_10_EXTRA.B3:TESTREPEATS_10_EXTRA.B3 TESTREPEATS_10_EXTRA.D3:TESTREPEATS_10_EXTRA.D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25.65pt" svg:y="1119.86pt">
            <draw:object draw:notify-on-update-of-ranges="TESTREPEATS_10_EXTRA.C75:TESTREPEATS_10_EXTRA.V75 TESTREPEATS_10_EXTRA.C75:TESTREPEATS_10_EXTRA.V75 TESTREPEATS_10_EXTRA.B76:TESTREPEATS_10_EXTRA.B76 TESTREPEATS_10_EXTRA.C76:TESTREPEATS_10_EXTRA.V76 TESTREPEATS_10_EXTRA.C75:TESTREPEATS_10_EXTRA.V75 TESTREPEATS_10_EXTRA.B77:TESTREPEATS_10_EXTRA.B77 TESTREPEATS_10_EXTRA.C77:TESTREPEATS_10_EXTRA.V77 TESTREPEATS_10_EXTRA.C75:TESTREPEATS_10_EXTRA.V75 TESTREPEATS_10_EXTRA.B78:TESTREPEATS_10_EXTRA.B78 TESTREPEATS_10_EXTRA.C78:TESTREPEATS_10_EXTRA.V78 TESTREPEATS_10_EXTRA.C75:TESTREPEATS_10_EXTRA.V75 TESTREPEATS_10_EXTRA.B79:TESTREPEATS_10_EXTRA.B79 TESTREPEATS_10_EXTRA.C79:TESTREPEATS_10_EXTRA.V79 TESTREPEATS_10_EXTRA.C75:TESTREPEATS_10_EXTRA.V75 TESTREPEATS_10_EXTRA.B80:TESTREPEATS_10_EXTRA.B80 TESTREPEATS_10_EXTRA.C80:TESTREPEATS_10_EXTRA.V80 TESTREPEATS_10_EXTRA.C75:TESTREPEATS_10_EXTRA.V75 TESTREPEATS_10_EXTRA.B81:TESTREPEATS_10_EXTRA.B81 TESTREPEATS_10_EXTRA.C81:TESTREPEATS_10_EXTRA.V8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" table:default-cell-style-name="ce1"/>
        <table:table-column table:style-name="co1" table:number-columns-repeated="20" table:default-cell-style-name="Default"/>
        <table:table-row table:style-name="ro1">
          <table:table-cell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MaxSegSize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18"/>
        </table:table-row>
        <table:table-row table:style-name="ro1"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table:style-name="Default" office:value-type="string" calcext:value-type="string">
            <text:p>Size of Crop(w)</text:p>
          </table:table-cell>
          <table:table-cell table:formula="of:=[.C21]/[.C11]" office:value-type="float" office:value="0.0651041666666667" calcext:value-type="float">
            <text:p>0.0651041667</text:p>
          </table:table-cell>
          <table:table-cell table:formula="of:=[.D21]/[.D11]" office:value-type="float" office:value="0.130208333333333" calcext:value-type="float">
            <text:p>0.1302083333</text:p>
          </table:table-cell>
          <table:table-cell table:formula="of:=[.E21]/[.E11]" office:value-type="float" office:value="0.208333333333333" calcext:value-type="float">
            <text:p>0.2083333333</text:p>
          </table:table-cell>
          <table:table-cell table:formula="of:=[.F21]/[.F11]" office:value-type="float" office:value="0.260416666666667" calcext:value-type="float">
            <text:p>0.2604166667</text:p>
          </table:table-cell>
          <table:table-cell table:formula="of:=[.G21]/[.G11]" office:value-type="float" office:value="0.260416666666667" calcext:value-type="float">
            <text:p>0.2604166667</text:p>
          </table:table-cell>
          <table:table-cell table:formula="of:=[.H21]/[.H11]" office:value-type="float" office:value="0.265625" calcext:value-type="float">
            <text:p>0.265625</text:p>
          </table:table-cell>
          <table:table-cell table:formula="of:=[.I21]/[.I11]" office:value-type="float" office:value="0.270833333333333" calcext:value-type="float">
            <text:p>0.2708333333</text:p>
          </table:table-cell>
          <table:table-cell table:formula="of:=[.J21]/[.J11]" office:value-type="float" office:value="0.2734375" calcext:value-type="float">
            <text:p>0.2734375</text:p>
          </table:table-cell>
          <table:table-cell table:formula="of:=[.K21]/[.K11]" office:value-type="float" office:value="0.276041666666667" calcext:value-type="float">
            <text:p>0.2760416667</text:p>
          </table:table-cell>
          <table:table-cell table:formula="of:=[.L21]/[.L11]" office:value-type="float" office:value="0.278645833333333" calcext:value-type="float">
            <text:p>0.2786458333</text:p>
          </table:table-cell>
          <table:table-cell table:formula="of:=[.M21]/[.M11]" office:value-type="float" office:value="0.28125" calcext:value-type="float">
            <text:p>0.28125</text:p>
          </table:table-cell>
          <table:table-cell table:formula="of:=[.N21]/[.N11]" office:value-type="float" office:value="0.283854166666667" calcext:value-type="float">
            <text:p>0.2838541667</text:p>
          </table:table-cell>
          <table:table-cell table:formula="of:=[.O21]/[.O11]" office:value-type="float" office:value="0.286458333333333" calcext:value-type="float">
            <text:p>0.2864583333</text:p>
          </table:table-cell>
          <table:table-cell table:formula="of:=[.P21]/[.P11]" office:value-type="float" office:value="0.2890625" calcext:value-type="float">
            <text:p>0.2890625</text:p>
          </table:table-cell>
          <table:table-cell table:formula="of:=[.Q21]/[.Q11]" office:value-type="float" office:value="0.291666666666667" calcext:value-type="float">
            <text:p>0.2916666667</text:p>
          </table:table-cell>
          <table:table-cell table:formula="of:=[.R21]/[.R11]" office:value-type="float" office:value="0.294270833333333" calcext:value-type="float">
            <text:p>0.2942708333</text:p>
          </table:table-cell>
          <table:table-cell table:formula="of:=[.S21]/[.S11]" office:value-type="float" office:value="0.325520833333333" calcext:value-type="float">
            <text:p>0.3255208333</text:p>
          </table:table-cell>
          <table:table-cell table:formula="of:=[.T21]/[.T11]" office:value-type="float" office:value="0.390625" calcext:value-type="float">
            <text:p>0.390625</text:p>
          </table:table-cell>
          <table:table-cell table:formula="of:=[.U21]/[.U11]" office:value-type="float" office:value="0.455729166666667" calcext:value-type="float">
            <text:p>0.4557291667</text:p>
          </table:table-cell>
          <table:table-cell table:formula="of:=[.V21]/[.V11]" office:value-type="float" office:value="0.520833333333333" calcext:value-type="float">
            <text:p>0.5208333333</text:p>
          </table:table-cell>
        </table:table-row>
        <table:table-row table:style-name="ro1">
          <table:table-cell/>
          <table:table-cell table:style-name="Default" office:value-type="string" calcext:value-type="string">
            <text:p>Size of Crop(h)</text:p>
          </table:table-cell>
          <table:table-cell table:formula="of:=[.C21]/[.C12]" office:value-type="float" office:value="0.115740740740741" calcext:value-type="float">
            <text:p>0.1157407407</text:p>
          </table:table-cell>
          <table:table-cell table:formula="of:=[.D21]/[.D12]" office:value-type="float" office:value="0.231481481481481" calcext:value-type="float">
            <text:p>0.2314814815</text:p>
          </table:table-cell>
          <table:table-cell table:formula="of:=[.E21]/[.E12]" office:value-type="float" office:value="0.37037037037037" calcext:value-type="float">
            <text:p>0.3703703704</text:p>
          </table:table-cell>
          <table:table-cell table:formula="of:=[.F21]/[.F12]" office:value-type="float" office:value="0.462962962962963" calcext:value-type="float">
            <text:p>0.462962963</text:p>
          </table:table-cell>
          <table:table-cell table:formula="of:=[.G21]/[.G12]" office:value-type="float" office:value="0.462962962962963" calcext:value-type="float">
            <text:p>0.462962963</text:p>
          </table:table-cell>
          <table:table-cell table:formula="of:=[.H21]/[.H12]" office:value-type="float" office:value="0.472222222222222" calcext:value-type="float">
            <text:p>0.4722222222</text:p>
          </table:table-cell>
          <table:table-cell table:formula="of:=[.I21]/[.I12]" office:value-type="float" office:value="0.481481481481481" calcext:value-type="float">
            <text:p>0.4814814815</text:p>
          </table:table-cell>
          <table:table-cell table:formula="of:=[.J21]/[.J12]" office:value-type="float" office:value="0.486111111111111" calcext:value-type="float">
            <text:p>0.4861111111</text:p>
          </table:table-cell>
          <table:table-cell table:formula="of:=[.K21]/[.K12]" office:value-type="float" office:value="0.490740740740741" calcext:value-type="float">
            <text:p>0.4907407407</text:p>
          </table:table-cell>
          <table:table-cell table:formula="of:=[.L21]/[.L12]" office:value-type="float" office:value="0.49537037037037" calcext:value-type="float">
            <text:p>0.4953703704</text:p>
          </table:table-cell>
          <table:table-cell table:formula="of:=[.M21]/[.M12]" office:value-type="float" office:value="0.5" calcext:value-type="float">
            <text:p>0.5</text:p>
          </table:table-cell>
          <table:table-cell table:formula="of:=[.N21]/[.N12]" office:value-type="float" office:value="0.50462962962963" calcext:value-type="float">
            <text:p>0.5046296296</text:p>
          </table:table-cell>
          <table:table-cell table:formula="of:=[.O21]/[.O12]" office:value-type="float" office:value="0.509259259259259" calcext:value-type="float">
            <text:p>0.5092592593</text:p>
          </table:table-cell>
          <table:table-cell table:formula="of:=[.P21]/[.P12]" office:value-type="float" office:value="0.513888888888889" calcext:value-type="float">
            <text:p>0.5138888889</text:p>
          </table:table-cell>
          <table:table-cell table:formula="of:=[.Q21]/[.Q12]" office:value-type="float" office:value="0.518518518518518" calcext:value-type="float">
            <text:p>0.5185185185</text:p>
          </table:table-cell>
          <table:table-cell table:formula="of:=[.R21]/[.R12]" office:value-type="float" office:value="0.523148148148148" calcext:value-type="float">
            <text:p>0.5231481481</text:p>
          </table:table-cell>
          <table:table-cell table:formula="of:=[.S21]/[.S12]" office:value-type="float" office:value="0.578703703703704" calcext:value-type="float">
            <text:p>0.5787037037</text:p>
          </table:table-cell>
          <table:table-cell table:formula="of:=[.T21]/[.T12]" office:value-type="float" office:value="0.694444444444444" calcext:value-type="float">
            <text:p>0.6944444444</text:p>
          </table:table-cell>
          <table:table-cell table:formula="of:=[.U21]/[.U12]" office:value-type="float" office:value="0.810185185185185" calcext:value-type="float">
            <text:p>0.8101851852</text:p>
          </table:table-cell>
          <table:table-cell table:formula="of:=[.V21]/[.V12]" office:value-type="float" office:value="0.925925925925926" calcext:value-type="float">
            <text:p>0.9259259259</text:p>
          </table:table-cell>
        </table:table-row>
        <table:table-row table:style-name="ro1">
          <table:table-cell/>
          <table:table-cell table:style-name="Default" office:value-type="string" calcext:value-type="string">
            <text:p>Size ofCrop(total)</text:p>
          </table:table-cell>
          <table:table-cell table:formula="of:=(SUM([.C6:.C7])/2)" office:value-type="float" office:value="0.0904224537037037" calcext:value-type="float">
            <text:p>0.0904224537</text:p>
          </table:table-cell>
          <table:table-cell table:formula="of:=(SUM([.D6:.D7])/2)" office:value-type="float" office:value="0.180844907407407" calcext:value-type="float">
            <text:p>0.1808449074</text:p>
          </table:table-cell>
          <table:table-cell table:formula="of:=(SUM([.E6:.E7])/2)" office:value-type="float" office:value="0.289351851851852" calcext:value-type="float">
            <text:p>0.2893518519</text:p>
          </table:table-cell>
          <table:table-cell table:formula="of:=(SUM([.F6:.F7])/2)" office:value-type="float" office:value="0.361689814814815" calcext:value-type="float">
            <text:p>0.3616898148</text:p>
          </table:table-cell>
          <table:table-cell table:formula="of:=(SUM([.G6:.G7])/2)" office:value-type="float" office:value="0.361689814814815" calcext:value-type="float">
            <text:p>0.3616898148</text:p>
          </table:table-cell>
          <table:table-cell table:formula="of:=(SUM([.H6:.H7])/2)" office:value-type="float" office:value="0.368923611111111" calcext:value-type="float">
            <text:p>0.3689236111</text:p>
          </table:table-cell>
          <table:table-cell table:formula="of:=(SUM([.I6:.I7])/2)" office:value-type="float" office:value="0.376157407407407" calcext:value-type="float">
            <text:p>0.3761574074</text:p>
          </table:table-cell>
          <table:table-cell table:formula="of:=(SUM([.J6:.J7])/2)" office:value-type="float" office:value="0.379774305555556" calcext:value-type="float">
            <text:p>0.3797743056</text:p>
          </table:table-cell>
          <table:table-cell table:formula="of:=(SUM([.K6:.K7])/2)" office:value-type="float" office:value="0.383391203703704" calcext:value-type="float">
            <text:p>0.3833912037</text:p>
          </table:table-cell>
          <table:table-cell table:formula="of:=(SUM([.L6:.L7])/2)" office:value-type="float" office:value="0.387008101851852" calcext:value-type="float">
            <text:p>0.3870081019</text:p>
          </table:table-cell>
          <table:table-cell table:formula="of:=(SUM([.M6:.M7])/2)" office:value-type="float" office:value="0.390625" calcext:value-type="float">
            <text:p>0.390625</text:p>
          </table:table-cell>
          <table:table-cell table:formula="of:=(SUM([.N6:.N7])/2)" office:value-type="float" office:value="0.394241898148148" calcext:value-type="float">
            <text:p>0.3942418981</text:p>
          </table:table-cell>
          <table:table-cell table:formula="of:=(SUM([.O6:.O7])/2)" office:value-type="float" office:value="0.397858796296296" calcext:value-type="float">
            <text:p>0.3978587963</text:p>
          </table:table-cell>
          <table:table-cell table:formula="of:=(SUM([.P6:.P7])/2)" office:value-type="float" office:value="0.401475694444444" calcext:value-type="float">
            <text:p>0.4014756944</text:p>
          </table:table-cell>
          <table:table-cell table:formula="of:=(SUM([.Q6:.Q7])/2)" office:value-type="float" office:value="0.405092592592593" calcext:value-type="float">
            <text:p>0.4050925926</text:p>
          </table:table-cell>
          <table:table-cell table:formula="of:=(SUM([.R6:.R7])/2)" office:value-type="float" office:value="0.408709490740741" calcext:value-type="float">
            <text:p>0.4087094907</text:p>
          </table:table-cell>
          <table:table-cell table:formula="of:=(SUM([.S6:.S7])/2)" office:value-type="float" office:value="0.452112268518518" calcext:value-type="float">
            <text:p>0.4521122685</text:p>
          </table:table-cell>
          <table:table-cell table:formula="of:=(SUM([.T6:.T7])/2)" office:value-type="float" office:value="0.542534722222222" calcext:value-type="float">
            <text:p>0.5425347222</text:p>
          </table:table-cell>
          <table:table-cell table:formula="of:=(SUM([.U6:.U7])/2)" office:value-type="float" office:value="0.632957175925926" calcext:value-type="float">
            <text:p>0.6329571759</text:p>
          </table:table-cell>
          <table:table-cell table:formula="of:=(SUM([.V6:.V7])/2)" office:value-type="float" office:value="0.72337962962963" calcext:value-type="float">
            <text:p>0.7233796296</text:p>
          </table:table-cell>
        </table:table-row>
        <table:table-row table:style-name="ro1"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resolution(Pixels)</text:p>
          </table:table-cell>
          <table:table-cell table:number-columns-repeated="20" table:style-name="ce6" office:value-type="string" calcext:value-type="string">
            <text:p>384 x 216</text:p>
          </table:table-cell>
        </table:table-row>
        <table:table-row table:style-name="ro1">
          <table:table-cell/>
          <table:table-cell office:value-type="string" calcext:value-type="string">
            <text:p>width</text:p>
          </table:table-cell>
          <table:table-cell table:number-columns-repeated="20" table:style-name="ce9"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string" calcext:value-type="string">
            <text:p>height</text:p>
          </table:table-cell>
          <table:table-cell table:number-columns-repeated="20" table:style-name="ce9" office:value-type="float" office:value="216" calcext:value-type="float">
            <text:p>216</text:p>
          </table:table-cell>
        </table:table-row>
        <table:table-row table:style-name="ro1">
          <table:table-cell table:number-columns-repeated="2"/>
          <table:table-cell table:style-name="ce9" table:number-columns-repeated="20"/>
        </table:table-row>
        <table:table-row table:style-name="ro1">
          <table:table-cell/>
          <table:table-cell table:style-name="ce6" office:value-type="string" calcext:value-type="string">
            <text:p>HorizontalSegments</text:p>
          </table:table-cell>
          <table:table-cell table:style-name="ce6" table:formula="of:=FLOOR(ABS([.C11]/[.C$21]);1;1)" office:value-type="float" office:value="15" calcext:value-type="float">
            <text:p>15</text:p>
          </table:table-cell>
          <table:table-cell table:style-name="ce6" table:formula="of:=FLOOR(ABS([.D11]/[.D$21]);1;1)" office:value-type="float" office:value="7" calcext:value-type="float">
            <text:p>7</text:p>
          </table:table-cell>
          <table:table-cell table:style-name="ce6" table:formula="of:=FLOOR(ABS([.E11]/[.E$21]);1;1)" office:value-type="float" office:value="4" calcext:value-type="float">
            <text:p>4</text:p>
          </table:table-cell>
          <table:table-cell table:style-name="ce6" table:formula="of:=FLOOR(ABS([.F11]/[.F$21]);1;1)" office:value-type="float" office:value="3" calcext:value-type="float">
            <text:p>3</text:p>
          </table:table-cell>
          <table:table-cell table:style-name="ce6" table:formula="of:=FLOOR(ABS([.G11]/[.G$21]);1;1)" office:value-type="float" office:value="3" calcext:value-type="float">
            <text:p>3</text:p>
          </table:table-cell>
          <table:table-cell table:style-name="ce6" table:formula="of:=FLOOR(ABS([.H11]/[.H$21]);1;1)" office:value-type="float" office:value="3" calcext:value-type="float">
            <text:p>3</text:p>
          </table:table-cell>
          <table:table-cell table:style-name="ce6" table:formula="of:=FLOOR(ABS([.I11]/[.I$21]);1;1)" office:value-type="float" office:value="3" calcext:value-type="float">
            <text:p>3</text:p>
          </table:table-cell>
          <table:table-cell table:style-name="ce6" table:formula="of:=FLOOR(ABS([.J11]/[.J$21]);1;1)" office:value-type="float" office:value="3" calcext:value-type="float">
            <text:p>3</text:p>
          </table:table-cell>
          <table:table-cell table:style-name="ce6" table:formula="of:=FLOOR(ABS([.K11]/[.K$21]);1;1)" office:value-type="float" office:value="3" calcext:value-type="float">
            <text:p>3</text:p>
          </table:table-cell>
          <table:table-cell table:style-name="ce6" table:formula="of:=FLOOR(ABS([.L11]/[.L$21]);1;1)" office:value-type="float" office:value="3" calcext:value-type="float">
            <text:p>3</text:p>
          </table:table-cell>
          <table:table-cell table:style-name="ce6" table:formula="of:=FLOOR(ABS([.M11]/[.M$21]);1;1)" office:value-type="float" office:value="3" calcext:value-type="float">
            <text:p>3</text:p>
          </table:table-cell>
          <table:table-cell table:style-name="ce6" table:formula="of:=FLOOR(ABS([.N11]/[.N$21]);1;1)" office:value-type="float" office:value="3" calcext:value-type="float">
            <text:p>3</text:p>
          </table:table-cell>
          <table:table-cell table:style-name="ce6" table:formula="of:=FLOOR(ABS([.O11]/[.O$21]);1;1)" office:value-type="float" office:value="3" calcext:value-type="float">
            <text:p>3</text:p>
          </table:table-cell>
          <table:table-cell table:style-name="ce6" table:formula="of:=FLOOR(ABS([.P11]/[.P$21]);1;1)" office:value-type="float" office:value="3" calcext:value-type="float">
            <text:p>3</text:p>
          </table:table-cell>
          <table:table-cell table:style-name="ce6" table:formula="of:=FLOOR(ABS([.Q11]/[.Q$21]);1;1)" office:value-type="float" office:value="3" calcext:value-type="float">
            <text:p>3</text:p>
          </table:table-cell>
          <table:table-cell table:style-name="ce6" table:formula="of:=FLOOR(ABS([.R11]/[.R$21]);1;1)" office:value-type="float" office:value="3" calcext:value-type="float">
            <text:p>3</text:p>
          </table:table-cell>
          <table:table-cell table:style-name="ce6" table:formula="of:=FLOOR(ABS([.S11]/[.S$21]);1;1)" office:value-type="float" office:value="3" calcext:value-type="float">
            <text:p>3</text:p>
          </table:table-cell>
          <table:table-cell table:style-name="ce6" table:formula="of:=FLOOR(ABS([.T11]/[.T$21]);1;1)" office:value-type="float" office:value="2" calcext:value-type="float">
            <text:p>2</text:p>
          </table:table-cell>
          <table:table-cell table:style-name="ce6" table:formula="of:=FLOOR(ABS([.U11]/[.U$21]);1;1)" office:value-type="float" office:value="2" calcext:value-type="float">
            <text:p>2</text:p>
          </table:table-cell>
          <table:table-cell table:style-name="ce6" table:formula="of:=FLOOR(ABS([.V11]/[.V$21]);1;1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" office:value-type="string" calcext:value-type="string">
            <text:p>VeriticalSegments</text:p>
          </table:table-cell>
          <table:table-cell table:style-name="ce6" table:formula="of:=FLOOR(ABS([.C12]/[.C$21]);1;1)" office:value-type="float" office:value="8" calcext:value-type="float">
            <text:p>8</text:p>
          </table:table-cell>
          <table:table-cell table:style-name="ce6" table:formula="of:=FLOOR(ABS([.D12]/[.D$21]);1;1)" office:value-type="float" office:value="4" calcext:value-type="float">
            <text:p>4</text:p>
          </table:table-cell>
          <table:table-cell table:style-name="ce6" table:formula="of:=FLOOR(ABS([.E12]/[.E$21]);1;1)" office:value-type="float" office:value="2" calcext:value-type="float">
            <text:p>2</text:p>
          </table:table-cell>
          <table:table-cell table:style-name="ce6" table:formula="of:=FLOOR(ABS([.F12]/[.F$21]);1;1)" office:value-type="float" office:value="2" calcext:value-type="float">
            <text:p>2</text:p>
          </table:table-cell>
          <table:table-cell table:style-name="ce6" table:formula="of:=FLOOR(ABS([.G12]/[.G$21]);1;1)" office:value-type="float" office:value="2" calcext:value-type="float">
            <text:p>2</text:p>
          </table:table-cell>
          <table:table-cell table:style-name="ce6" table:formula="of:=FLOOR(ABS([.H12]/[.H$21]);1;1)" office:value-type="float" office:value="2" calcext:value-type="float">
            <text:p>2</text:p>
          </table:table-cell>
          <table:table-cell table:style-name="ce6" table:formula="of:=FLOOR(ABS([.I12]/[.I$21]);1;1)" office:value-type="float" office:value="2" calcext:value-type="float">
            <text:p>2</text:p>
          </table:table-cell>
          <table:table-cell table:style-name="ce6" table:formula="of:=FLOOR(ABS([.J12]/[.J$21]);1;1)" office:value-type="float" office:value="2" calcext:value-type="float">
            <text:p>2</text:p>
          </table:table-cell>
          <table:table-cell table:style-name="ce6" table:formula="of:=FLOOR(ABS([.K12]/[.K$21]);1;1)" office:value-type="float" office:value="2" calcext:value-type="float">
            <text:p>2</text:p>
          </table:table-cell>
          <table:table-cell table:style-name="ce6" table:formula="of:=FLOOR(ABS([.L12]/[.L$21]);1;1)" office:value-type="float" office:value="2" calcext:value-type="float">
            <text:p>2</text:p>
          </table:table-cell>
          <table:table-cell table:style-name="ce6" table:formula="of:=FLOOR(ABS([.M12]/[.M$21]);1;1)" office:value-type="float" office:value="2" calcext:value-type="float">
            <text:p>2</text:p>
          </table:table-cell>
          <table:table-cell table:style-name="ce6" table:formula="of:=FLOOR(ABS([.N12]/[.N$21]);1;1)" office:value-type="float" office:value="1" calcext:value-type="float">
            <text:p>1</text:p>
          </table:table-cell>
          <table:table-cell table:style-name="ce6" table:formula="of:=FLOOR(ABS([.O12]/[.O$21]);1;1)" office:value-type="float" office:value="1" calcext:value-type="float">
            <text:p>1</text:p>
          </table:table-cell>
          <table:table-cell table:style-name="ce6" table:formula="of:=FLOOR(ABS([.P12]/[.P$21]);1;1)" office:value-type="float" office:value="1" calcext:value-type="float">
            <text:p>1</text:p>
          </table:table-cell>
          <table:table-cell table:style-name="ce6" table:formula="of:=FLOOR(ABS([.Q12]/[.Q$21]);1;1)" office:value-type="float" office:value="1" calcext:value-type="float">
            <text:p>1</text:p>
          </table:table-cell>
          <table:table-cell table:style-name="ce6" table:formula="of:=FLOOR(ABS([.R12]/[.R$21]);1;1)" office:value-type="float" office:value="1" calcext:value-type="float">
            <text:p>1</text:p>
          </table:table-cell>
          <table:table-cell table:style-name="ce6" table:formula="of:=FLOOR(ABS([.S12]/[.S$21]);1;1)" office:value-type="float" office:value="1" calcext:value-type="float">
            <text:p>1</text:p>
          </table:table-cell>
          <table:table-cell table:style-name="ce6" table:formula="of:=FLOOR(ABS([.T12]/[.T$21]);1;1)" office:value-type="float" office:value="1" calcext:value-type="float">
            <text:p>1</text:p>
          </table:table-cell>
          <table:table-cell table:style-name="ce6" table:formula="of:=FLOOR(ABS([.U12]/[.U$21]);1;1)" office:value-type="float" office:value="1" calcext:value-type="float">
            <text:p>1</text:p>
          </table:table-cell>
          <table:table-cell table:style-name="ce6" table:formula="of:=FLOOR(ABS([.V12]/[.V$21]);1;1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6" office:value-type="string" calcext:value-type="string">
            <text:p>NumberOfSegments</text:p>
          </table:table-cell>
          <table:table-cell table:style-name="ce6" table:formula="of:=[.C14]*[.C15]" office:value-type="float" office:value="120" calcext:value-type="float">
            <text:p>120</text:p>
          </table:table-cell>
          <table:table-cell table:style-name="ce6" table:formula="of:=[.D14]*[.D15]" office:value-type="float" office:value="28" calcext:value-type="float">
            <text:p>28</text:p>
          </table:table-cell>
          <table:table-cell table:style-name="ce6" table:formula="of:=[.E14]*[.E15]" office:value-type="float" office:value="8" calcext:value-type="float">
            <text:p>8</text:p>
          </table:table-cell>
          <table:table-cell table:style-name="ce6" table:formula="of:=[.F14]*[.F15]" office:value-type="float" office:value="6" calcext:value-type="float">
            <text:p>6</text:p>
          </table:table-cell>
          <table:table-cell table:style-name="ce6" table:formula="of:=[.G14]*[.G15]" office:value-type="float" office:value="6" calcext:value-type="float">
            <text:p>6</text:p>
          </table:table-cell>
          <table:table-cell table:style-name="ce6" table:formula="of:=[.H14]*[.H15]" office:value-type="float" office:value="6" calcext:value-type="float">
            <text:p>6</text:p>
          </table:table-cell>
          <table:table-cell table:style-name="ce6" table:formula="of:=[.I14]*[.I15]" office:value-type="float" office:value="6" calcext:value-type="float">
            <text:p>6</text:p>
          </table:table-cell>
          <table:table-cell table:style-name="ce6" table:formula="of:=[.J14]*[.J15]" office:value-type="float" office:value="6" calcext:value-type="float">
            <text:p>6</text:p>
          </table:table-cell>
          <table:table-cell table:style-name="ce6" table:formula="of:=[.K14]*[.K15]" office:value-type="float" office:value="6" calcext:value-type="float">
            <text:p>6</text:p>
          </table:table-cell>
          <table:table-cell table:style-name="ce6" table:formula="of:=[.L14]*[.L15]" office:value-type="float" office:value="6" calcext:value-type="float">
            <text:p>6</text:p>
          </table:table-cell>
          <table:table-cell table:style-name="ce6" table:formula="of:=[.M14]*[.M15]" office:value-type="float" office:value="6" calcext:value-type="float">
            <text:p>6</text:p>
          </table:table-cell>
          <table:table-cell table:style-name="ce6" table:formula="of:=[.N14]*[.N15]" office:value-type="float" office:value="3" calcext:value-type="float">
            <text:p>3</text:p>
          </table:table-cell>
          <table:table-cell table:style-name="ce6" table:formula="of:=[.O14]*[.O15]" office:value-type="float" office:value="3" calcext:value-type="float">
            <text:p>3</text:p>
          </table:table-cell>
          <table:table-cell table:style-name="ce6" table:formula="of:=[.P14]*[.P15]" office:value-type="float" office:value="3" calcext:value-type="float">
            <text:p>3</text:p>
          </table:table-cell>
          <table:table-cell table:style-name="ce6" table:formula="of:=[.Q14]*[.Q15]" office:value-type="float" office:value="3" calcext:value-type="float">
            <text:p>3</text:p>
          </table:table-cell>
          <table:table-cell table:style-name="ce6" table:formula="of:=[.R14]*[.R15]" office:value-type="float" office:value="3" calcext:value-type="float">
            <text:p>3</text:p>
          </table:table-cell>
          <table:table-cell table:style-name="ce6" table:formula="of:=[.S14]*[.S15]" office:value-type="float" office:value="3" calcext:value-type="float">
            <text:p>3</text:p>
          </table:table-cell>
          <table:table-cell table:style-name="ce6" table:formula="of:=[.T14]*[.T15]" office:value-type="float" office:value="2" calcext:value-type="float">
            <text:p>2</text:p>
          </table:table-cell>
          <table:table-cell table:style-name="ce6" table:formula="of:=[.U14]*[.U15]" office:value-type="float" office:value="2" calcext:value-type="float">
            <text:p>2</text:p>
          </table:table-cell>
          <table:table-cell table:style-name="ce6" table:formula="of:=[.V14]*[.V15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7" office:value-type="string" calcext:value-type="string">
            <text:p>PercentageAreaCoveredHorizontal</text:p>
          </table:table-cell>
          <table:table-cell table:style-name="ce7" table:formula="of:=([.C14]*[.C$21])/[.C$11]" office:value-type="float" office:value="0.9765625" calcext:value-type="float">
            <text:p>0.977</text:p>
          </table:table-cell>
          <table:table-cell table:style-name="ce7" table:formula="of:=([.D14]*[.D$21])/[.D$11]" office:value-type="float" office:value="0.911458333333333" calcext:value-type="float">
            <text:p>0.911</text:p>
          </table:table-cell>
          <table:table-cell table:style-name="ce7" table:formula="of:=([.E14]*[.E$21])/[.E$11]" office:value-type="float" office:value="0.833333333333333" calcext:value-type="float">
            <text:p>0.833</text:p>
          </table:table-cell>
          <table:table-cell table:style-name="ce7" table:formula="of:=([.F14]*[.F$21])/[.F$11]" office:value-type="float" office:value="0.78125" calcext:value-type="float">
            <text:p>0.781</text:p>
          </table:table-cell>
          <table:table-cell table:style-name="ce7" table:formula="of:=([.G14]*[.G$21])/[.G$11]" office:value-type="float" office:value="0.78125" calcext:value-type="float">
            <text:p>0.781</text:p>
          </table:table-cell>
          <table:table-cell table:style-name="ce7" table:formula="of:=([.H14]*[.H$21])/[.H$11]" office:value-type="float" office:value="0.796875" calcext:value-type="float">
            <text:p>0.797</text:p>
          </table:table-cell>
          <table:table-cell table:style-name="ce7" table:formula="of:=([.I14]*[.I$21])/[.I$11]" office:value-type="float" office:value="0.8125" calcext:value-type="float">
            <text:p>0.813</text:p>
          </table:table-cell>
          <table:table-cell table:style-name="ce7" table:formula="of:=([.J14]*[.J$21])/[.J$11]" office:value-type="float" office:value="0.8203125" calcext:value-type="float">
            <text:p>0.820</text:p>
          </table:table-cell>
          <table:table-cell table:style-name="ce7" table:formula="of:=([.K14]*[.K$21])/[.K$11]" office:value-type="float" office:value="0.828125" calcext:value-type="float">
            <text:p>0.828</text:p>
          </table:table-cell>
          <table:table-cell table:style-name="ce7" table:formula="of:=([.L14]*[.L$21])/[.L$11]" office:value-type="float" office:value="0.8359375" calcext:value-type="float">
            <text:p>0.836</text:p>
          </table:table-cell>
          <table:table-cell table:style-name="ce7" table:formula="of:=([.M14]*[.M$21])/[.M$11]" office:value-type="float" office:value="0.84375" calcext:value-type="float">
            <text:p>0.844</text:p>
          </table:table-cell>
          <table:table-cell table:style-name="ce7" table:formula="of:=([.N14]*[.N$21])/[.N$11]" office:value-type="float" office:value="0.8515625" calcext:value-type="float">
            <text:p>0.852</text:p>
          </table:table-cell>
          <table:table-cell table:style-name="ce7" table:formula="of:=([.O14]*[.O$21])/[.O$11]" office:value-type="float" office:value="0.859375" calcext:value-type="float">
            <text:p>0.859</text:p>
          </table:table-cell>
          <table:table-cell table:style-name="ce7" table:formula="of:=([.P14]*[.P$21])/[.P$11]" office:value-type="float" office:value="0.8671875" calcext:value-type="float">
            <text:p>0.867</text:p>
          </table:table-cell>
          <table:table-cell table:style-name="ce7" table:formula="of:=([.Q14]*[.Q$21])/[.Q$11]" office:value-type="float" office:value="0.875" calcext:value-type="float">
            <text:p>0.875</text:p>
          </table:table-cell>
          <table:table-cell table:style-name="ce7" table:formula="of:=([.R14]*[.R$21])/[.R$11]" office:value-type="float" office:value="0.8828125" calcext:value-type="float">
            <text:p>0.883</text:p>
          </table:table-cell>
          <table:table-cell table:style-name="ce7" table:formula="of:=([.S14]*[.S$21])/[.S$11]" office:value-type="float" office:value="0.9765625" calcext:value-type="float">
            <text:p>0.977</text:p>
          </table:table-cell>
          <table:table-cell table:style-name="ce7" table:formula="of:=([.T14]*[.T$21])/[.T$11]" office:value-type="float" office:value="0.78125" calcext:value-type="float">
            <text:p>0.781</text:p>
          </table:table-cell>
          <table:table-cell table:style-name="ce7" table:formula="of:=([.U14]*[.U$21])/[.U$11]" office:value-type="float" office:value="0.911458333333333" calcext:value-type="float">
            <text:p>0.911</text:p>
          </table:table-cell>
          <table:table-cell table:style-name="ce7" table:formula="of:=([.V14]*[.V$21])/[.V$11]" office:value-type="float" office:value="0.520833333333333" calcext:value-type="float">
            <text:p>0.521</text:p>
          </table:table-cell>
        </table:table-row>
        <table:table-row table:style-name="ro1">
          <table:table-cell/>
          <table:table-cell table:style-name="ce7" office:value-type="string" calcext:value-type="string">
            <text:p>PercentageAreaCoveredVertical</text:p>
          </table:table-cell>
          <table:table-cell table:style-name="ce7" table:formula="of:=([.C15]*[.C$21])/[.C$12]" office:value-type="float" office:value="0.925925925925926" calcext:value-type="float">
            <text:p>0.926</text:p>
          </table:table-cell>
          <table:table-cell table:style-name="ce7" table:formula="of:=([.D15]*[.D$21])/[.D$12]" office:value-type="float" office:value="0.925925925925926" calcext:value-type="float">
            <text:p>0.926</text:p>
          </table:table-cell>
          <table:table-cell table:style-name="ce7" table:formula="of:=([.E15]*[.E$21])/[.E$12]" office:value-type="float" office:value="0.740740740740741" calcext:value-type="float">
            <text:p>0.741</text:p>
          </table:table-cell>
          <table:table-cell table:style-name="ce7" table:formula="of:=([.F15]*[.F$21])/[.F$12]" office:value-type="float" office:value="0.925925925925926" calcext:value-type="float">
            <text:p>0.926</text:p>
          </table:table-cell>
          <table:table-cell table:style-name="ce7" table:formula="of:=([.G15]*[.G$21])/[.G$12]" office:value-type="float" office:value="0.925925925925926" calcext:value-type="float">
            <text:p>0.926</text:p>
          </table:table-cell>
          <table:table-cell table:style-name="ce7" table:formula="of:=([.H15]*[.H$21])/[.H$12]" office:value-type="float" office:value="0.944444444444444" calcext:value-type="float">
            <text:p>0.944</text:p>
          </table:table-cell>
          <table:table-cell table:style-name="ce7" table:formula="of:=([.I15]*[.I$21])/[.I$12]" office:value-type="float" office:value="0.962962962962963" calcext:value-type="float">
            <text:p>0.963</text:p>
          </table:table-cell>
          <table:table-cell table:style-name="ce7" table:formula="of:=([.J15]*[.J$21])/[.J$12]" office:value-type="float" office:value="0.972222222222222" calcext:value-type="float">
            <text:p>0.972</text:p>
          </table:table-cell>
          <table:table-cell table:style-name="ce7" table:formula="of:=([.K15]*[.K$21])/[.K$12]" office:value-type="float" office:value="0.981481481481482" calcext:value-type="float">
            <text:p>0.981</text:p>
          </table:table-cell>
          <table:table-cell table:style-name="ce7" table:formula="of:=([.L15]*[.L$21])/[.L$12]" office:value-type="float" office:value="0.990740740740741" calcext:value-type="float">
            <text:p>0.991</text:p>
          </table:table-cell>
          <table:table-cell table:style-name="ce7" table:formula="of:=([.M15]*[.M$21])/[.M$12]" office:value-type="float" office:value="1" calcext:value-type="float">
            <text:p>1.000</text:p>
          </table:table-cell>
          <table:table-cell table:style-name="ce7" table:formula="of:=([.N15]*[.N$21])/[.N$12]" office:value-type="float" office:value="0.50462962962963" calcext:value-type="float">
            <text:p>0.505</text:p>
          </table:table-cell>
          <table:table-cell table:style-name="ce7" table:formula="of:=([.O15]*[.O$21])/[.O$12]" office:value-type="float" office:value="0.509259259259259" calcext:value-type="float">
            <text:p>0.509</text:p>
          </table:table-cell>
          <table:table-cell table:style-name="ce7" table:formula="of:=([.P15]*[.P$21])/[.P$12]" office:value-type="float" office:value="0.513888888888889" calcext:value-type="float">
            <text:p>0.514</text:p>
          </table:table-cell>
          <table:table-cell table:style-name="ce7" table:formula="of:=([.Q15]*[.Q$21])/[.Q$12]" office:value-type="float" office:value="0.518518518518518" calcext:value-type="float">
            <text:p>0.519</text:p>
          </table:table-cell>
          <table:table-cell table:style-name="ce7" table:formula="of:=([.R15]*[.R$21])/[.R$12]" office:value-type="float" office:value="0.523148148148148" calcext:value-type="float">
            <text:p>0.523</text:p>
          </table:table-cell>
          <table:table-cell table:style-name="ce7" table:formula="of:=([.S15]*[.S$21])/[.S$12]" office:value-type="float" office:value="0.578703703703704" calcext:value-type="float">
            <text:p>0.579</text:p>
          </table:table-cell>
          <table:table-cell table:style-name="ce7" table:formula="of:=([.T15]*[.T$21])/[.T$12]" office:value-type="float" office:value="0.694444444444444" calcext:value-type="float">
            <text:p>0.694</text:p>
          </table:table-cell>
          <table:table-cell table:style-name="ce7" table:formula="of:=([.U15]*[.U$21])/[.U$12]" office:value-type="float" office:value="0.810185185185185" calcext:value-type="float">
            <text:p>0.810</text:p>
          </table:table-cell>
          <table:table-cell table:style-name="ce7" table:formula="of:=([.V15]*[.V$21])/[.V$12]" office:value-type="float" office:value="0.925925925925926" calcext:value-type="float">
            <text:p>0.926</text:p>
          </table:table-cell>
        </table:table-row>
        <table:table-row table:style-name="ro1">
          <table:table-cell/>
          <table:table-cell table:style-name="ce8" office:value-type="string" calcext:value-type="string">
            <text:p>AreaCovered</text:p>
          </table:table-cell>
          <table:table-cell table:style-name="ce10" table:formula="of:=(SUM([.C17]+[.C18])/2)" office:value-type="float" office:value="0.951244212962963" calcext:value-type="float">
            <text:p>0.95</text:p>
          </table:table-cell>
          <table:table-cell table:style-name="ce10" table:formula="of:=(SUM([.D17]+[.D18])/2)" office:value-type="float" office:value="0.91869212962963" calcext:value-type="float">
            <text:p>0.92</text:p>
          </table:table-cell>
          <table:table-cell table:style-name="ce10" table:formula="of:=(SUM([.E17]+[.E18])/2)" office:value-type="float" office:value="0.787037037037037" calcext:value-type="float">
            <text:p>0.79</text:p>
          </table:table-cell>
          <table:table-cell table:style-name="ce10" table:formula="of:=(SUM([.F17]+[.F18])/2)" office:value-type="float" office:value="0.853587962962963" calcext:value-type="float">
            <text:p>0.85</text:p>
          </table:table-cell>
          <table:table-cell table:style-name="ce10" table:formula="of:=(SUM([.G17]+[.G18])/2)" office:value-type="float" office:value="0.853587962962963" calcext:value-type="float">
            <text:p>0.85</text:p>
          </table:table-cell>
          <table:table-cell table:style-name="ce10" table:formula="of:=(SUM([.H17]+[.H18])/2)" office:value-type="float" office:value="0.870659722222222" calcext:value-type="float">
            <text:p>0.87</text:p>
          </table:table-cell>
          <table:table-cell table:style-name="ce10" table:formula="of:=(SUM([.I17]+[.I18])/2)" office:value-type="float" office:value="0.887731481481481" calcext:value-type="float">
            <text:p>0.89</text:p>
          </table:table-cell>
          <table:table-cell table:style-name="ce10" table:formula="of:=(SUM([.J17]+[.J18])/2)" office:value-type="float" office:value="0.896267361111111" calcext:value-type="float">
            <text:p>0.90</text:p>
          </table:table-cell>
          <table:table-cell table:style-name="ce10" table:formula="of:=(SUM([.K17]+[.K18])/2)" office:value-type="float" office:value="0.904803240740741" calcext:value-type="float">
            <text:p>0.90</text:p>
          </table:table-cell>
          <table:table-cell table:style-name="ce10" table:formula="of:=(SUM([.L17]+[.L18])/2)" office:value-type="float" office:value="0.91333912037037" calcext:value-type="float">
            <text:p>0.91</text:p>
          </table:table-cell>
          <table:table-cell table:style-name="ce10" table:formula="of:=(SUM([.M17]+[.M18])/2)" office:value-type="float" office:value="0.921875" calcext:value-type="float">
            <text:p>0.92</text:p>
          </table:table-cell>
          <table:table-cell table:style-name="ce10" table:formula="of:=(SUM([.N17]+[.N18])/2)" office:value-type="float" office:value="0.678096064814815" calcext:value-type="float">
            <text:p>0.68</text:p>
          </table:table-cell>
          <table:table-cell table:style-name="ce10" table:formula="of:=(SUM([.O17]+[.O18])/2)" office:value-type="float" office:value="0.68431712962963" calcext:value-type="float">
            <text:p>0.68</text:p>
          </table:table-cell>
          <table:table-cell table:style-name="ce10" table:formula="of:=(SUM([.P17]+[.P18])/2)" office:value-type="float" office:value="0.690538194444444" calcext:value-type="float">
            <text:p>0.69</text:p>
          </table:table-cell>
          <table:table-cell table:style-name="ce10" table:formula="of:=(SUM([.Q17]+[.Q18])/2)" office:value-type="float" office:value="0.696759259259259" calcext:value-type="float">
            <text:p>0.70</text:p>
          </table:table-cell>
          <table:table-cell table:style-name="ce10" table:formula="of:=(SUM([.R17]+[.R18])/2)" office:value-type="float" office:value="0.702980324074074" calcext:value-type="float">
            <text:p>0.70</text:p>
          </table:table-cell>
          <table:table-cell table:style-name="ce10" table:formula="of:=(SUM([.S17]+[.S18])/2)" office:value-type="float" office:value="0.777633101851852" calcext:value-type="float">
            <text:p>0.78</text:p>
          </table:table-cell>
          <table:table-cell table:style-name="ce10" table:formula="of:=(SUM([.T17]+[.T18])/2)" office:value-type="float" office:value="0.737847222222222" calcext:value-type="float">
            <text:p>0.74</text:p>
          </table:table-cell>
          <table:table-cell table:style-name="ce10" table:formula="of:=(SUM([.U17]+[.U18])/2)" office:value-type="float" office:value="0.860821759259259" calcext:value-type="float">
            <text:p>0.86</text:p>
          </table:table-cell>
          <table:table-cell table:style-name="ce10" table:formula="of:=(SUM([.V17]+[.V18])/2)" office:value-type="float" office:value="0.72337962962963" calcext:value-type="float">
            <text:p>0.7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 table:visibility="collapse">
          <table:table-cell/>
          <table:table-cell office:value-type="string" calcext:value-type="string">
            <text:p>micro FScore</text:p>
          </table:table-cell>
          <table:table-cell office:value-type="float" office:value="0.331551" calcext:value-type="float">
            <text:p>0.331551</text:p>
          </table:table-cell>
          <table:table-cell office:value-type="float" office:value="0.468424" calcext:value-type="float">
            <text:p>0.468424</text:p>
          </table:table-cell>
          <table:table-cell office:value-type="float" office:value="0.552083" calcext:value-type="float">
            <text:p>0.552083</text:p>
          </table:table-cell>
          <table:table-cell office:value-type="float" office:value="0.606481" calcext:value-type="float">
            <text:p>0.606481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34259" calcext:value-type="float">
            <text:p>0.634259</text:p>
          </table:table-cell>
          <table:table-cell office:value-type="float" office:value="0.62963" calcext:value-type="float">
            <text:p>0.62963</text:p>
          </table:table-cell>
          <table:table-cell office:value-type="float" office:value="0.643519" calcext:value-type="float">
            <text:p>0.643519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671296" calcext:value-type="float">
            <text:p>0.671296</text:p>
          </table:table-cell>
          <table:table-cell office:value-type="float" office:value="0.688372" calcext:value-type="float">
            <text:p>0.688372</text:p>
          </table:table-cell>
          <table:table-cell office:value-type="float" office:value="0.592593" calcext:value-type="float">
            <text:p>0.592593</text:p>
          </table:table-cell>
          <table:table-cell table:number-columns-repeated="3" office:value-type="float" office:value="0.685185" calcext:value-type="float">
            <text:p>0.685185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48148" calcext:value-type="float">
            <text:p>0.64814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36111" calcext:value-type="float">
            <text:p>0.736111</text:p>
          </table:table-cell>
          <table:table-cell office:value-type="float" office:value="0.722222" calcext:value-type="float">
            <text:p>0.722222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table:style-name="ce11" office:value-type="float" office:value="0.322458" calcext:value-type="float">
            <text:p>0.32</text:p>
          </table:table-cell>
          <table:table-cell table:style-name="ce11" office:value-type="float" office:value="0.466042" calcext:value-type="float">
            <text:p>0.47</text:p>
          </table:table-cell>
          <table:table-cell table:style-name="ce11" office:value-type="float" office:value="0.567366" calcext:value-type="float">
            <text:p>0.57</text:p>
          </table:table-cell>
          <table:table-cell table:style-name="ce11" office:value-type="float" office:value="0.60023" calcext:value-type="float">
            <text:p>0.60</text:p>
          </table:table-cell>
          <table:table-cell table:style-name="ce11" office:value-type="float" office:value="0.578654" calcext:value-type="float">
            <text:p>0.58</text:p>
          </table:table-cell>
          <table:table-cell table:style-name="ce11" office:value-type="float" office:value="0.649905" calcext:value-type="float">
            <text:p>0.65</text:p>
          </table:table-cell>
          <table:table-cell table:style-name="ce11" office:value-type="float" office:value="0.655939" calcext:value-type="float">
            <text:p>0.66</text:p>
          </table:table-cell>
          <table:table-cell table:style-name="ce11" office:value-type="float" office:value="0.650936" calcext:value-type="float">
            <text:p>0.65</text:p>
          </table:table-cell>
          <table:table-cell table:style-name="ce11" office:value-type="float" office:value="0.62751" calcext:value-type="float">
            <text:p>0.63</text:p>
          </table:table-cell>
          <table:table-cell table:style-name="ce11" office:value-type="float" office:value="0.679185" calcext:value-type="float">
            <text:p>0.68</text:p>
          </table:table-cell>
          <table:table-cell table:style-name="ce11" office:value-type="float" office:value="0.690281" calcext:value-type="float">
            <text:p>0.69</text:p>
          </table:table-cell>
          <table:table-cell table:style-name="ce11" office:value-type="float" office:value="0.606165" calcext:value-type="float">
            <text:p>0.61</text:p>
          </table:table-cell>
          <table:table-cell table:style-name="ce11" office:value-type="float" office:value="0.699515" calcext:value-type="float">
            <text:p>0.70</text:p>
          </table:table-cell>
          <table:table-cell table:style-name="ce11" office:value-type="float" office:value="0.691462" calcext:value-type="float">
            <text:p>0.69</text:p>
          </table:table-cell>
          <table:table-cell table:style-name="ce11" office:value-type="float" office:value="0.692773" calcext:value-type="float">
            <text:p>0.69</text:p>
          </table:table-cell>
          <table:table-cell table:style-name="ce11" office:value-type="float" office:value="0.730341" calcext:value-type="float">
            <text:p>0.73</text:p>
          </table:table-cell>
          <table:table-cell table:style-name="ce11" office:value-type="float" office:value="0.660186" calcext:value-type="float">
            <text:p>0.66</text:p>
          </table:table-cell>
          <table:table-cell table:style-name="ce11" office:value-type="float" office:value="0.679881" calcext:value-type="float">
            <text:p>0.68</text:p>
          </table:table-cell>
          <table:table-cell table:style-name="ce11" office:value-type="float" office:value="0.743222" calcext:value-type="float">
            <text:p>0.74</text:p>
          </table:table-cell>
          <table:table-cell table:style-name="ce11" office:value-type="float" office:value="0.748971" calcext:value-type="float">
            <text:p>0.75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44" calcext:value-type="float">
            <text:p>244</text:p>
          </table:table-cell>
          <table:table-cell office:value-type="float" office:value="90" calcext:value-type="float">
            <text:p>90</text:p>
          </table:table-cell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723" calcext:value-type="float">
            <text:p>723</text:p>
          </table:table-cell>
          <table:table-cell office:value-type="float" office:value="171" calcext:value-type="float">
            <text:p>171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842" calcext:value-type="float">
            <text:p>2842</text:p>
          </table:table-cell>
          <table:table-cell office:value-type="float" office:value="664" calcext:value-type="float">
            <text:p>664</text:p>
          </table:table-cell>
          <table:table-cell office:value-type="float" office:value="205" calcext:value-type="float">
            <text:p>205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43" calcext:value-type="float">
            <text:p>143</text:p>
          </table:table-cell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84" calcext:value-type="float">
            <text:p>8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76" calcext:value-type="float">
            <text:p>476</text:p>
          </table:table-cell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78" calcext:value-type="float">
            <text:p>278</text:p>
          </table:table-cell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455" calcext:value-type="float">
            <text:p>455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109" calcext:value-type="float">
            <text:p>3109</text:p>
          </table:table-cell>
          <table:table-cell office:value-type="float" office:value="801" calcext:value-type="float">
            <text:p>80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68" calcext:value-type="float">
            <text:p>168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442" calcext:value-type="float">
            <text:p>442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68" calcext:value-type="float">
            <text:p>168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64" calcext:value-type="float">
            <text:p>364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218" calcext:value-type="float">
            <text:p>3218</text:p>
          </table:table-cell>
          <table:table-cell office:value-type="float" office:value="740" calcext:value-type="float">
            <text:p>740</text:p>
          </table:table-cell>
          <table:table-cell office:value-type="float" office:value="234" calcext:value-type="float">
            <text:p>234</text:p>
          </table:table-cell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59" calcext:value-type="float">
            <text:p>59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52" calcext:value-type="float">
            <text:p>552</text:p>
          </table:table-cell>
          <table:table-cell office:value-type="float" office:value="110" calcext:value-type="float">
            <text:p>110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83" calcext:value-type="float">
            <text:p>183</text:p>
          </table:table-cell>
          <table:table-cell office:value-type="float" office:value="75" calcext:value-type="float">
            <text:p>7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83" calcext:value-type="float">
            <text:p>283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291" calcext:value-type="float">
            <text:p>3291</text:p>
          </table:table-cell>
          <table:table-cell office:value-type="float" office:value="775" calcext:value-type="float">
            <text:p>775</text:p>
          </table:table-cell>
          <table:table-cell office:value-type="float" office:value="228" calcext:value-type="float">
            <text:p>228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63" calcext:value-type="float">
            <text:p>163</text:p>
          </table:table-cell>
          <table:table-cell office:value-type="float" office:value="165" calcext:value-type="float">
            <text:p>165</text:p>
          </table:table-cell>
          <table:table-cell office:value-type="float" office:value="177" calcext:value-type="float">
            <text:p>177</text:p>
          </table:table-cell>
          <table:table-cell office:value-type="float" office:value="87" calcext:value-type="float">
            <text:p>87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37" calcext:value-type="float">
            <text:p>537</text:p>
          </table:table-cell>
          <table:table-cell office:value-type="float" office:value="93" calcext:value-type="float">
            <text:p>93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507" calcext:value-type="float">
            <text:p>507</text:p>
          </table:table-cell>
          <table:table-cell office:value-type="float" office:value="127" calcext:value-type="float">
            <text:p>127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789" calcext:value-type="float">
            <text:p>789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2774" calcext:value-type="float">
            <text:p>2774</text:p>
          </table:table-cell>
          <table:table-cell office:value-type="float" office:value="731" calcext:value-type="float">
            <text:p>731</text:p>
          </table:table-cell>
          <table:table-cell office:value-type="float" office:value="232" calcext:value-type="float">
            <text:p>232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office:value-type="float" office:value="175" calcext:value-type="float">
            <text:p>175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213" calcext:value-type="float">
            <text:p>213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0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242" calcext:value-type="float">
            <text:p>242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3320" calcext:value-type="float">
            <text:p>3320</text:p>
          </table:table-cell>
          <table:table-cell office:value-type="float" office:value="772" calcext:value-type="float">
            <text:p>772</text:p>
          </table:table-cell>
          <table:table-cell office:value-type="float" office:value="212" calcext:value-type="float">
            <text:p>212</text:p>
          </table:table-cell>
          <table:table-cell office:value-type="float" office:value="169" calcext:value-type="float">
            <text:p>169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157" calcext:value-type="float">
            <text:p>157</text:p>
          </table:table-cell>
          <table:table-cell office:value-type="float" office:value="166" calcext:value-type="float">
            <text:p>166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674" calcext:value-type="float">
            <text:p>674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252327" calcext:value-type="float">
            <text:p>0.252327</text:p>
          </table:table-cell>
          <table:table-cell office:value-type="float" office:value="0.344828" calcext:value-type="float">
            <text:p>0.344828</text:p>
          </table:table-cell>
          <table:table-cell office:value-type="float" office:value="0.513889" calcext:value-type="float">
            <text:p>0.513889</text:p>
          </table:table-cell>
          <table:table-cell office:value-type="float" office:value="0.393939" calcext:value-type="float">
            <text:p>0.393939</text:p>
          </table:table-cell>
          <table:table-cell office:value-type="float" office:value="0.55" calcext:value-type="float">
            <text:p>0.55</text:p>
          </table:table-cell>
          <table:table-cell office:value-type="float" office:value="0.421875" calcext:value-type="float">
            <text:p>0.421875</text:p>
          </table:table-cell>
          <table:table-cell office:value-type="float" office:value="0.474576" calcext:value-type="float">
            <text:p>0.474576</text:p>
          </table:table-cell>
          <table:table-cell office:value-type="float" office:value="0.547619" calcext:value-type="float">
            <text:p>0.547619</text:p>
          </table:table-cell>
          <table:table-cell office:value-type="float" office:value="0.367347" calcext:value-type="float">
            <text:p>0.367347</text:p>
          </table:table-cell>
          <table:table-cell office:value-type="float" office:value="0.478261" calcext:value-type="float">
            <text:p>0.478261</text:p>
          </table:table-cell>
          <table:table-cell office:value-type="float" office:value="0.571429" calcext:value-type="float">
            <text:p>0.571429</text:p>
          </table:table-cell>
          <table:table-cell table:number-columns-repeated="2" office:value-type="float" office:value="0.684211" calcext:value-type="float">
            <text:p>0.684211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466667" calcext:value-type="float">
            <text:p>0.466667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79263" calcext:value-type="float">
            <text:p>0.379263</text:p>
          </table:table-cell>
          <table:table-cell office:value-type="float" office:value="0.751825" calcext:value-type="float">
            <text:p>0.751825</text:p>
          </table:table-cell>
          <table:table-cell office:value-type="float" office:value="0.452055" calcext:value-type="float">
            <text:p>0.452055</text:p>
          </table:table-cell>
          <table:table-cell office:value-type="float" office:value="0.592593" calcext:value-type="float">
            <text:p>0.592593</text:p>
          </table:table-cell>
          <table:table-cell office:value-type="float" office:value="0.488372" calcext:value-type="float">
            <text:p>0.488372</text:p>
          </table:table-cell>
          <table:table-cell office:value-type="float" office:value="0.736842" calcext:value-type="float">
            <text:p>0.736842</text:p>
          </table:table-cell>
          <table:table-cell office:value-type="float" office:value="0.543478" calcext:value-type="float">
            <text:p>0.543478</text:p>
          </table:table-cell>
          <table:table-cell table:number-columns-repeated="2" office:value-type="float" office:value="0.806452" calcext:value-type="float">
            <text:p>0.806452</text:p>
          </table:table-cell>
          <table:table-cell office:value-type="float" office:value="0.707317" calcext:value-type="float">
            <text:p>0.707317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736842" calcext:value-type="float">
            <text:p>0.736842</text:p>
          </table:table-cell>
          <table:table-cell office:value-type="float" office:value="0.551724" calcext:value-type="float">
            <text:p>0.551724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882353" calcext:value-type="float">
            <text:p>0.88235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82609" calcext:value-type="float">
            <text:p>0.782609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0.647059" calcext:value-type="float">
            <text:p>0.647059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315789" calcext:value-type="float">
            <text:p>0.315789</text:p>
          </table:table-cell>
          <table:table-cell office:value-type="float" office:value="0.374194" calcext:value-type="float">
            <text:p>0.374194</text:p>
          </table:table-cell>
          <table:table-cell office:value-type="float" office:value="0.7" calcext:value-type="float">
            <text:p>0.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68182" calcext:value-type="float">
            <text:p>0.568182</text:p>
          </table:table-cell>
          <table:table-cell office:value-type="float" office:value="0.862069" calcext:value-type="float">
            <text:p>0.862069</text:p>
          </table:table-cell>
          <table:table-cell office:value-type="float" office:value="0.84" calcext:value-type="float">
            <text:p>0.84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0.647059" calcext:value-type="float">
            <text:p>0.647059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714286" calcext:value-type="float">
            <text:p>0.714286</text:p>
          </table:table-cell>
          <table:table-cell office:value-type="float" office:value="0.8" calcext:value-type="float">
            <text:p>0.8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392704" calcext:value-type="float">
            <text:p>0.392704</text:p>
          </table:table-cell>
          <table:table-cell office:value-type="float" office:value="0.551471" calcext:value-type="float">
            <text:p>0.551471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709677" calcext:value-type="float">
            <text:p>0.709677</text:p>
          </table:table-cell>
          <table:table-cell office:value-type="float" office:value="0.772727" calcext:value-type="float">
            <text:p>0.772727</text:p>
          </table:table-cell>
          <table:table-cell office:value-type="float" office:value="0.622222" calcext:value-type="float">
            <text:p>0.622222</text:p>
          </table:table-cell>
          <table:table-cell office:value-type="float" office:value="0.605263" calcext:value-type="float">
            <text:p>0.605263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882353" calcext:value-type="float">
            <text:p>0.88235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592593" calcext:value-type="float">
            <text:p>0.592593</text:p>
          </table:table-cell>
          <table:table-cell office:value-type="float" office:value="0.565217" calcext:value-type="float">
            <text:p>0.565217</text:p>
          </table:table-cell>
          <table:table-cell office:value-type="float" office:value="0.586207" calcext:value-type="float">
            <text:p>0.586207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818182" calcext:value-type="float">
            <text:p>0.818182</text:p>
          </table:table-cell>
          <table:table-cell office:value-type="float" office:value="1" calcext:value-type="float">
            <text:p>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391204" calcext:value-type="float">
            <text:p>0.391204</text:p>
          </table:table-cell>
          <table:table-cell office:value-type="float" office:value="0.549784" calcext:value-type="float">
            <text:p>0.549784</text:p>
          </table:table-cell>
          <table:table-cell office:value-type="float" office:value="0.809524" calcext:value-type="float">
            <text:p>0.809524</text:p>
          </table:table-cell>
          <table:table-cell office:value-type="float" office:value="0.875" calcext:value-type="float">
            <text:p>0.875</text:p>
          </table:table-cell>
          <table:table-cell office:value-type="float" office:value="0.942857" calcext:value-type="float">
            <text:p>0.942857</text:p>
          </table:table-cell>
          <table:table-cell office:value-type="float" office:value="0.827586" calcext:value-type="float">
            <text:p>0.827586</text:p>
          </table:table-cell>
          <table:table-cell office:value-type="float" office:value="0.962963" calcext:value-type="float">
            <text:p>0.962963</text:p>
          </table:table-cell>
          <table:table-cell office:value-type="float" office:value="0.851852" calcext:value-type="float">
            <text:p>0.851852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90625" calcext:value-type="float">
            <text:p>0.90625</text:p>
          </table:table-cell>
          <table:table-cell office:value-type="float" office:value="0.875" calcext:value-type="float">
            <text:p>0.875</text:p>
          </table:table-cell>
          <table:table-cell office:value-type="float" office:value="0.9" calcext:value-type="float">
            <text:p>0.9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875" calcext:value-type="float">
            <text:p>0.875</text:p>
          </table:table-cell>
          <table:table-cell office:value-type="float" office:value="0.823529" calcext:value-type="float">
            <text:p>0.823529</text:p>
          </table:table-cell>
          <table:table-cell table:number-columns-repeated="2" office:value-type="float" office:value="0.916667" calcext:value-type="float">
            <text:p>0.9166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159722" calcext:value-type="float">
            <text:p>0.159722</text:p>
          </table:table-cell>
          <table:table-cell office:value-type="float" office:value="0.216867" calcext:value-type="float">
            <text:p>0.216867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44" calcext:value-type="float">
            <text:p>0.44</text:p>
          </table:table-cell>
          <table:table-cell office:value-type="float" office:value="0.513514" calcext:value-type="float">
            <text:p>0.513514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439024" calcext:value-type="float">
            <text:p>0.439024</text:p>
          </table:table-cell>
          <table:table-cell office:value-type="float" office:value="0.5" calcext:value-type="float">
            <text:p>0.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5" calcext:value-type="float">
            <text:p>0.5</text:p>
          </table:table-cell>
          <table:table-cell office:value-type="float" office:value="0.352941" calcext:value-type="float">
            <text:p>0.352941</text:p>
          </table:table-cell>
          <table:table-cell office:value-type="float" office:value="0.421053" calcext:value-type="float">
            <text:p>0.421053</text:p>
          </table:table-cell>
          <table:table-cell office:value-type="float" office:value="0.7" calcext:value-type="float">
            <text:p>0.7</text:p>
          </table:table-cell>
          <table:table-cell office:value-type="float" office:value="0.428571" calcext:value-type="float">
            <text:p>0.428571</text:p>
          </table:table-cell>
          <table:table-cell office:value-type="float" office:value="0.5" calcext:value-type="float">
            <text:p>0.5</text:p>
          </table:table-cell>
          <table:table-cell office:value-type="float" office:value="0.625" calcext:value-type="float">
            <text:p>0.62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338889" calcext:value-type="float">
            <text:p>0.338889</text:p>
          </table:table-cell>
          <table:table-cell office:value-type="float" office:value="0.535714" calcext:value-type="float">
            <text:p>0.535714</text:p>
          </table:table-cell>
          <table:table-cell office:value-type="float" office:value="0.770833" calcext:value-type="float">
            <text:p>0.770833</text:p>
          </table:table-cell>
          <table:table-cell office:value-type="float" office:value="0.361111" calcext:value-type="float">
            <text:p>0.361111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75" calcext:value-type="float">
            <text:p>0.7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5" calcext:value-type="float">
            <text:p>0.5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722222" calcext:value-type="float">
            <text:p>0.722222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777778" calcext:value-type="float">
            <text:p>0.777778</text:p>
          </table:table-cell>
          <table:table-cell table:number-columns-repeated="3"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386111" calcext:value-type="float">
            <text:p>0.386111</text:p>
          </table:table-cell>
          <table:table-cell office:value-type="float" office:value="0.613095" calcext:value-type="float">
            <text:p>0.613095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777778" calcext:value-type="float">
            <text:p>0.777778</text:p>
          </table:table-cell>
          <table:table-cell table:number-columns-repeated="3" office:value-type="float" office:value="0.694444" calcext:value-type="float">
            <text:p>0.694444</text:p>
          </table:table-cell>
          <table:table-cell office:value-type="float" office:value="0.805556" calcext:value-type="float">
            <text:p>0.805556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777778" calcext:value-type="float">
            <text:p>0.7777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233333" calcext:value-type="float">
            <text:p>0.233333</text:p>
          </table:table-cell>
          <table:table-cell office:value-type="float" office:value="0.345238" calcext:value-type="float">
            <text:p>0.345238</text:p>
          </table:table-cell>
          <table:table-cell office:value-type="float" office:value="0.291667" calcext:value-type="float">
            <text:p>0.291667</text:p>
          </table:table-cell>
          <table:table-cell office:value-type="float" office:value="0.722222" calcext:value-type="float">
            <text:p>0.722222</text:p>
          </table:table-cell>
          <table:table-cell table:number-columns-repeated="2" office:value-type="float" office:value="0.694444" calcext:value-type="float">
            <text:p>0.694444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75" calcext:value-type="float">
            <text:p>0.75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333333" calcext:value-type="float">
            <text:p>0.333333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254167" calcext:value-type="float">
            <text:p>0.254167</text:p>
          </table:table-cell>
          <table:table-cell office:value-type="float" office:value="0.446429" calcext:value-type="float">
            <text:p>0.446429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555556" calcext:value-type="float">
            <text:p>0.555556</text:p>
          </table:table-cell>
          <table:table-cell table:number-columns-repeated="2" office:value-type="float" office:value="0.888889" calcext:value-type="float">
            <text:p>0.888889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704167" calcext:value-type="float">
            <text:p>0.704167</text:p>
          </table:table-cell>
          <table:table-cell office:value-type="float" office:value="0.755952" calcext:value-type="float">
            <text:p>0.755952</text:p>
          </table:table-cell>
          <table:table-cell office:value-type="float" office:value="0.708333" calcext:value-type="float">
            <text:p>0.708333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805556" calcext:value-type="float">
            <text:p>0.805556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5" calcext:value-type="float">
            <text:p>0.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888889" calcext:value-type="float">
            <text:p>0.888889</text:p>
          </table:table-cell>
          <table:table-cell table:number-columns-repeated="2" office:value-type="float" office:value="0.777778" calcext:value-type="float">
            <text:p>0.777778</text:p>
          </table:table-cell>
          <table:table-cell office:value-type="float" office:value="0.611111" calcext:value-type="float">
            <text:p>0.611111</text:p>
          </table:table-cell>
          <table:table-cell table:number-columns-repeated="2" office:value-type="float" office:value="0.916667" calcext:value-type="float">
            <text:p>0.916667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0638889" calcext:value-type="float">
            <text:p>0.0638889</text:p>
          </table:table-cell>
          <table:table-cell office:value-type="float" office:value="0.107143" calcext:value-type="float">
            <text:p>0.107143</text:p>
          </table:table-cell>
          <table:table-cell office:value-type="float" office:value="0.291667" calcext:value-type="float">
            <text:p>0.291667</text:p>
          </table:table-cell>
          <table:table-cell table:number-columns-repeated="2" office:value-type="float" office:value="0.222222" calcext:value-type="float">
            <text:p>0.222222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88889" calcext:value-type="float">
            <text:p>0.388889</text:p>
          </table:table-cell>
          <table:table-cell table:number-columns-repeated="3" office:value-type="float" office:value="0.333333" calcext:value-type="float">
            <text:p>0.333333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388889" calcext:value-type="float">
            <text:p>0.388889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CropSiz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6">
            <text:p>FScore</text:p>
          </table:table-cell>
          <table:table-cell office:value-type="string" calcext:value-type="string">
            <text:p>Grass</text:p>
          </table:table-cell>
          <table:table-cell office:value-type="float" office:value="0.289271" calcext:value-type="float">
            <text:p>0.289271</text:p>
          </table:table-cell>
          <table:table-cell office:value-type="float" office:value="0.41958" calcext:value-type="float">
            <text:p>0.41958</text:p>
          </table:table-cell>
          <table:table-cell office:value-type="float" office:value="0.616667" calcext:value-type="float">
            <text:p>0.616667</text:p>
          </table:table-cell>
          <table:table-cell office:value-type="float" office:value="0.376812" calcext:value-type="float">
            <text:p>0.376812</text:p>
          </table:table-cell>
          <table:table-cell office:value-type="float" office:value="0.578947" calcext:value-type="float">
            <text:p>0.578947</text:p>
          </table:table-cell>
          <table:table-cell office:value-type="float" office:value="0.54" calcext:value-type="float">
            <text:p>0.54</text:p>
          </table:table-cell>
          <table:table-cell office:value-type="float" office:value="0.589474" calcext:value-type="float">
            <text:p>0.589474</text:p>
          </table:table-cell>
          <table:table-cell office:value-type="float" office:value="0.589744" calcext:value-type="float">
            <text:p>0.589744</text:p>
          </table:table-cell>
          <table:table-cell office:value-type="float" office:value="0.423529" calcext:value-type="float">
            <text:p>0.423529</text:p>
          </table:table-cell>
          <table:table-cell office:value-type="float" office:value="0.536585" calcext:value-type="float">
            <text:p>0.536585</text:p>
          </table:table-cell>
          <table:table-cell office:value-type="float" office:value="0.615385" calcext:value-type="float">
            <text:p>0.615385</text:p>
          </table:table-cell>
          <table:table-cell table:number-columns-repeated="2" office:value-type="float" office:value="0.702703" calcext:value-type="float">
            <text:p>0.702703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625" calcext:value-type="float">
            <text:p>0.62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516129" calcext:value-type="float">
            <text:p>0.516129</text:p>
          </table:table-cell>
          <table:table-cell office:value-type="float" office:value="0.64" calcext:value-type="float">
            <text:p>0.64</text:p>
          </table:table-cell>
          <table:table-cell office:value-type="float" office:value="0.571429" calcext:value-type="float">
            <text:p>0.571429</text:p>
          </table:table-cell>
        </table:table-row>
        <table:table-row table:style-name="ro1">
          <table:covered-table-cell table:style-name="ce1"/>
          <table:table-cell office:value-type="string" calcext:value-type="string">
            <text:p>Hedge</text:p>
          </table:table-cell>
          <table:table-cell office:value-type="float" office:value="0.382657" calcext:value-type="float">
            <text:p>0.382657</text:p>
          </table:table-cell>
          <table:table-cell office:value-type="float" office:value="0.67541" calcext:value-type="float">
            <text:p>0.67541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0.531646" calcext:value-type="float">
            <text:p>0.531646</text:p>
          </table:table-cell>
          <table:table-cell office:value-type="float" office:value="0.756757" calcext:value-type="float">
            <text:p>0.756757</text:p>
          </table:table-cell>
          <table:table-cell office:value-type="float" office:value="0.609756" calcext:value-type="float">
            <text:p>0.609756</text:p>
          </table:table-cell>
          <table:table-cell table:number-columns-repeated="2" office:value-type="float" office:value="0.746269" calcext:value-type="float">
            <text:p>0.746269</text:p>
          </table:table-cell>
          <table:table-cell office:value-type="float" office:value="0.753247" calcext:value-type="float">
            <text:p>0.753247</text:p>
          </table:table-cell>
          <table:table-cell office:value-type="float" office:value="0.702703" calcext:value-type="float">
            <text:p>0.702703</text:p>
          </table:table-cell>
          <table:table-cell office:value-type="float" office:value="0.756757" calcext:value-type="float">
            <text:p>0.756757</text:p>
          </table:table-cell>
          <table:table-cell office:value-type="float" office:value="0.680851" calcext:value-type="float">
            <text:p>0.680851</text:p>
          </table:table-cell>
          <table:table-cell office:value-type="float" office:value="0.742857" calcext:value-type="float">
            <text:p>0.742857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717949" calcext:value-type="float">
            <text:p>0.717949</text:p>
          </table:table-cell>
          <table:table-cell office:value-type="float" office:value="0.878049" calcext:value-type="float">
            <text:p>0.878049</text:p>
          </table:table-cell>
          <table:table-cell office:value-type="float" office:value="0.827586" calcext:value-type="float">
            <text:p>0.827586</text:p>
          </table:table-cell>
          <table:table-cell office:value-type="float" office:value="0.758621" calcext:value-type="float">
            <text:p>0.758621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covered-table-cell/>
          <table:table-cell office:value-type="string" calcext:value-type="string">
            <text:p>RectPaving</text:p>
          </table:table-cell>
          <table:table-cell office:value-type="float" office:value="0.268371" calcext:value-type="float">
            <text:p>0.268371</text:p>
          </table:table-cell>
          <table:table-cell office:value-type="float" office:value="0.359133" calcext:value-type="float">
            <text:p>0.359133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693333" calcext:value-type="float">
            <text:p>0.693333</text:p>
          </table:table-cell>
          <table:table-cell office:value-type="float" office:value="0.625" calcext:value-type="float">
            <text:p>0.625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688525" calcext:value-type="float">
            <text:p>0.688525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561404" calcext:value-type="float">
            <text:p>0.561404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48649" calcext:value-type="float">
            <text:p>0.648649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0.628571" calcext:value-type="float">
            <text:p>0.628571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4" calcext:value-type="float">
            <text:p>0.4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64" calcext:value-type="float">
            <text:p>0.6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covered-table-cell/>
          <table:table-cell office:value-type="string" calcext:value-type="string">
            <text:p>SmallBlocks</text:p>
          </table:table-cell>
          <table:table-cell office:value-type="float" office:value="0.3086" calcext:value-type="float">
            <text:p>0.3086</text:p>
          </table:table-cell>
          <table:table-cell office:value-type="float" office:value="0.493421" calcext:value-type="float">
            <text:p>0.493421</text:p>
          </table:table-cell>
          <table:table-cell office:value-type="float" office:value="0.62069" calcext:value-type="float">
            <text:p>0.62069</text:p>
          </table:table-cell>
          <table:table-cell office:value-type="float" office:value="0.64" calcext:value-type="float">
            <text:p>0.64</text:p>
          </table:table-cell>
          <table:table-cell office:value-type="float" office:value="0.5" calcext:value-type="float">
            <text:p>0.5</text:p>
          </table:table-cell>
          <table:table-cell office:value-type="float" office:value="0.656716" calcext:value-type="float">
            <text:p>0.656716</text:p>
          </table:table-cell>
          <table:table-cell office:value-type="float" office:value="0.586207" calcext:value-type="float">
            <text:p>0.586207</text:p>
          </table:table-cell>
          <table:table-cell office:value-type="float" office:value="0.691358" calcext:value-type="float">
            <text:p>0.691358</text:p>
          </table:table-cell>
          <table:table-cell office:value-type="float" office:value="0.621622" calcext:value-type="float">
            <text:p>0.621622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8" calcext:value-type="float">
            <text:p>0.8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0.634146" calcext:value-type="float">
            <text:p>0.634146</text:p>
          </table:table-cell>
          <table:table-cell office:value-type="float" office:value="0.723404" calcext:value-type="float">
            <text:p>0.723404</text:p>
          </table:table-cell>
          <table:table-cell office:value-type="float" office:value="0.8" calcext:value-type="float">
            <text:p>0.8</text:p>
          </table:table-cell>
          <table:table-cell office:value-type="float" office:value="0.782609" calcext:value-type="float">
            <text:p>0.782609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833333" calcext:value-type="float">
            <text:p>0.833333</text:p>
          </table:table-cell>
        </table:table-row>
        <table:table-row table:style-name="ro1">
          <table:covered-table-cell/>
          <table:table-cell office:value-type="string" calcext:value-type="string">
            <text:p>tarmac</text:p>
          </table:table-cell>
          <table:table-cell office:value-type="float" office:value="0.502976" calcext:value-type="float">
            <text:p>0.502976</text:p>
          </table:table-cell>
          <table:table-cell office:value-type="float" office:value="0.636591" calcext:value-type="float">
            <text:p>0.636591</text:p>
          </table:table-cell>
          <table:table-cell office:value-type="float" office:value="0.755556" calcext:value-type="float">
            <text:p>0.755556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929577" calcext:value-type="float">
            <text:p>0.929577</text:p>
          </table:table-cell>
          <table:table-cell office:value-type="float" office:value="0.738462" calcext:value-type="float">
            <text:p>0.738462</text:p>
          </table:table-cell>
          <table:table-cell office:value-type="float" office:value="0.825397" calcext:value-type="float">
            <text:p>0.825397</text:p>
          </table:table-cell>
          <table:table-cell office:value-type="float" office:value="0.730159" calcext:value-type="float">
            <text:p>0.730159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852941" calcext:value-type="float">
            <text:p>0.852941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642857" calcext:value-type="float">
            <text:p>0.642857</text:p>
          </table:table-cell>
          <table:table-cell office:value-type="float" office:value="0.8" calcext:value-type="float">
            <text:p>0.8</text:p>
          </table:table-cell>
          <table:table-cell office:value-type="float" office:value="0.914286" calcext:value-type="float">
            <text:p>0.914286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8" calcext:value-type="float">
            <text:p>0.8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956522" calcext:value-type="float">
            <text:p>0.956522</text:p>
          </table:table-cell>
          <table:table-cell office:value-type="float" office:value="0.909091" calcext:value-type="float">
            <text:p>0.909091</text:p>
          </table:table-cell>
        </table:table-row>
        <table:table-row table:style-name="ro1">
          <table:covered-table-cell/>
          <table:table-cell office:value-type="string" calcext:value-type="string">
            <text:p>unevenBricks</text:p>
          </table:table-cell>
          <table:table-cell office:value-type="float" office:value="0.0912698" calcext:value-type="float">
            <text:p>0.0912698</text:p>
          </table:table-cell>
          <table:table-cell office:value-type="float" office:value="0.143426" calcext:value-type="float">
            <text:p>0.143426</text:p>
          </table:table-cell>
          <table:table-cell office:value-type="float" office:value="0.311111" calcext:value-type="float">
            <text:p>0.311111</text:p>
          </table:table-cell>
          <table:table-cell office:value-type="float" office:value="0.290909" calcext:value-type="float">
            <text:p>0.290909</text:p>
          </table:table-cell>
          <table:table-cell office:value-type="float" office:value="0.275862" calcext:value-type="float">
            <text:p>0.275862</text:p>
          </table:table-cell>
          <table:table-cell office:value-type="float" office:value="0.360656" calcext:value-type="float">
            <text:p>0.360656</text:p>
          </table:table-cell>
          <table:table-cell office:value-type="float" office:value="0.520548" calcext:value-type="float">
            <text:p>0.520548</text:p>
          </table:table-cell>
          <table:table-cell office:value-type="float" office:value="0.422535" calcext:value-type="float">
            <text:p>0.422535</text:p>
          </table:table-cell>
          <table:table-cell office:value-type="float" office:value="0.467532" calcext:value-type="float">
            <text:p>0.467532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11765" calcext:value-type="float">
            <text:p>0.411765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4" calcext:value-type="float">
            <text:p>0.4</text:p>
          </table:table-cell>
          <table:table-cell office:value-type="float" office:value="0.342857" calcext:value-type="float">
            <text:p>0.342857</text:p>
          </table:table-cell>
          <table:table-cell office:value-type="float" office:value="0.432432" calcext:value-type="float">
            <text:p>0.432432</text:p>
          </table:table-cell>
          <table:table-cell office:value-type="float" office:value="0.5" calcext:value-type="float">
            <text:p>0.5</text:p>
          </table:table-cell>
          <table:table-cell office:value-type="float" office:value="0.375" calcext:value-type="float">
            <text:p>0.375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office:value-type="float" office:value="105718" calcext:value-type="float">
            <text:p>105718</text:p>
          </table:table-cell>
          <table:table-cell office:value-type="float" office:value="95584" calcext:value-type="float">
            <text:p>95584</text:p>
          </table:table-cell>
          <table:table-cell office:value-type="float" office:value="74046" calcext:value-type="float">
            <text:p>74046</text:p>
          </table:table-cell>
          <table:table-cell office:value-type="float" office:value="83873" calcext:value-type="float">
            <text:p>83873</text:p>
          </table:table-cell>
          <table:table-cell office:value-type="float" office:value="83236" calcext:value-type="float">
            <text:p>83236</text:p>
          </table:table-cell>
          <table:table-cell office:value-type="float" office:value="85551" calcext:value-type="float">
            <text:p>85551</text:p>
          </table:table-cell>
          <table:table-cell office:value-type="float" office:value="90928" calcext:value-type="float">
            <text:p>90928</text:p>
          </table:table-cell>
          <table:table-cell office:value-type="float" office:value="89646" calcext:value-type="float">
            <text:p>89646</text:p>
          </table:table-cell>
          <table:table-cell office:value-type="float" office:value="90367" calcext:value-type="float">
            <text:p>90367</text:p>
          </table:table-cell>
          <table:table-cell office:value-type="float" office:value="94369" calcext:value-type="float">
            <text:p>94369</text:p>
          </table:table-cell>
          <table:table-cell office:value-type="float" office:value="53207" calcext:value-type="float">
            <text:p>53207</text:p>
          </table:table-cell>
          <table:table-cell office:value-type="float" office:value="52899" calcext:value-type="float">
            <text:p>52899</text:p>
          </table:table-cell>
          <table:table-cell office:value-type="float" office:value="52267" calcext:value-type="float">
            <text:p>52267</text:p>
          </table:table-cell>
          <table:table-cell office:value-type="float" office:value="53239" calcext:value-type="float">
            <text:p>53239</text:p>
          </table:table-cell>
          <table:table-cell office:value-type="float" office:value="54798" calcext:value-type="float">
            <text:p>54798</text:p>
          </table:table-cell>
          <table:table-cell office:value-type="float" office:value="56428" calcext:value-type="float">
            <text:p>56428</text:p>
          </table:table-cell>
          <table:table-cell office:value-type="float" office:value="70899" calcext:value-type="float">
            <text:p>70899</text:p>
          </table:table-cell>
          <table:table-cell office:value-type="float" office:value="70175" calcext:value-type="float">
            <text:p>70175</text:p>
          </table:table-cell>
          <table:table-cell office:value-type="float" office:value="89907" calcext:value-type="float">
            <text:p>89907</text:p>
          </table:table-cell>
          <table:table-cell office:value-type="float" office:value="56836" calcext:value-type="float">
            <text:p>56836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office:value-type="float" office:value="101966" calcext:value-type="float">
            <text:p>101966</text:p>
          </table:table-cell>
          <table:table-cell office:value-type="float" office:value="93758" calcext:value-type="float">
            <text:p>93758</text:p>
          </table:table-cell>
          <table:table-cell office:value-type="float" office:value="71833" calcext:value-type="float">
            <text:p>71833</text:p>
          </table:table-cell>
          <table:table-cell office:value-type="float" office:value="82732" calcext:value-type="float">
            <text:p>82732</text:p>
          </table:table-cell>
          <table:table-cell office:value-type="float" office:value="81453" calcext:value-type="float">
            <text:p>81453</text:p>
          </table:table-cell>
          <table:table-cell office:value-type="float" office:value="80595" calcext:value-type="float">
            <text:p>80595</text:p>
          </table:table-cell>
          <table:table-cell office:value-type="float" office:value="83956" calcext:value-type="float">
            <text:p>83956</text:p>
          </table:table-cell>
          <table:table-cell office:value-type="float" office:value="84179" calcext:value-type="float">
            <text:p>84179</text:p>
          </table:table-cell>
          <table:table-cell office:value-type="float" office:value="89307" calcext:value-type="float">
            <text:p>89307</text:p>
          </table:table-cell>
          <table:table-cell office:value-type="float" office:value="89109" calcext:value-type="float">
            <text:p>89109</text:p>
          </table:table-cell>
          <table:table-cell office:value-type="float" office:value="50600" calcext:value-type="float">
            <text:p>50600</text:p>
          </table:table-cell>
          <table:table-cell office:value-type="float" office:value="50087" calcext:value-type="float">
            <text:p>50087</text:p>
          </table:table-cell>
          <table:table-cell office:value-type="float" office:value="51048" calcext:value-type="float">
            <text:p>51048</text:p>
          </table:table-cell>
          <table:table-cell office:value-type="float" office:value="52589" calcext:value-type="float">
            <text:p>52589</text:p>
          </table:table-cell>
          <table:table-cell office:value-type="float" office:value="52513" calcext:value-type="float">
            <text:p>52513</text:p>
          </table:table-cell>
          <table:table-cell office:value-type="float" office:value="53664" calcext:value-type="float">
            <text:p>53664</text:p>
          </table:table-cell>
          <table:table-cell office:value-type="float" office:value="67364" calcext:value-type="float">
            <text:p>67364</text:p>
          </table:table-cell>
          <table:table-cell office:value-type="float" office:value="66347" calcext:value-type="float">
            <text:p>66347</text:p>
          </table:table-cell>
          <table:table-cell office:value-type="float" office:value="85526" calcext:value-type="float">
            <text:p>85526</text:p>
          </table:table-cell>
          <table:table-cell office:value-type="float" office:value="55310" calcext:value-type="float">
            <text:p>55310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office:value-type="float" office:value="481965" calcext:value-type="float">
            <text:p>481965</text:p>
          </table:table-cell>
          <table:table-cell office:value-type="float" office:value="476013" calcext:value-type="float">
            <text:p>476013</text:p>
          </table:table-cell>
          <table:table-cell office:value-type="float" office:value="362479" calcext:value-type="float">
            <text:p>362479</text:p>
          </table:table-cell>
          <table:table-cell office:value-type="float" office:value="436297" calcext:value-type="float">
            <text:p>436297</text:p>
          </table:table-cell>
          <table:table-cell office:value-type="float" office:value="436479" calcext:value-type="float">
            <text:p>436479</text:p>
          </table:table-cell>
          <table:table-cell office:value-type="float" office:value="440422" calcext:value-type="float">
            <text:p>440422</text:p>
          </table:table-cell>
          <table:table-cell office:value-type="float" office:value="453493" calcext:value-type="float">
            <text:p>453493</text:p>
          </table:table-cell>
          <table:table-cell office:value-type="float" office:value="475252" calcext:value-type="float">
            <text:p>475252</text:p>
          </table:table-cell>
          <table:table-cell office:value-type="float" office:value="478605" calcext:value-type="float">
            <text:p>478605</text:p>
          </table:table-cell>
          <table:table-cell office:value-type="float" office:value="480819" calcext:value-type="float">
            <text:p>480819</text:p>
          </table:table-cell>
          <table:table-cell office:value-type="float" office:value="247612" calcext:value-type="float">
            <text:p>247612</text:p>
          </table:table-cell>
          <table:table-cell office:value-type="float" office:value="247552" calcext:value-type="float">
            <text:p>247552</text:p>
          </table:table-cell>
          <table:table-cell office:value-type="float" office:value="252643" calcext:value-type="float">
            <text:p>252643</text:p>
          </table:table-cell>
          <table:table-cell office:value-type="float" office:value="258547" calcext:value-type="float">
            <text:p>258547</text:p>
          </table:table-cell>
          <table:table-cell office:value-type="float" office:value="261110" calcext:value-type="float">
            <text:p>261110</text:p>
          </table:table-cell>
          <table:table-cell office:value-type="float" office:value="266784" calcext:value-type="float">
            <text:p>266784</text:p>
          </table:table-cell>
          <table:table-cell office:value-type="float" office:value="349189" calcext:value-type="float">
            <text:p>349189</text:p>
          </table:table-cell>
          <table:table-cell office:value-type="float" office:value="333276" calcext:value-type="float">
            <text:p>333276</text:p>
          </table:table-cell>
          <table:table-cell office:value-type="float" office:value="449828" calcext:value-type="float">
            <text:p>449828</text:p>
          </table:table-cell>
          <table:table-cell office:value-type="float" office:value="281290" calcext:value-type="float">
            <text:p>28129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689649" calcext:value-type="float">
            <text:p>689649</text:p>
          </table:table-cell>
          <table:table-cell office:value-type="float" office:value="665355" calcext:value-type="float">
            <text:p>665355</text:p>
          </table:table-cell>
          <table:table-cell office:value-type="float" office:value="508358" calcext:value-type="float">
            <text:p>508358</text:p>
          </table:table-cell>
          <table:table-cell office:value-type="float" office:value="602902" calcext:value-type="float">
            <text:p>602902</text:p>
          </table:table-cell>
          <table:table-cell office:value-type="float" office:value="601168" calcext:value-type="float">
            <text:p>601168</text:p>
          </table:table-cell>
          <table:table-cell office:value-type="float" office:value="606568" calcext:value-type="float">
            <text:p>606568</text:p>
          </table:table-cell>
          <table:table-cell office:value-type="float" office:value="628377" calcext:value-type="float">
            <text:p>628377</text:p>
          </table:table-cell>
          <table:table-cell office:value-type="float" office:value="649077" calcext:value-type="float">
            <text:p>649077</text:p>
          </table:table-cell>
          <table:table-cell office:value-type="float" office:value="658279" calcext:value-type="float">
            <text:p>658279</text:p>
          </table:table-cell>
          <table:table-cell office:value-type="float" office:value="664297" calcext:value-type="float">
            <text:p>664297</text:p>
          </table:table-cell>
          <table:table-cell office:value-type="float" office:value="351419" calcext:value-type="float">
            <text:p>351419</text:p>
          </table:table-cell>
          <table:table-cell office:value-type="float" office:value="350538" calcext:value-type="float">
            <text:p>350538</text:p>
          </table:table-cell>
          <table:table-cell office:value-type="float" office:value="355958" calcext:value-type="float">
            <text:p>355958</text:p>
          </table:table-cell>
          <table:table-cell office:value-type="float" office:value="364375" calcext:value-type="float">
            <text:p>364375</text:p>
          </table:table-cell>
          <table:table-cell office:value-type="float" office:value="368421" calcext:value-type="float">
            <text:p>368421</text:p>
          </table:table-cell>
          <table:table-cell office:value-type="float" office:value="376876" calcext:value-type="float">
            <text:p>376876</text:p>
          </table:table-cell>
          <table:table-cell office:value-type="float" office:value="487452" calcext:value-type="float">
            <text:p>487452</text:p>
          </table:table-cell>
          <table:table-cell office:value-type="float" office:value="469798" calcext:value-type="float">
            <text:p>469798</text:p>
          </table:table-cell>
          <table:table-cell office:value-type="float" office:value="625261" calcext:value-type="float">
            <text:p>625261</text:p>
          </table:table-cell>
          <table:table-cell office:value-type="float" office:value="393436" calcext:value-type="float">
            <text:p>393436</text:p>
          </table:table-cell>
        </table:table-row>
        <table:table-row table:style-name="ro1" table:number-rows-repeated="1048489">
          <table:table-cell table:number-columns-repeated="22"/>
        </table:table-row>
        <table:table-row table:style-name="ro1">
          <table:table-cell table:number-columns-repeated="22"/>
        </table:table-row>
      </table:table>
      <table:table table:name="TESTREPEATS_COMB" table:style-name="ta1">
        <table:shapes>
          <draw:frame draw:z-index="0" draw:style-name="gr1" draw:text-style-name="P1" svg:width="453.51pt" svg:height="255.09pt" svg:x="130.82pt" svg:y="105.25pt">
            <draw:object draw:notify-on-update-of-ranges="TESTREPEATS_COMB.C6:TESTREPEATS_COMB.C6 TESTREPEATS_COMB.D6:TESTREPEATS_COMB.L6 TESTREPEATS_COMB.C7:TESTREPEATS_COMB.C7 TESTREPEATS_COMB.D7:TESTREPEATS_COMB.L7 TESTREPEATS_COMB.C8:TESTREPEATS_COMB.C8 TESTREPEATS_COMB.D8:TESTREPEATS_COMB.L8 TESTREPEATS_COMB.C9:TESTREPEATS_COMB.C9 TESTREPEATS_COMB.D9:TESTREPEATS_COMB.L9 TESTREPEATS_COMB.B2:TESTREPEATS_COMB.B2 TESTREPEATS_COMB.D2:TESTREPEATS_COMB.D3 TESTREPEATS_COMB.C2:TESTREPEATS_COMB.C3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/>
          <table:table-cell table:style-name="ce1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MaxSegSize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office:value-type="float" office:value="108" calcext:value-type="float">
            <text:p>108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1" office:value-type="string" calcext:value-type="string">
            <text:p>CropSize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office:value-type="float" office:value="0.281282" calcext:value-type="float">
            <text:p>0.281282</text:p>
          </table:table-cell>
          <table:table-cell office:value-type="float" office:value="0.351179" calcext:value-type="float">
            <text:p>0.351179</text:p>
          </table:table-cell>
          <table:table-cell office:value-type="float" office:value="0.458902" calcext:value-type="float">
            <text:p>0.458902</text:p>
          </table:table-cell>
          <table:table-cell office:value-type="float" office:value="0.473117" calcext:value-type="float">
            <text:p>0.473117</text:p>
          </table:table-cell>
          <table:table-cell office:value-type="float" office:value="0.503403" calcext:value-type="float">
            <text:p>0.503403</text:p>
          </table:table-cell>
          <table:table-cell office:value-type="float" office:value="0.533742" calcext:value-type="float">
            <text:p>0.533742</text:p>
          </table:table-cell>
          <table:table-cell office:value-type="float" office:value="0.533448" calcext:value-type="float">
            <text:p>0.533448</text:p>
          </table:table-cell>
          <table:table-cell office:value-type="float" office:value="0.513784" calcext:value-type="float">
            <text:p>0.513784</text:p>
          </table:table-cell>
          <table:table-cell office:value-type="float" office:value="0.429255" calcext:value-type="float">
            <text:p>0.429255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.303703" calcext:value-type="float">
            <text:p>0.303703</text:p>
          </table:table-cell>
          <table:table-cell office:value-type="float" office:value="0.442565" calcext:value-type="float">
            <text:p>0.442565</text:p>
          </table:table-cell>
          <table:table-cell office:value-type="float" office:value="0.578271" calcext:value-type="float">
            <text:p>0.578271</text:p>
          </table:table-cell>
          <table:table-cell office:value-type="float" office:value="0.589098" calcext:value-type="float">
            <text:p>0.589098</text:p>
          </table:table-cell>
          <table:table-cell office:value-type="float" office:value="0.613982" calcext:value-type="float">
            <text:p>0.613982</text:p>
          </table:table-cell>
          <table:table-cell office:value-type="float" office:value="0.641648" calcext:value-type="float">
            <text:p>0.641648</text:p>
          </table:table-cell>
          <table:table-cell office:value-type="float" office:value="0.656386" calcext:value-type="float">
            <text:p>0.656386</text:p>
          </table:table-cell>
          <table:table-cell office:value-type="float" office:value="0.612813" calcext:value-type="float">
            <text:p>0.612813</text:p>
          </table:table-cell>
          <table:table-cell office:value-type="float" office:value="0.66782" calcext:value-type="float">
            <text:p>0.66782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308117" calcext:value-type="float">
            <text:p>0.308117</text:p>
          </table:table-cell>
          <table:table-cell office:value-type="float" office:value="0.434558" calcext:value-type="float">
            <text:p>0.434558</text:p>
          </table:table-cell>
          <table:table-cell office:value-type="float" office:value="0.627069" calcext:value-type="float">
            <text:p>0.627069</text:p>
          </table:table-cell>
          <table:table-cell office:value-type="float" office:value="0.628538" calcext:value-type="float">
            <text:p>0.628538</text:p>
          </table:table-cell>
          <table:table-cell office:value-type="float" office:value="0.651894" calcext:value-type="float">
            <text:p>0.651894</text:p>
          </table:table-cell>
          <table:table-cell office:value-type="float" office:value="0.683619" calcext:value-type="float">
            <text:p>0.683619</text:p>
          </table:table-cell>
          <table:table-cell office:value-type="float" office:value="0.619327" calcext:value-type="float">
            <text:p>0.619327</text:p>
          </table:table-cell>
          <table:table-cell office:value-type="float" office:value="0.686693" calcext:value-type="float">
            <text:p>0.686693</text:p>
          </table:table-cell>
          <table:table-cell office:value-type="float" office:value="0.69" calcext:value-type="float">
            <text:p>0.69</text:p>
          </table:table-cell>
        </table:table-row>
      </table:table>
      <table:table table:name="TESTREPEATS_ALL" table:style-name="ta1">
        <table:shapes>
          <draw:frame draw:z-index="0" draw:style-name="gr1" draw:text-style-name="P1" svg:width="453.51pt" svg:height="255.09pt" svg:x="898.27pt" svg:y="61.34pt">
            <draw:object draw:notify-on-update-of-ranges="TESTREPEATS_ALL.C4:TESTREPEATS_ALL.L4 TESTREPEATS_ALL.B5:TESTREPEATS_ALL.B5 TESTREPEATS_ALL.C5:TESTREPEATS_ALL.L5 TESTREPEATS_ALL.B7:TESTREPEATS_ALL.B7 TESTREPEATS_ALL.C7:TESTREPEATS_ALL.L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10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office:value-type="string" calcext:value-type="string">
            <text:p>numTESTIMGS</text:p>
          </table:table-cell>
          <table:table-cell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Repea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FPS</text:p>
          </table:table-cell>
          <table:table-cell table:style-name="ce2" table:formula="of:=[.$C$3]/([.C67]/1000)" office:value-type="float" office:value="1.01959895774329" calcext:value-type="float">
            <text:p>1.020</text:p>
          </table:table-cell>
          <table:table-cell table:style-name="ce2" table:formula="of:=[.$C$3]/([.D67]/1000)" office:value-type="float" office:value="0.557733124699831" calcext:value-type="float">
            <text:p>0.558</text:p>
          </table:table-cell>
          <table:table-cell table:style-name="ce2" table:formula="of:=[.$C$3]/([.E67]/1000)" office:value-type="float" office:value="0.418711763474377" calcext:value-type="float">
            <text:p>0.419</text:p>
          </table:table-cell>
          <table:table-cell table:style-name="ce2" table:formula="of:=[.$C$3]/([.F67]/1000)" office:value-type="float" office:value="0.288087578623902" calcext:value-type="float">
            <text:p>0.288</text:p>
          </table:table-cell>
          <table:table-cell table:style-name="ce2" table:formula="of:=[.$C$3]/([.G67]/1000)" office:value-type="float" office:value="0.261441705761885" calcext:value-type="float">
            <text:p>0.261</text:p>
          </table:table-cell>
          <table:table-cell table:style-name="ce2" table:formula="of:=[.$C$3]/([.H67]/1000)" office:value-type="float" office:value="0.199385228877627" calcext:value-type="float">
            <text:p>0.199</text:p>
          </table:table-cell>
          <table:table-cell table:style-name="ce2" table:formula="of:=[.$C$3]/([.I67]/1000)" office:value-type="float" office:value="0.18686155634914" calcext:value-type="float">
            <text:p>0.187</text:p>
          </table:table-cell>
          <table:table-cell table:style-name="ce2" table:formula="of:=[.$C$3]/([.J67]/1000)" office:value-type="float" office:value="0.148019620823071" calcext:value-type="float">
            <text:p>0.148</text:p>
          </table:table-cell>
          <table:table-cell table:style-name="ce2" table:formula="of:=[.$C$3]/([.K67]/1000)" office:value-type="float" office:value="0.143553834681809" calcext:value-type="float">
            <text:p>0.144</text:p>
          </table:table-cell>
          <table:table-cell table:style-name="ce2" table:formula="of:=[.$C$3]/([.L67]/1000)" office:value-type="float" office:value="0.11804749444193" calcext:value-type="float">
            <text:p>0.118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table:style-name="ce2" office:value-type="float" office:value="0.527778" calcext:value-type="float">
            <text:p>0.528</text:p>
          </table:table-cell>
          <table:table-cell table:style-name="ce2" office:value-type="float" office:value="0.669767" calcext:value-type="float">
            <text:p>0.670</text:p>
          </table:table-cell>
          <table:table-cell table:style-name="ce2" office:value-type="float" office:value="0.62037" calcext:value-type="float">
            <text:p>0.620</text:p>
          </table:table-cell>
          <table:table-cell table:number-columns-repeated="3" table:style-name="ce2" office:value-type="float" office:value="0.675926" calcext:value-type="float">
            <text:p>0.676</text:p>
          </table:table-cell>
          <table:table-cell table:style-name="ce2" office:value-type="float" office:value="0.703704" calcext:value-type="float">
            <text:p>0.704</text:p>
          </table:table-cell>
          <table:table-cell table:style-name="ce2" office:value-type="float" office:value="0.731481" calcext:value-type="float">
            <text:p>0.731</text:p>
          </table:table-cell>
          <table:table-cell table:style-name="ce2" office:value-type="float" office:value="0.740741" calcext:value-type="float">
            <text:p>0.741</text:p>
          </table:table-cell>
          <table:table-cell table:style-name="ce2" office:value-type="float" office:value="0.722222" calcext:value-type="float">
            <text:p>0.722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table:style-name="ce2" office:value-type="float" office:value="0.541891" calcext:value-type="float">
            <text:p>0.542</text:p>
          </table:table-cell>
          <table:table-cell table:style-name="ce2" office:value-type="float" office:value="0.667669" calcext:value-type="float">
            <text:p>0.668</text:p>
          </table:table-cell>
          <table:table-cell table:style-name="ce2" office:value-type="float" office:value="0.624334" calcext:value-type="float">
            <text:p>0.624</text:p>
          </table:table-cell>
          <table:table-cell table:style-name="ce2" office:value-type="float" office:value="0.679483" calcext:value-type="float">
            <text:p>0.679</text:p>
          </table:table-cell>
          <table:table-cell table:style-name="ce2" office:value-type="float" office:value="0.676021" calcext:value-type="float">
            <text:p>0.676</text:p>
          </table:table-cell>
          <table:table-cell table:style-name="ce2" office:value-type="float" office:value="0.684041" calcext:value-type="float">
            <text:p>0.684</text:p>
          </table:table-cell>
          <table:table-cell table:style-name="ce2" office:value-type="float" office:value="0.70701" calcext:value-type="float">
            <text:p>0.707</text:p>
          </table:table-cell>
          <table:table-cell table:style-name="ce2" office:value-type="float" office:value="0.737186" calcext:value-type="float">
            <text:p>0.737</text:p>
          </table:table-cell>
          <table:table-cell table:style-name="ce2" office:value-type="float" office:value="0.743499" calcext:value-type="float">
            <text:p>0.743</text:p>
          </table:table-cell>
          <table:table-cell table:style-name="ce2" office:value-type="float" office:value="0.730341" calcext:value-type="float">
            <text:p>0.73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87" calcext:value-type="float">
            <text:p>87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9" calcext:value-type="float">
            <text:p>89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481481" calcext:value-type="float">
            <text:p>0.481481</text:p>
          </table:table-cell>
          <table:table-cell office:value-type="float" office:value="0.571429" calcext:value-type="float">
            <text:p>0.571429</text:p>
          </table:table-cell>
          <table:table-cell office:value-type="float" office:value="0.5" calcext:value-type="float">
            <text:p>0.5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625" calcext:value-type="float">
            <text:p>0.625</text:p>
          </table:table-cell>
          <table:table-cell office:value-type="float" office:value="0.733333" calcext:value-type="float">
            <text:p>0.733333</text:p>
          </table:table-cell>
          <table:table-cell office:value-type="float" office:value="0.857143" calcext:value-type="float">
            <text:p>0.857143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714286" calcext:value-type="float">
            <text:p>0.714286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5" calcext:value-type="float">
            <text:p>0.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0.75" calcext:value-type="float">
            <text:p>0.75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842105" calcext:value-type="float">
            <text:p>0.84210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666667" calcext:value-type="float">
            <text:p>0.666667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75" calcext:value-type="float">
            <text:p>0.75</text:p>
          </table:table-cell>
          <table:table-cell office:value-type="float" office:value="0.785714" calcext:value-type="float">
            <text:p>0.785714</text:p>
          </table:table-cell>
          <table:table-cell office:value-type="float" office:value="0.846154" calcext:value-type="float">
            <text:p>0.846154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882353" calcext:value-type="float">
            <text:p>0.882353</text:p>
          </table:table-cell>
          <table:table-cell office:value-type="float" office:value="0.941176" calcext:value-type="float">
            <text:p>0.941176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44" calcext:value-type="float">
            <text:p>0.44</text:p>
          </table:table-cell>
          <table:table-cell office:value-type="float" office:value="0.652174" calcext:value-type="float">
            <text:p>0.652174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535714" calcext:value-type="float">
            <text:p>0.535714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3125" calcext:value-type="float">
            <text:p>0.53125</text:p>
          </table:table-cell>
          <table:table-cell table:number-columns-repeated="2" office:value-type="float" office:value="0.551724" calcext:value-type="float">
            <text:p>0.551724</text:p>
          </table:table-cell>
          <table:table-cell office:value-type="float" office:value="0.517241" calcext:value-type="float">
            <text:p>0.517241</text:p>
          </table:table-cell>
          <table:table-cell office:value-type="float" office:value="0.586207" calcext:value-type="float">
            <text:p>0.586207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823529" calcext:value-type="float">
            <text:p>0.823529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0.85" calcext:value-type="float">
            <text:p>0.85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736842" calcext:value-type="float">
            <text:p>0.736842</text:p>
          </table:table-cell>
          <table:table-cell office:value-type="float" office:value="0.789474" calcext:value-type="float">
            <text:p>0.789474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894737" calcext:value-type="float">
            <text:p>0.894737</text:p>
          </table:table-cell>
          <table:table-cell office:value-type="float" office:value="0.823529" calcext:value-type="float">
            <text:p>0.823529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461538" calcext:value-type="float">
            <text:p>0.461538</text:p>
          </table:table-cell>
          <table:table-cell office:value-type="float" office:value="0.625" calcext:value-type="float">
            <text:p>0.625</text:p>
          </table:table-cell>
          <table:table-cell office:value-type="float" office:value="0.545455" calcext:value-type="float">
            <text:p>0.545455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11111" calcext:value-type="float">
            <text:p>0.611111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555556" calcext:value-type="float">
            <text:p>0.555556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777778" calcext:value-type="float">
            <text:p>0.777778</text:p>
          </table:table-cell>
          <table:table-cell table:number-columns-repeated="2" office:value-type="float" office:value="0.666667" calcext:value-type="float">
            <text:p>0.666667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555556" calcext:value-type="float">
            <text:p>0.555556</text:p>
          </table:table-cell>
          <table:table-cell table:number-columns-repeated="2" office:value-type="float" office:value="0.666667" calcext:value-type="float">
            <text:p>0.666667</text:p>
          </table:table-cell>
          <table:table-cell table:number-columns-repeated="2" office:value-type="float" office:value="0.611111" calcext:value-type="float">
            <text:p>0.611111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66667" calcext:value-type="float">
            <text:p>0.666667</text:p>
          </table:table-cell>
          <table:table-cell table:number-columns-repeated="2" office:value-type="float" office:value="0.833333" calcext:value-type="float">
            <text:p>0.833333</text:p>
          </table:table-cell>
          <table:table-cell office:value-type="float" office:value="0.888889" calcext:value-type="float">
            <text:p>0.888889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611111" calcext:value-type="float">
            <text:p>0.611111</text:p>
          </table:table-cell>
          <table:table-cell table:number-columns-repeated="3" office:value-type="float" office:value="0.833333" calcext:value-type="float">
            <text:p>0.833333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944444" calcext:value-type="float">
            <text:p>0.944444</text:p>
          </table:table-cell>
          <table:table-cell table:number-columns-repeated="2" office:value-type="float" office:value="0.888889" calcext:value-type="float">
            <text:p>0.888889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44444" calcext:value-type="float">
            <text:p>0.944444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555556" calcext:value-type="float">
            <text:p>0.555556</text:p>
          </table:table-cell>
          <table:table-cell table:number-columns-repeated="2" office:value-type="float" office:value="0.777778" calcext:value-type="float">
            <text:p>0.777778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833333" calcext:value-type="float">
            <text:p>0.833333</text:p>
          </table:table-cell>
          <table:table-cell table:number-columns-repeated="2" office:value-type="float" office:value="0.944444" calcext:value-type="float">
            <text:p>0.944444</text:p>
          </table:table-cell>
          <table:table-cell office:value-type="float" office:value="0.777778" calcext:value-type="float">
            <text:p>0.777778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table:number-columns-repeated="2" office:value-type="float" office:value="0.277778" calcext:value-type="float">
            <text:p>0.277778</text:p>
          </table:table-cell>
          <table:table-cell office:value-type="float" office:value="0.222222" calcext:value-type="float">
            <text:p>0.222222</text:p>
          </table:table-cell>
          <table:table-cell table:number-columns-repeated="2" office:value-type="float" office:value="0.333333" calcext:value-type="float">
            <text:p>0.333333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333333" calcext:value-type="float">
            <text:p>0.333333</text:p>
          </table:table-cell>
          <table:table-cell office:value-type="float" office:value="0.277778" calcext:value-type="float">
            <text:p>0.277778</text:p>
          </table:table-cell>
          <table:table-cell office:value-type="float" office:value="0.222222" calcext:value-type="float">
            <text:p>0.222222</text:p>
          </table:table-cell>
          <table:table-cell office:value-type="float" office:value="0.388889" calcext:value-type="float">
            <text:p>0.388889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577778" calcext:value-type="float">
            <text:p>0.577778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526316" calcext:value-type="float">
            <text:p>0.526316</text:p>
          </table:table-cell>
          <table:table-cell office:value-type="float" office:value="0.648649" calcext:value-type="float">
            <text:p>0.648649</text:p>
          </table:table-cell>
          <table:table-cell office:value-type="float" office:value="0.647059" calcext:value-type="float">
            <text:p>0.647059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848485" calcext:value-type="float">
            <text:p>0.848485</text:p>
          </table:table-cell>
          <table:table-cell office:value-type="float" office:value="0.625" calcext:value-type="float">
            <text:p>0.62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470588" calcext:value-type="float">
            <text:p>0.470588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685714" calcext:value-type="float">
            <text:p>0.685714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0.702703" calcext:value-type="float">
            <text:p>0.702703</text:p>
          </table:table-cell>
          <table:table-cell office:value-type="float" office:value="0.8" calcext:value-type="float">
            <text:p>0.8</text:p>
          </table:table-cell>
          <table:table-cell office:value-type="float" office:value="0.864865" calcext:value-type="float">
            <text:p>0.864865</text:p>
          </table:table-cell>
          <table:table-cell office:value-type="float" office:value="0.717949" calcext:value-type="float">
            <text:p>0.717949</text:p>
          </table:table-cell>
          <table:table-cell office:value-type="float" office:value="0.789474" calcext:value-type="float">
            <text:p>0.789474</text:p>
          </table:table-cell>
          <table:table-cell office:value-type="float" office:value="0.717949" calcext:value-type="float">
            <text:p>0.717949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48649" calcext:value-type="float">
            <text:p>0.648649</text:p>
          </table:table-cell>
          <table:table-cell office:value-type="float" office:value="0.705882" calcext:value-type="float">
            <text:p>0.705882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709677" calcext:value-type="float">
            <text:p>0.709677</text:p>
          </table:table-cell>
          <table:table-cell office:value-type="float" office:value="0.764706" calcext:value-type="float">
            <text:p>0.764706</text:p>
          </table:table-cell>
          <table:table-cell office:value-type="float" office:value="0.727273" calcext:value-type="float">
            <text:p>0.727273</text:p>
          </table:table-cell>
          <table:table-cell table:number-columns-repeated="2" office:value-type="float" office:value="0.857143" calcext:value-type="float">
            <text:p>0.857143</text:p>
          </table:table-cell>
          <table:table-cell office:value-type="float" office:value="0.914286" calcext:value-type="float">
            <text:p>0.914286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511628" calcext:value-type="float">
            <text:p>0.511628</text:p>
          </table:table-cell>
          <table:table-cell office:value-type="float" office:value="0.731707" calcext:value-type="float">
            <text:p>0.731707</text:p>
          </table:table-cell>
          <table:table-cell office:value-type="float" office:value="0.638298" calcext:value-type="float">
            <text:p>0.638298</text:p>
          </table:table-cell>
          <table:table-cell office:value-type="float" office:value="0.652174" calcext:value-type="float">
            <text:p>0.652174</text:p>
          </table:table-cell>
          <table:table-cell office:value-type="float" office:value="0.727273" calcext:value-type="float">
            <text:p>0.727273</text:p>
          </table:table-cell>
          <table:table-cell office:value-type="float" office:value="0.68" calcext:value-type="float">
            <text:p>0.68</text:p>
          </table:table-cell>
          <table:table-cell table:number-columns-repeated="2" office:value-type="float" office:value="0.680851" calcext:value-type="float">
            <text:p>0.680851</text:p>
          </table:table-cell>
          <table:table-cell office:value-type="float" office:value="0.638298" calcext:value-type="float">
            <text:p>0.638298</text:p>
          </table:table-cell>
          <table:table-cell office:value-type="float" office:value="0.723404" calcext:value-type="float">
            <text:p>0.723404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689655" calcext:value-type="float">
            <text:p>0.689655</text:p>
          </table:table-cell>
          <table:table-cell office:value-type="float" office:value="0.8" calcext:value-type="float">
            <text:p>0.8</text:p>
          </table:table-cell>
          <table:table-cell office:value-type="float" office:value="0.848485" calcext:value-type="float">
            <text:p>0.848485</text:p>
          </table:table-cell>
          <table:table-cell office:value-type="float" office:value="0.894737" calcext:value-type="float">
            <text:p>0.894737</text:p>
          </table:table-cell>
          <table:table-cell office:value-type="float" office:value="0.820513" calcext:value-type="float">
            <text:p>0.820513</text:p>
          </table:table-cell>
          <table:table-cell office:value-type="float" office:value="0.756757" calcext:value-type="float">
            <text:p>0.756757</text:p>
          </table:table-cell>
          <table:table-cell office:value-type="float" office:value="0.810811" calcext:value-type="float">
            <text:p>0.810811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918919" calcext:value-type="float">
            <text:p>0.918919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344828" calcext:value-type="float">
            <text:p>0.344828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275862" calcext:value-type="float">
            <text:p>0.275862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387097" calcext:value-type="float">
            <text:p>0.387097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413793" calcext:value-type="float">
            <text:p>0.413793</text:p>
          </table:table-cell>
          <table:table-cell office:value-type="float" office:value="0.37037" calcext:value-type="float">
            <text:p>0.37037</text:p>
          </table:table-cell>
          <table:table-cell office:value-type="float" office:value="0.307692" calcext:value-type="float">
            <text:p>0.307692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extonDictionary</text:p>
          </table:table-cell>
          <table:table-cell office:value-type="float" office:value="61509" calcext:value-type="float">
            <text:p>61509</text:p>
          </table:table-cell>
          <table:table-cell office:value-type="float" office:value="60606" calcext:value-type="float">
            <text:p>60606</text:p>
          </table:table-cell>
          <table:table-cell office:value-type="float" office:value="56683" calcext:value-type="float">
            <text:p>56683</text:p>
          </table:table-cell>
          <table:table-cell office:value-type="float" office:value="61599" calcext:value-type="float">
            <text:p>61599</text:p>
          </table:table-cell>
          <table:table-cell office:value-type="float" office:value="57418" calcext:value-type="float">
            <text:p>57418</text:p>
          </table:table-cell>
          <table:table-cell office:value-type="float" office:value="61203" calcext:value-type="float">
            <text:p>61203</text:p>
          </table:table-cell>
          <table:table-cell office:value-type="float" office:value="58430" calcext:value-type="float">
            <text:p>58430</text:p>
          </table:table-cell>
          <table:table-cell office:value-type="float" office:value="61741" calcext:value-type="float">
            <text:p>61741</text:p>
          </table:table-cell>
          <table:table-cell office:value-type="float" office:value="56602" calcext:value-type="float">
            <text:p>56602</text:p>
          </table:table-cell>
          <table:table-cell office:value-type="float" office:value="62556" calcext:value-type="float">
            <text:p>62556</text:p>
          </table:table-cell>
        </table:table-row>
        <table:table-row table:style-name="ro1">
          <table:table-cell/>
          <table:table-cell office:value-type="string" calcext:value-type="string">
            <text:p>Models</text:p>
          </table:table-cell>
          <table:table-cell office:value-type="float" office:value="58045" calcext:value-type="float">
            <text:p>58045</text:p>
          </table:table-cell>
          <table:table-cell office:value-type="float" office:value="57989" calcext:value-type="float">
            <text:p>57989</text:p>
          </table:table-cell>
          <table:table-cell office:value-type="float" office:value="54576" calcext:value-type="float">
            <text:p>54576</text:p>
          </table:table-cell>
          <table:table-cell office:value-type="float" office:value="61655" calcext:value-type="float">
            <text:p>61655</text:p>
          </table:table-cell>
          <table:table-cell office:value-type="float" office:value="54823" calcext:value-type="float">
            <text:p>54823</text:p>
          </table:table-cell>
          <table:table-cell office:value-type="float" office:value="56984" calcext:value-type="float">
            <text:p>56984</text:p>
          </table:table-cell>
          <table:table-cell office:value-type="float" office:value="55072" calcext:value-type="float">
            <text:p>55072</text:p>
          </table:table-cell>
          <table:table-cell office:value-type="float" office:value="58366" calcext:value-type="float">
            <text:p>58366</text:p>
          </table:table-cell>
          <table:table-cell office:value-type="float" office:value="54112" calcext:value-type="float">
            <text:p>54112</text:p>
          </table:table-cell>
          <table:table-cell office:value-type="float" office:value="59958" calcext:value-type="float">
            <text:p>59958</text:p>
          </table:table-cell>
        </table:table-row>
        <table:table-row table:style-name="ro1">
          <table:table-cell/>
          <table:table-cell office:value-type="string" calcext:value-type="string">
            <text:p>NovelImgs</text:p>
          </table:table-cell>
          <table:table-cell office:value-type="float" office:value="35308" calcext:value-type="float">
            <text:p>35308</text:p>
          </table:table-cell>
          <table:table-cell office:value-type="float" office:value="64547" calcext:value-type="float">
            <text:p>64547</text:p>
          </table:table-cell>
          <table:table-cell office:value-type="float" office:value="85978" calcext:value-type="float">
            <text:p>85978</text:p>
          </table:table-cell>
          <table:table-cell office:value-type="float" office:value="124962" calcext:value-type="float">
            <text:p>124962</text:p>
          </table:table-cell>
          <table:table-cell office:value-type="float" office:value="137698" calcext:value-type="float">
            <text:p>137698</text:p>
          </table:table-cell>
          <table:table-cell office:value-type="float" office:value="180555" calcext:value-type="float">
            <text:p>180555</text:p>
          </table:table-cell>
          <table:table-cell office:value-type="float" office:value="192656" calcext:value-type="float">
            <text:p>192656</text:p>
          </table:table-cell>
          <table:table-cell office:value-type="float" office:value="243211" calcext:value-type="float">
            <text:p>243211</text:p>
          </table:table-cell>
          <table:table-cell office:value-type="float" office:value="250777" calcext:value-type="float">
            <text:p>250777</text:p>
          </table:table-cell>
          <table:table-cell office:value-type="float" office:value="304962" calcext:value-type="float">
            <text:p>304962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154862" calcext:value-type="float">
            <text:p>154862</text:p>
          </table:table-cell>
          <table:table-cell office:value-type="float" office:value="183142" calcext:value-type="float">
            <text:p>183142</text:p>
          </table:table-cell>
          <table:table-cell office:value-type="float" office:value="197237" calcext:value-type="float">
            <text:p>197237</text:p>
          </table:table-cell>
          <table:table-cell office:value-type="float" office:value="248216" calcext:value-type="float">
            <text:p>248216</text:p>
          </table:table-cell>
          <table:table-cell office:value-type="float" office:value="249939" calcext:value-type="float">
            <text:p>249939</text:p>
          </table:table-cell>
          <table:table-cell office:value-type="float" office:value="298742" calcext:value-type="float">
            <text:p>298742</text:p>
          </table:table-cell>
          <table:table-cell office:value-type="float" office:value="306158" calcext:value-type="float">
            <text:p>306158</text:p>
          </table:table-cell>
          <table:table-cell office:value-type="float" office:value="363318" calcext:value-type="float">
            <text:p>363318</text:p>
          </table:table-cell>
          <table:table-cell office:value-type="float" office:value="361491" calcext:value-type="float">
            <text:p>361491</text:p>
          </table:table-cell>
          <table:table-cell office:value-type="float" office:value="427476" calcext:value-type="float">
            <text:p>427476</text:p>
          </table:table-cell>
        </table:table-row>
        <table:table-row table:style-name="ro1" table:number-rows-repeated="104850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">
      <number:number number:decimal-places="0" number:min-integer-digits="2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18:33:43.5781918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26:27.919033967</meta:creation-date>
    <meta:generator>LibreOffice/4.4.6.3$Linux_X86_64 LibreOffice_project/40m0$Build-3</meta:generator>
    <dc:date>2015-11-10T09:09:14.886845788</dc:date>
    <meta:editing-duration>P3DT20H58M46S</meta:editing-duration>
    <meta:editing-cycles>119</meta:editing-cycles>
    <meta:document-statistic meta:table-count="7" meta:cell-count="539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3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13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297cm" svg:y="0.316cm" chart:style-name="ch2">
          <text:p>CropSize vs MacroFScore</text:p>
        </chart:title>
        <chart:legend svg:x="10.903cm" svg:y="7.584cm" style:legend-expansion="custom" chartooo:width="4.98cm" chartooo:height="1.415cm" style:legend-expansion-aspect-ratio="3.51943462897527" chart:style-name="ch3"/>
        <chart:plot-area chart:style-name="ch4" table:cell-range-address="TESTREPEATS_10_EXTRA.C21:TESTREPEATS_10_EXTRA.V21 TESTREPEATS_10_EXTRA.B23:TESTREPEATS_10_EXTRA.V23 TESTREPEATS_10_EXTRA.B19:TESTREPEATS_10_EXTRA.V19 TESTREPEATS_10_EXTRA.B16:TESTREPEATS_10_EXTRA.V16 TESTREPEATS_10_EXTRA.B3:TESTREPEATS_10_EXTRA.B3 TESTREPEATS_10_EXTRA.D3:TESTREPEATS_10_EXTRA.D4" chart:data-source-has-labels="both" svg:x="1.476cm" svg:y="1.299cm" svg:width="12.923cm" svg:height="6.284cm">
          <chartooo:coordinate-region svg:x="2.158cm" svg:y="1.498cm" svg:width="11.433cm" svg:height="5.438cm"/>
          <chart:axis chart:dimension="x" chart:name="primary-x" chart:style-name="ch5" chartooo:axis-type="auto">
            <chart:title svg:x="6.663cm" svg:y="7.763cm" chart:style-name="ch6">
              <text:p>CropSize(Pixels)</text:p>
            </chart:title>
            <chart:categories table:cell-range-address="TESTREPEATS_10_EXTRA.C21:TESTREPEATS_10_EXTRA.V21"/>
          </chart:axis>
          <chart:axis chart:dimension="y" chart:name="primary-y" chart:style-name="ch7">
            <chart:title svg:x="0.596cm" svg:y="7.382cm" chart:style-name="ch8">
              <text:p>MacroFScoreProportion of Area covered</text:p>
            </chart:title>
            <chart:grid chart:style-name="ch9" chart:class="major"/>
          </chart:axis>
          <chart:axis chart:dimension="y" chart:name="secondary-y" chart:style-name="ch10">
            <chart:title svg:x="14.719cm" svg:y="6.02cm" chart:style-name="ch8">
              <text:p>Number of Segments</text:p>
            </chart:title>
          </chart:axis>
          <chart:series chart:attached-axis="primary-y" chart:style-name="ch11" chart:values-cell-range-address="TESTREPEATS_10_EXTRA.C23:TESTREPEATS_10_EXTRA.V23" chart:label-cell-address="TESTREPEATS_10_EXTRA.B23:TESTREPEATS_10_EXTRA.B23" chart:class="chart:scatter">
            <chart:domain table:cell-range-address="TESTREPEATS_10_EXTRA.C21:TESTREPEATS_10_EXTRA.V21"/>
            <chart:data-point chart:repeated="20"/>
          </chart:series>
          <chart:series chart:attached-axis="primary-y" chart:style-name="ch12" chart:values-cell-range-address="TESTREPEATS_10_EXTRA.C19:TESTREPEATS_10_EXTRA.V19" chart:label-cell-address="TESTREPEATS_10_EXTRA.B19:TESTREPEATS_10_EXTRA.B19" chart:class="chart:scatter">
            <chart:data-point chart:repeated="20"/>
          </chart:series>
          <chart:series chart:attached-axis="secondary-y" chart:style-name="ch13" chart:values-cell-range-address="TESTREPEATS_10_EXTRA.C16:TESTREPEATS_10_EXTRA.V16" chart:label-cell-address="TESTREPEATS_10_EXTRA.B16:TESTREPEATS_10_EXTRA.B16" chart:class="chart:scatter">
            <chart:data-point chart:repeated="20"/>
          </chart:series>
          <chart:series chart:attached-axis="primary-y" chart:style-name="ch14" chart:values-cell-range-address="TESTREPEATS_10_EXTRA.D3:TESTREPEATS_10_EXTRA.D4" chart:label-cell-address="TESTREPEATS_10_EXTRA.B3:TESTREPEATS_10_EXTRA.B3" chart:class="chart:scatter">
            <chart:domain table:cell-range-address="TESTREPEATS_10_EXTRA.C3:TESTREPEATS_10_EXTRA.C4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30</text:p>
                <draw:g>
                  <svg:desc>TESTREPEATS_10_EXTRA.C21:TESTREPEATS_10_EXTRA.V2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0</text:p>
              </table:table-cell>
              <table:table-cell office:value-type="float" office:value="104">
                <text:p>100</text:p>
              </table:table-cell>
              <table:table-cell office:value-type="float" office:value="105">
                <text:p>110</text:p>
              </table:table-cell>
              <table:table-cell office:value-type="float" office:value="106">
                <text:p>110</text:p>
              </table:table-cell>
              <table:table-cell office:value-type="float" office:value="107">
                <text:p>110</text:p>
              </table:table-cell>
              <table:table-cell office:value-type="float" office:value="108">
                <text:p>110</text:p>
              </table:table-cell>
              <table:table-cell office:value-type="float" office:value="109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0</text:p>
              </table:table-cell>
              <table:table-cell office:value-type="float" office:value="112">
                <text:p>110</text:p>
              </table:table-cell>
              <table:table-cell office:value-type="float" office:value="113">
                <text:p>11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8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TESTREPEATS_10_EXTRA.C21:TESTREPEATS_10_EXTRA.V2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Macro FScore</text:p>
                <draw:g>
                  <svg:desc>TESTREPEATS_10_EXTRA.B23:TESTREPEATS_10_EXTRA.B23</svg:desc>
                </draw:g>
              </table:table-cell>
              <table:table-cell office:value-type="float" office:value="0.322458">
                <text:p>0.322458</text:p>
                <draw:g>
                  <svg:desc>TESTREPEATS_10_EXTRA.C23:TESTREPEATS_10_EXTRA.V23</svg:desc>
                </draw:g>
              </table:table-cell>
              <table:table-cell office:value-type="float" office:value="0.466042">
                <text:p>0.466042</text:p>
              </table:table-cell>
              <table:table-cell office:value-type="float" office:value="0.567366">
                <text:p>0.567366</text:p>
              </table:table-cell>
              <table:table-cell office:value-type="float" office:value="0.60023">
                <text:p>0.60023</text:p>
              </table:table-cell>
              <table:table-cell office:value-type="float" office:value="0.578654">
                <text:p>0.578654</text:p>
              </table:table-cell>
              <table:table-cell office:value-type="float" office:value="0.649905">
                <text:p>0.649905</text:p>
              </table:table-cell>
              <table:table-cell office:value-type="float" office:value="0.655939">
                <text:p>0.655939</text:p>
              </table:table-cell>
              <table:table-cell office:value-type="float" office:value="0.650936">
                <text:p>0.650936</text:p>
              </table:table-cell>
              <table:table-cell office:value-type="float" office:value="0.62751">
                <text:p>0.62751</text:p>
              </table:table-cell>
              <table:table-cell office:value-type="float" office:value="0.679185">
                <text:p>0.679185</text:p>
              </table:table-cell>
              <table:table-cell office:value-type="float" office:value="0.690281">
                <text:p>0.690281</text:p>
              </table:table-cell>
              <table:table-cell office:value-type="float" office:value="0.606165">
                <text:p>0.606165</text:p>
              </table:table-cell>
              <table:table-cell office:value-type="float" office:value="0.699515">
                <text:p>0.699515</text:p>
              </table:table-cell>
              <table:table-cell office:value-type="float" office:value="0.691462">
                <text:p>0.691462</text:p>
              </table:table-cell>
              <table:table-cell office:value-type="float" office:value="0.692773">
                <text:p>0.692773</text:p>
              </table:table-cell>
              <table:table-cell office:value-type="float" office:value="0.730341">
                <text:p>0.730341</text:p>
              </table:table-cell>
              <table:table-cell office:value-type="float" office:value="0.660186">
                <text:p>0.660186</text:p>
              </table:table-cell>
              <table:table-cell office:value-type="float" office:value="0.679881">
                <text:p>0.679881</text:p>
              </table:table-cell>
              <table:table-cell office:value-type="float" office:value="0.743222">
                <text:p>0.743222</text:p>
              </table:table-cell>
              <table:table-cell office:value-type="float" office:value="0.748971">
                <text:p>0.748971</text:p>
              </table:table-cell>
            </table:table-row>
            <table:table-row>
              <table:table-cell office:value-type="string">
                <text:p>AreaCovered</text:p>
                <draw:g>
                  <svg:desc>TESTREPEATS_10_EXTRA.B19:TESTREPEATS_10_EXTRA.B19</svg:desc>
                </draw:g>
              </table:table-cell>
              <table:table-cell office:value-type="float" office:value="0.951244212962963">
                <text:p>0.951244212962963</text:p>
                <draw:g>
                  <svg:desc>TESTREPEATS_10_EXTRA.C19:TESTREPEATS_10_EXTRA.V19</svg:desc>
                </draw:g>
              </table:table-cell>
              <table:table-cell office:value-type="float" office:value="0.91869212962963">
                <text:p>0.91869212962963</text:p>
              </table:table-cell>
              <table:table-cell office:value-type="float" office:value="0.787037037037037">
                <text:p>0.787037037037037</text:p>
              </table:table-cell>
              <table:table-cell office:value-type="float" office:value="0.853587962962963">
                <text:p>0.853587962962963</text:p>
              </table:table-cell>
              <table:table-cell office:value-type="float" office:value="0.853587962962963">
                <text:p>0.853587962962963</text:p>
              </table:table-cell>
              <table:table-cell office:value-type="float" office:value="0.870659722222222">
                <text:p>0.870659722222222</text:p>
              </table:table-cell>
              <table:table-cell office:value-type="float" office:value="0.887731481481481">
                <text:p>0.887731481481481</text:p>
              </table:table-cell>
              <table:table-cell office:value-type="float" office:value="0.896267361111111">
                <text:p>0.896267361111111</text:p>
              </table:table-cell>
              <table:table-cell office:value-type="float" office:value="0.904803240740741">
                <text:p>0.904803240740741</text:p>
              </table:table-cell>
              <table:table-cell office:value-type="float" office:value="0.91333912037037">
                <text:p>0.91333912037037</text:p>
              </table:table-cell>
              <table:table-cell office:value-type="float" office:value="0.921875">
                <text:p>0.921875</text:p>
              </table:table-cell>
              <table:table-cell office:value-type="float" office:value="0.678096064814815">
                <text:p>0.678096064814815</text:p>
              </table:table-cell>
              <table:table-cell office:value-type="float" office:value="0.68431712962963">
                <text:p>0.68431712962963</text:p>
              </table:table-cell>
              <table:table-cell office:value-type="float" office:value="0.690538194444444">
                <text:p>0.690538194444444</text:p>
              </table:table-cell>
              <table:table-cell office:value-type="float" office:value="0.696759259259259">
                <text:p>0.696759259259259</text:p>
              </table:table-cell>
              <table:table-cell office:value-type="float" office:value="0.702980324074074">
                <text:p>0.702980324074074</text:p>
              </table:table-cell>
              <table:table-cell office:value-type="float" office:value="0.777633101851852">
                <text:p>0.777633101851852</text:p>
              </table:table-cell>
              <table:table-cell office:value-type="float" office:value="0.737847222222222">
                <text:p>0.737847222222222</text:p>
              </table:table-cell>
              <table:table-cell office:value-type="float" office:value="0.860821759259259">
                <text:p>0.860821759259259</text:p>
              </table:table-cell>
              <table:table-cell office:value-type="float" office:value="0.72337962962963">
                <text:p>0.72337962962963</text:p>
              </table:table-cell>
            </table:table-row>
            <table:table-row>
              <table:table-cell office:value-type="string">
                <text:p>NumberOfSegments</text:p>
                <draw:g>
                  <svg:desc>TESTREPEATS_10_EXTRA.B16:TESTREPEATS_10_EXTRA.B16</svg:desc>
                </draw:g>
              </table:table-cell>
              <table:table-cell office:value-type="float" office:value="120">
                <text:p>120</text:p>
                <draw:g>
                  <svg:desc>TESTREPEATS_10_EXTRA.C16:TESTREPEATS_10_EXTRA.V16</svg:desc>
                </draw:g>
              </table:table-cell>
              <table:table-cell office:value-type="float" office:value="28">
                <text:p>28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olumn C</text:p>
                <draw:g>
                  <svg:desc/>
                </draw:g>
              </table:table-cell>
              <table:table-cell office:value-type="float" office:value="108">
                <text:p>108</text:p>
                <draw:g>
                  <svg:desc>TESTREPEATS_10_EXTRA.C3:TESTREPEATS_10_EXTRA.C4</svg:desc>
                </draw:g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MaxSegSize</text:p>
                <draw:g>
                  <svg:desc>TESTREPEATS_10_EXTRA.B3:TESTREPEATS_10_EXTRA.B3</svg:desc>
                </draw:g>
              </table:table-cell>
              <table:table-cell office:value-type="float" office:value="0">
                <text:p>0</text:p>
                <draw:g>
                  <svg:desc>TESTREPEATS_10_EXTRA.D3:TESTREPEATS_10_EXTRA.D4</svg:desc>
                </draw:g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66cm" svg:y="2.956cm" style:legend-expansion="high" chart:style-name="ch2"/>
        <chart:plot-area chart:style-name="ch3" table:cell-range-address="TESTREPEATS_10_EXTRA.B75:TESTREPEATS_10_EXTRA.V81" chart:data-source-has-labels="both" svg:x="1.331cm" svg:y="0.18cm" svg:width="10.915cm" svg:height="7.659cm">
          <chartooo:coordinate-region svg:x="2.018cm" svg:y="0.379cm" svg:width="9.948cm" svg:height="6.813cm"/>
          <chart:axis chart:dimension="x" chart:name="primary-x" chart:style-name="ch4" chartooo:axis-type="auto">
            <chart:title svg:x="5.196cm" svg:y="8.019cm" chart:style-name="ch5">
              <text:p>CroppingSize(Pixels)</text:p>
            </chart:title>
            <chart:categories table:cell-range-address="TESTREPEATS_10_EXTRA.C75:TESTREPEATS_10_EXTRA.V75"/>
          </chart:axis>
          <chart:axis chart:dimension="y" chart:name="primary-y" chart:style-name="ch6">
            <chart:title svg:x="0.451cm" svg:y="5.032cm" chart:style-name="ch7">
              <text:p>MacroFScore</text:p>
            </chart:title>
            <chart:grid chart:style-name="ch8" chart:class="major"/>
          </chart:axis>
          <chart:series chart:style-name="ch9" chart:values-cell-range-address="TESTREPEATS_10_EXTRA.C76:TESTREPEATS_10_EXTRA.V76" chart:label-cell-address="TESTREPEATS_10_EXTRA.B76:TESTREPEATS_10_EXTRA.B76" chart:class="chart:scatter">
            <chart:domain table:cell-range-address="TESTREPEATS_10_EXTRA.C75:TESTREPEATS_10_EXTRA.V75"/>
            <chart:data-point chart:repeated="20"/>
          </chart:series>
          <chart:series chart:style-name="ch10" chart:values-cell-range-address="TESTREPEATS_10_EXTRA.C77:TESTREPEATS_10_EXTRA.V77" chart:label-cell-address="TESTREPEATS_10_EXTRA.B77:TESTREPEATS_10_EXTRA.B77" chart:class="chart:scatter">
            <chart:data-point chart:repeated="20"/>
          </chart:series>
          <chart:series chart:style-name="ch11" chart:values-cell-range-address="TESTREPEATS_10_EXTRA.C78:TESTREPEATS_10_EXTRA.V78" chart:label-cell-address="TESTREPEATS_10_EXTRA.B78:TESTREPEATS_10_EXTRA.B78" chart:class="chart:scatter">
            <chart:data-point chart:repeated="20"/>
          </chart:series>
          <chart:series chart:style-name="ch12" chart:values-cell-range-address="TESTREPEATS_10_EXTRA.C79:TESTREPEATS_10_EXTRA.V79" chart:label-cell-address="TESTREPEATS_10_EXTRA.B79:TESTREPEATS_10_EXTRA.B79" chart:class="chart:scatter">
            <chart:data-point chart:repeated="20"/>
          </chart:series>
          <chart:series chart:style-name="ch13" chart:values-cell-range-address="TESTREPEATS_10_EXTRA.C80:TESTREPEATS_10_EXTRA.V80" chart:label-cell-address="TESTREPEATS_10_EXTRA.B80:TESTREPEATS_10_EXTRA.B80" chart:class="chart:scatter">
            <chart:data-point chart:repeated="20"/>
          </chart:series>
          <chart:series chart:style-name="ch14" chart:values-cell-range-address="TESTREPEATS_10_EXTRA.C81:TESTREPEATS_10_EXTRA.V81" chart:label-cell-address="TESTREPEATS_10_EXTRA.B81:TESTREPEATS_10_EXTRA.B81" chart:class="chart:scatter">
            <chart:data-point chart:repeated="2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30</text:p>
                <draw:g>
                  <svg:desc>TESTREPEATS_10_EXTRA.C75:TESTREPEATS_10_EXTRA.V7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0</text:p>
              </table:table-cell>
              <table:table-cell office:value-type="float" office:value="104">
                <text:p>100</text:p>
              </table:table-cell>
              <table:table-cell office:value-type="float" office:value="105">
                <text:p>110</text:p>
              </table:table-cell>
              <table:table-cell office:value-type="float" office:value="106">
                <text:p>110</text:p>
              </table:table-cell>
              <table:table-cell office:value-type="float" office:value="107">
                <text:p>110</text:p>
              </table:table-cell>
              <table:table-cell office:value-type="float" office:value="108">
                <text:p>110</text:p>
              </table:table-cell>
              <table:table-cell office:value-type="float" office:value="109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0</text:p>
              </table:table-cell>
              <table:table-cell office:value-type="float" office:value="112">
                <text:p>110</text:p>
              </table:table-cell>
              <table:table-cell office:value-type="float" office:value="113">
                <text:p>11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8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75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TESTREPEATS_10_EXTRA.C75:TESTREPEATS_10_EXTRA.V75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Grass</text:p>
                <draw:g>
                  <svg:desc>TESTREPEATS_10_EXTRA.B76:TESTREPEATS_10_EXTRA.B76</svg:desc>
                </draw:g>
              </table:table-cell>
              <table:table-cell office:value-type="float" office:value="0.289271">
                <text:p>0.289271</text:p>
                <draw:g>
                  <svg:desc>TESTREPEATS_10_EXTRA.C76:TESTREPEATS_10_EXTRA.V76</svg:desc>
                </draw:g>
              </table:table-cell>
              <table:table-cell office:value-type="float" office:value="0.41958">
                <text:p>0.41958</text:p>
              </table:table-cell>
              <table:table-cell office:value-type="float" office:value="0.616667">
                <text:p>0.616667</text:p>
              </table:table-cell>
              <table:table-cell office:value-type="float" office:value="0.376812">
                <text:p>0.376812</text:p>
              </table:table-cell>
              <table:table-cell office:value-type="float" office:value="0.578947">
                <text:p>0.578947</text:p>
              </table:table-cell>
              <table:table-cell office:value-type="float" office:value="0.54">
                <text:p>0.54</text:p>
              </table:table-cell>
              <table:table-cell office:value-type="float" office:value="0.589474">
                <text:p>0.589474</text:p>
              </table:table-cell>
              <table:table-cell office:value-type="float" office:value="0.589744">
                <text:p>0.589744</text:p>
              </table:table-cell>
              <table:table-cell office:value-type="float" office:value="0.423529">
                <text:p>0.423529</text:p>
              </table:table-cell>
              <table:table-cell office:value-type="float" office:value="0.536585">
                <text:p>0.536585</text:p>
              </table:table-cell>
              <table:table-cell office:value-type="float" office:value="0.615385">
                <text:p>0.615385</text:p>
              </table:table-cell>
              <table:table-cell office:value-type="float" office:value="0.702703">
                <text:p>0.702703</text:p>
              </table:table-cell>
              <table:table-cell office:value-type="float" office:value="0.702703">
                <text:p>0.702703</text:p>
              </table:table-cell>
              <table:table-cell office:value-type="float" office:value="0.6875">
                <text:p>0.6875</text:p>
              </table:table-cell>
              <table:table-cell office:value-type="float" office:value="0.764706">
                <text:p>0.764706</text:p>
              </table:table-cell>
              <table:table-cell office:value-type="float" office:value="0.625">
                <text:p>0.625</text:p>
              </table:table-cell>
              <table:table-cell office:value-type="float" office:value="0.583333">
                <text:p>0.583333</text:p>
              </table:table-cell>
              <table:table-cell office:value-type="float" office:value="0.516129">
                <text:p>0.516129</text:p>
              </table:table-cell>
              <table:table-cell office:value-type="float" office:value="0.64">
                <text:p>0.64</text:p>
              </table:table-cell>
              <table:table-cell office:value-type="float" office:value="0.571429">
                <text:p>0.571429</text:p>
              </table:table-cell>
            </table:table-row>
            <table:table-row>
              <table:table-cell office:value-type="string">
                <text:p>Hedge</text:p>
                <draw:g>
                  <svg:desc>TESTREPEATS_10_EXTRA.B77:TESTREPEATS_10_EXTRA.B77</svg:desc>
                </draw:g>
              </table:table-cell>
              <table:table-cell office:value-type="float" office:value="0.382657">
                <text:p>0.382657</text:p>
                <draw:g>
                  <svg:desc>TESTREPEATS_10_EXTRA.C77:TESTREPEATS_10_EXTRA.V77</svg:desc>
                </draw:g>
              </table:table-cell>
              <table:table-cell office:value-type="float" office:value="0.67541">
                <text:p>0.67541</text:p>
              </table:table-cell>
              <table:table-cell office:value-type="float" office:value="0.545455">
                <text:p>0.545455</text:p>
              </table:table-cell>
              <table:table-cell office:value-type="float" office:value="0.711111">
                <text:p>0.711111</text:p>
              </table:table-cell>
              <table:table-cell office:value-type="float" office:value="0.531646">
                <text:p>0.531646</text:p>
              </table:table-cell>
              <table:table-cell office:value-type="float" office:value="0.756757">
                <text:p>0.756757</text:p>
              </table:table-cell>
              <table:table-cell office:value-type="float" office:value="0.609756">
                <text:p>0.609756</text:p>
              </table:table-cell>
              <table:table-cell office:value-type="float" office:value="0.746269">
                <text:p>0.746269</text:p>
              </table:table-cell>
              <table:table-cell office:value-type="float" office:value="0.746269">
                <text:p>0.746269</text:p>
              </table:table-cell>
              <table:table-cell office:value-type="float" office:value="0.753247">
                <text:p>0.753247</text:p>
              </table:table-cell>
              <table:table-cell office:value-type="float" office:value="0.702703">
                <text:p>0.702703</text:p>
              </table:table-cell>
              <table:table-cell office:value-type="float" office:value="0.756757">
                <text:p>0.756757</text:p>
              </table:table-cell>
              <table:table-cell office:value-type="float" office:value="0.680851">
                <text:p>0.680851</text:p>
              </table:table-cell>
              <table:table-cell office:value-type="float" office:value="0.742857">
                <text:p>0.742857</text:p>
              </table:table-cell>
              <table:table-cell office:value-type="float" office:value="0.857143">
                <text:p>0.857143</text:p>
              </table:table-cell>
              <table:table-cell office:value-type="float" office:value="0.717949">
                <text:p>0.717949</text:p>
              </table:table-cell>
              <table:table-cell office:value-type="float" office:value="0.878049">
                <text:p>0.878049</text:p>
              </table:table-cell>
              <table:table-cell office:value-type="float" office:value="0.827586">
                <text:p>0.827586</text:p>
              </table:table-cell>
              <table:table-cell office:value-type="float" office:value="0.758621">
                <text:p>0.758621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RectPaving</text:p>
                <draw:g>
                  <svg:desc>TESTREPEATS_10_EXTRA.B78:TESTREPEATS_10_EXTRA.B78</svg:desc>
                </draw:g>
              </table:table-cell>
              <table:table-cell office:value-type="float" office:value="0.268371">
                <text:p>0.268371</text:p>
                <draw:g>
                  <svg:desc>TESTREPEATS_10_EXTRA.C78:TESTREPEATS_10_EXTRA.V78</svg:desc>
                </draw:g>
              </table:table-cell>
              <table:table-cell office:value-type="float" office:value="0.359133">
                <text:p>0.359133</text:p>
              </table:table-cell>
              <table:table-cell office:value-type="float" office:value="0.411765">
                <text:p>0.411765</text:p>
              </table:table-cell>
              <table:table-cell office:value-type="float" office:value="0.693333">
                <text:p>0.693333</text:p>
              </table:table-cell>
              <table:table-cell office:value-type="float" office:value="0.625">
                <text:p>0.625</text:p>
              </table:table-cell>
              <table:table-cell office:value-type="float" office:value="0.769231">
                <text:p>0.769231</text:p>
              </table:table-cell>
              <table:table-cell office:value-type="float" office:value="0.688525">
                <text:p>0.688525</text:p>
              </table:table-cell>
              <table:table-cell office:value-type="float" office:value="0.694444">
                <text:p>0.694444</text:p>
              </table:table-cell>
              <table:table-cell office:value-type="float" office:value="0.561404">
                <text:p>0.561404</text:p>
              </table:table-cell>
              <table:table-cell office:value-type="float" office:value="0.692308">
                <text:p>0.692308</text:p>
              </table:table-cell>
              <table:table-cell office:value-type="float" office:value="0.722222">
                <text:p>0.722222</text:p>
              </table:table-cell>
              <table:table-cell office:value-type="float" office:value="0.648649">
                <text:p>0.648649</text:p>
              </table:table-cell>
              <table:table-cell office:value-type="float" office:value="0.666667">
                <text:p>0.666667</text:p>
              </table:table-cell>
              <table:table-cell office:value-type="float" office:value="0.705882">
                <text:p>0.705882</text:p>
              </table:table-cell>
              <table:table-cell office:value-type="float" office:value="0.628571">
                <text:p>0.628571</text:p>
              </table:table-cell>
              <table:table-cell office:value-type="float" office:value="0.914286">
                <text:p>0.914286</text:p>
              </table:table-cell>
              <table:table-cell office:value-type="float" office:value="0.4">
                <text:p>0.4</text:p>
              </table:table-cell>
              <table:table-cell office:value-type="float" office:value="0.470588">
                <text:p>0.470588</text:p>
              </table:table-cell>
              <table:table-cell office:value-type="float" office:value="0.64">
                <text:p>0.6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SmallBlocks</text:p>
                <draw:g>
                  <svg:desc>TESTREPEATS_10_EXTRA.B79:TESTREPEATS_10_EXTRA.B79</svg:desc>
                </draw:g>
              </table:table-cell>
              <table:table-cell office:value-type="float" office:value="0.3086">
                <text:p>0.3086</text:p>
                <draw:g>
                  <svg:desc>TESTREPEATS_10_EXTRA.C79:TESTREPEATS_10_EXTRA.V79</svg:desc>
                </draw:g>
              </table:table-cell>
              <table:table-cell office:value-type="float" office:value="0.493421">
                <text:p>0.493421</text:p>
              </table:table-cell>
              <table:table-cell office:value-type="float" office:value="0.62069">
                <text:p>0.62069</text:p>
              </table:table-cell>
              <table:table-cell office:value-type="float" office:value="0.64">
                <text:p>0.64</text:p>
              </table:table-cell>
              <table:table-cell office:value-type="float" office:value="0.5">
                <text:p>0.5</text:p>
              </table:table-cell>
              <table:table-cell office:value-type="float" office:value="0.656716">
                <text:p>0.656716</text:p>
              </table:table-cell>
              <table:table-cell office:value-type="float" office:value="0.586207">
                <text:p>0.586207</text:p>
              </table:table-cell>
              <table:table-cell office:value-type="float" office:value="0.691358">
                <text:p>0.691358</text:p>
              </table:table-cell>
              <table:table-cell office:value-type="float" office:value="0.621622">
                <text:p>0.621622</text:p>
              </table:table-cell>
              <table:table-cell office:value-type="float" office:value="0.761905">
                <text:p>0.761905</text:p>
              </table:table-cell>
              <table:table-cell office:value-type="float" office:value="0.857143">
                <text:p>0.857143</text:p>
              </table:table-cell>
              <table:table-cell office:value-type="float" office:value="0.47619">
                <text:p>0.47619</text:p>
              </table:table-cell>
              <table:table-cell office:value-type="float" office:value="0.8">
                <text:p>0.8</text:p>
              </table:table-cell>
              <table:table-cell office:value-type="float" office:value="0.711111">
                <text:p>0.711111</text:p>
              </table:table-cell>
              <table:table-cell office:value-type="float" office:value="0.634146">
                <text:p>0.634146</text:p>
              </table:table-cell>
              <table:table-cell office:value-type="float" office:value="0.723404">
                <text:p>0.723404</text:p>
              </table:table-cell>
              <table:table-cell office:value-type="float" office:value="0.8">
                <text:p>0.8</text:p>
              </table:table-cell>
              <table:table-cell office:value-type="float" office:value="0.782609">
                <text:p>0.782609</text:p>
              </table:table-cell>
              <table:table-cell office:value-type="float" office:value="0.909091">
                <text:p>0.909091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string">
                <text:p>tarmac</text:p>
                <draw:g>
                  <svg:desc>TESTREPEATS_10_EXTRA.B80:TESTREPEATS_10_EXTRA.B80</svg:desc>
                </draw:g>
              </table:table-cell>
              <table:table-cell office:value-type="float" office:value="0.502976">
                <text:p>0.502976</text:p>
                <draw:g>
                  <svg:desc>TESTREPEATS_10_EXTRA.C80:TESTREPEATS_10_EXTRA.V80</svg:desc>
                </draw:g>
              </table:table-cell>
              <table:table-cell office:value-type="float" office:value="0.636591">
                <text:p>0.636591</text:p>
              </table:table-cell>
              <table:table-cell office:value-type="float" office:value="0.755556">
                <text:p>0.755556</text:p>
              </table:table-cell>
              <table:table-cell office:value-type="float" office:value="0.823529">
                <text:p>0.823529</text:p>
              </table:table-cell>
              <table:table-cell office:value-type="float" office:value="0.929577">
                <text:p>0.929577</text:p>
              </table:table-cell>
              <table:table-cell office:value-type="float" office:value="0.738462">
                <text:p>0.738462</text:p>
              </table:table-cell>
              <table:table-cell office:value-type="float" office:value="0.825397">
                <text:p>0.825397</text:p>
              </table:table-cell>
              <table:table-cell office:value-type="float" office:value="0.730159">
                <text:p>0.730159</text:p>
              </table:table-cell>
              <table:table-cell office:value-type="float" office:value="0.888889">
                <text:p>0.888889</text:p>
              </table:table-cell>
              <table:table-cell office:value-type="float" office:value="0.852941">
                <text:p>0.852941</text:p>
              </table:table-cell>
              <table:table-cell office:value-type="float" office:value="0.823529">
                <text:p>0.823529</text:p>
              </table:table-cell>
              <table:table-cell office:value-type="float" office:value="0.642857">
                <text:p>0.642857</text:p>
              </table:table-cell>
              <table:table-cell office:value-type="float" office:value="0.8">
                <text:p>0.8</text:p>
              </table:table-cell>
              <table:table-cell office:value-type="float" office:value="0.914286">
                <text:p>0.914286</text:p>
              </table:table-cell>
              <table:table-cell office:value-type="float" office:value="0.823529">
                <text:p>0.823529</text:p>
              </table:table-cell>
              <table:table-cell office:value-type="float" office:value="0.8">
                <text:p>0.8</text:p>
              </table:table-cell>
              <table:table-cell office:value-type="float" office:value="0.733333">
                <text:p>0.733333</text:p>
              </table:table-cell>
              <table:table-cell office:value-type="float" office:value="0.916667">
                <text:p>0.916667</text:p>
              </table:table-cell>
              <table:table-cell office:value-type="float" office:value="0.956522">
                <text:p>0.956522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string">
                <text:p>unevenBricks</text:p>
                <draw:g>
                  <svg:desc>TESTREPEATS_10_EXTRA.B81:TESTREPEATS_10_EXTRA.B81</svg:desc>
                </draw:g>
              </table:table-cell>
              <table:table-cell office:value-type="float" office:value="0.0912698">
                <text:p>0.0912698</text:p>
                <draw:g>
                  <svg:desc>TESTREPEATS_10_EXTRA.C81:TESTREPEATS_10_EXTRA.V81</svg:desc>
                </draw:g>
              </table:table-cell>
              <table:table-cell office:value-type="float" office:value="0.143426">
                <text:p>0.143426</text:p>
              </table:table-cell>
              <table:table-cell office:value-type="float" office:value="0.311111">
                <text:p>0.311111</text:p>
              </table:table-cell>
              <table:table-cell office:value-type="float" office:value="0.290909">
                <text:p>0.290909</text:p>
              </table:table-cell>
              <table:table-cell office:value-type="float" office:value="0.275862">
                <text:p>0.275862</text:p>
              </table:table-cell>
              <table:table-cell office:value-type="float" office:value="0.360656">
                <text:p>0.360656</text:p>
              </table:table-cell>
              <table:table-cell office:value-type="float" office:value="0.520548">
                <text:p>0.520548</text:p>
              </table:table-cell>
              <table:table-cell office:value-type="float" office:value="0.422535">
                <text:p>0.422535</text:p>
              </table:table-cell>
              <table:table-cell office:value-type="float" office:value="0.467532">
                <text:p>0.467532</text:p>
              </table:table-cell>
              <table:table-cell office:value-type="float" office:value="0.4375">
                <text:p>0.4375</text:p>
              </table:table-cell>
              <table:table-cell office:value-type="float" office:value="0.411765">
                <text:p>0.411765</text:p>
              </table:table-cell>
              <table:table-cell office:value-type="float" office:value="0.342857">
                <text:p>0.342857</text:p>
              </table:table-cell>
              <table:table-cell office:value-type="float" office:value="0.4">
                <text:p>0.4</text:p>
              </table:table-cell>
              <table:table-cell office:value-type="float" office:value="0.342857">
                <text:p>0.342857</text:p>
              </table:table-cell>
              <table:table-cell office:value-type="float" office:value="0.432432">
                <text:p>0.432432</text:p>
              </table:table-cell>
              <table:table-cell office:value-type="float" office:value="0.5">
                <text:p>0.5</text:p>
              </table:table-cell>
              <table:table-cell office:value-type="float" office:value="0.375">
                <text:p>0.375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66667">
                <text:p>0.6666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.4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3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scatter" chart:style-name="ch1">
        <chart:title svg:x="4.82cm" svg:y="0.316cm" chart:style-name="ch2">
          <text:p>Cropsize: Resolution 384 x 216</text:p>
        </chart:title>
        <chart:subtitle svg:x="7.042cm" svg:y="1.301cm" chart:style-name="ch3">
          <text:p>0 Repeats</text:p>
        </chart:subtitle>
        <chart:legend svg:x="9.749cm" svg:y="8.024cm" style:legend-expansion="custom" chartooo:width="6.042cm" chartooo:height="0.598cm" style:legend-expansion-aspect-ratio="10.1036789297659" chart:style-name="ch4"/>
        <chart:plot-area chart:style-name="ch5" table:cell-range-address="TESTREPEATS_1_EXTRA.C8:TESTREPEATS_1_EXTRA.U8 TESTREPEATS_1_EXTRA.B10:TESTREPEATS_1_EXTRA.U10 TESTREPEATS_1_EXTRA.B6:TESTREPEATS_1_EXTRA.U6 TESTREPEATS_1_EXTRA.B2:TESTREPEATS_1_EXTRA.B2 TESTREPEATS_1_EXTRA.D2:TESTREPEATS_1_EXTRA.D3" chart:data-source-has-labels="both" svg:x="1.33cm" svg:y="2.19cm" svg:width="13.47cm" svg:height="5.649cm">
          <chartooo:coordinate-region svg:x="2.057cm" svg:y="2.389cm" svg:width="12.015cm" svg:height="4.803cm"/>
          <chart:axis chart:dimension="x" chart:name="primary-x" chart:style-name="ch6" chartooo:axis-type="auto">
            <chart:title svg:x="6.764cm" svg:y="8.019cm" chart:style-name="ch7">
              <text:p>Cropsize(Pixels)</text:p>
            </chart:title>
            <chart:categories table:cell-range-address="TESTREPEATS_1_EXTRA.C8:TESTREPEATS_1_EXTRA.U8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1_EXTRA.C10:TESTREPEATS_1_EXTRA.U10" chart:label-cell-address="TESTREPEATS_1_EXTRA.B10:TESTREPEATS_1_EXTRA.B10" chart:class="chart:scatter">
            <chart:domain table:cell-range-address="TESTREPEATS_1_EXTRA.C8:TESTREPEATS_1_EXTRA.U8"/>
            <chart:data-point chart:repeated="19"/>
          </chart:series>
          <chart:series chart:attached-axis="secondary-y" chart:style-name="ch13" chart:values-cell-range-address="TESTREPEATS_1_EXTRA.C6:TESTREPEATS_1_EXTRA.U6" chart:label-cell-address="TESTREPEATS_1_EXTRA.B6:TESTREPEATS_1_EXTRA.B6" chart:class="chart:scatter">
            <chart:data-point chart:repeated="19"/>
          </chart:series>
          <chart:series chart:attached-axis="primary-y" chart:style-name="ch14" chart:values-cell-range-address="TESTREPEATS_1_EXTRA.D2:TESTREPEATS_1_EXTRA.D3" chart:label-cell-address="TESTREPEATS_1_EXTRA.B2:TESTREPEATS_1_EXTRA.B2" chart:class="chart:scatter">
            <chart:domain table:cell-range-address="TESTREPEATS_1_EXTRA.C2:TESTREPEATS_1_EXTRA.C3"/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30</text:p>
                <draw:g>
                  <svg:desc>TESTREPEATS_1_EXTRA.C8:TESTREPEATS_1_EXTRA.U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0</text:p>
              </table:table-cell>
              <table:table-cell office:value-type="float" office:value="104">
                <text:p>100</text:p>
              </table:table-cell>
              <table:table-cell office:value-type="float" office:value="105">
                <text:p>110</text:p>
              </table:table-cell>
              <table:table-cell office:value-type="float" office:value="106">
                <text:p>110</text:p>
              </table:table-cell>
              <table:table-cell office:value-type="float" office:value="107">
                <text:p>110</text:p>
              </table:table-cell>
              <table:table-cell office:value-type="float" office:value="108">
                <text:p>110</text:p>
              </table:table-cell>
              <table:table-cell office:value-type="float" office:value="109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0</text:p>
              </table:table-cell>
              <table:table-cell office:value-type="float" office:value="112">
                <text:p>110</text:p>
              </table:table-cell>
              <table:table-cell office:value-type="float" office:value="113">
                <text:p>11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8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TESTREPEATS_1_EXTRA.C8:TESTREPEATS_1_EXTRA.U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104">
                <text:p>104</text:p>
              </table:table-cell>
              <table:table-cell office:value-type="float" office:value="105">
                <text:p>105</text:p>
              </table:table-cell>
              <table:table-cell office:value-type="float" office:value="106">
                <text:p>106</text:p>
              </table:table-cell>
              <table:table-cell office:value-type="float" office:value="107">
                <text:p>107</text:p>
              </table:table-cell>
              <table:table-cell office:value-type="float" office:value="108">
                <text:p>108</text:p>
              </table:table-cell>
              <table:table-cell office:value-type="float" office:value="109">
                <text:p>109</text:p>
              </table:table-cell>
              <table:table-cell office:value-type="float" office:value="110">
                <text:p>110</text:p>
              </table:table-cell>
              <table:table-cell office:value-type="float" office:value="111">
                <text:p>111</text:p>
              </table:table-cell>
              <table:table-cell office:value-type="float" office:value="112">
                <text:p>112</text:p>
              </table:table-cell>
              <table:table-cell office:value-type="float" office:value="113">
                <text:p>113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Macro FScore</text:p>
                <draw:g>
                  <svg:desc>TESTREPEATS_1_EXTRA.B10:TESTREPEATS_1_EXTRA.B10</svg:desc>
                </draw:g>
              </table:table-cell>
              <table:table-cell office:value-type="float" office:value="0.284361">
                <text:p>0.284361</text:p>
                <draw:g>
                  <svg:desc>TESTREPEATS_1_EXTRA.C10:TESTREPEATS_1_EXTRA.U10</svg:desc>
                </draw:g>
              </table:table-cell>
              <table:table-cell office:value-type="float" office:value="0.377861">
                <text:p>0.377861</text:p>
              </table:table-cell>
              <table:table-cell office:value-type="float" office:value="0.495872">
                <text:p>0.495872</text:p>
              </table:table-cell>
              <table:table-cell office:value-type="float" office:value="0.423341">
                <text:p>0.423341</text:p>
              </table:table-cell>
              <table:table-cell office:value-type="float" office:value="0.496879">
                <text:p>0.496879</text:p>
              </table:table-cell>
              <table:table-cell office:value-type="float" office:value="0.451425">
                <text:p>0.451425</text:p>
              </table:table-cell>
              <table:table-cell office:value-type="float" office:value="0.453948">
                <text:p>0.453948</text:p>
              </table:table-cell>
              <table:table-cell office:value-type="float" office:value="0.472617">
                <text:p>0.472617</text:p>
              </table:table-cell>
              <table:table-cell office:value-type="float" office:value="0.490454">
                <text:p>0.490454</text:p>
              </table:table-cell>
              <table:table-cell office:value-type="float" office:value="0.514738">
                <text:p>0.514738</text:p>
              </table:table-cell>
              <table:table-cell office:value-type="float" office:value="0.399735">
                <text:p>0.399735</text:p>
              </table:table-cell>
              <table:table-cell office:value-type="float" office:value="0.435103">
                <text:p>0.435103</text:p>
              </table:table-cell>
              <table:table-cell office:value-type="float" office:value="0.590463">
                <text:p>0.590463</text:p>
              </table:table-cell>
              <table:table-cell office:value-type="float" office:value="0.428322">
                <text:p>0.428322</text:p>
              </table:table-cell>
              <table:table-cell office:value-type="float" office:value="0.541891">
                <text:p>0.541891</text:p>
              </table:table-cell>
              <table:table-cell office:value-type="float" office:value="0.528015">
                <text:p>0.528015</text:p>
              </table:table-cell>
              <table:table-cell office:value-type="float" office:value="0.478573">
                <text:p>0.478573</text:p>
              </table:table-cell>
              <table:table-cell office:value-type="float" office:value="0.458375">
                <text:p>0.458375</text:p>
              </table:table-cell>
              <table:table-cell office:value-type="float" office:value="0.507443">
                <text:p>0.507443</text:p>
              </table:table-cell>
            </table:table-row>
            <table:table-row>
              <table:table-cell office:value-type="string">
                <text:p>FPS</text:p>
                <draw:g>
                  <svg:desc>TESTREPEATS_1_EXTRA.B6:TESTREPEATS_1_EXTRA.B6</svg:desc>
                </draw:g>
              </table:table-cell>
              <table:table-cell office:value-type="float" office:value="0.683773670914927">
                <text:p>0.683773670914927</text:p>
                <draw:g>
                  <svg:desc>TESTREPEATS_1_EXTRA.C6:TESTREPEATS_1_EXTRA.U6</svg:desc>
                </draw:g>
              </table:table-cell>
              <table:table-cell office:value-type="float" office:value="0.688876557148051">
                <text:p>0.688876557148051</text:p>
              </table:table-cell>
              <table:table-cell office:value-type="float" office:value="0.887333316901235">
                <text:p>0.887333316901235</text:p>
              </table:table-cell>
              <table:table-cell office:value-type="float" office:value="0.756461441479302">
                <text:p>0.756461441479302</text:p>
              </table:table-cell>
              <table:table-cell office:value-type="float" office:value="0.739447468419431">
                <text:p>0.739447468419431</text:p>
              </table:table-cell>
              <table:table-cell office:value-type="float" office:value="0.711349984192223">
                <text:p>0.711349984192223</text:p>
              </table:table-cell>
              <table:table-cell office:value-type="float" office:value="0.695867321297406">
                <text:p>0.695867321297406</text:p>
              </table:table-cell>
              <table:table-cell office:value-type="float" office:value="0.672482394037323">
                <text:p>0.672482394037323</text:p>
              </table:table-cell>
              <table:table-cell office:value-type="float" office:value="0.676971680018053">
                <text:p>0.676971680018053</text:p>
              </table:table-cell>
              <table:table-cell office:value-type="float" office:value="1.18965004461188">
                <text:p>1.18965004461188</text:p>
              </table:table-cell>
              <table:table-cell office:value-type="float" office:value="1.1512631915574">
                <text:p>1.1512631915574</text:p>
              </table:table-cell>
              <table:table-cell office:value-type="float" office:value="1.11300046375019">
                <text:p>1.11300046375019</text:p>
              </table:table-cell>
              <table:table-cell office:value-type="float" office:value="1.10984369701267">
                <text:p>1.10984369701267</text:p>
              </table:table-cell>
              <table:table-cell office:value-type="float" office:value="1.10361741263029">
                <text:p>1.10361741263029</text:p>
              </table:table-cell>
              <table:table-cell office:value-type="float" office:value="1.07923374404173">
                <text:p>1.07923374404173</text:p>
              </table:table-cell>
              <table:table-cell office:value-type="float" office:value="0.930521091811414">
                <text:p>0.930521091811414</text:p>
              </table:table-cell>
              <table:table-cell office:value-type="float" office:value="0.960922485586163">
                <text:p>0.960922485586163</text:p>
              </table:table-cell>
              <table:table-cell office:value-type="float" office:value="0.728184797119625">
                <text:p>0.728184797119625</text:p>
              </table:table-cell>
              <table:table-cell office:value-type="float" office:value="1.05346326046879">
                <text:p>1.05346326046879</text:p>
              </table:table-cell>
            </table:table-row>
            <table:table-row>
              <table:table-cell office:value-type="string">
                <text:p>Column C</text:p>
                <draw:g>
                  <svg:desc/>
                </draw:g>
              </table:table-cell>
              <table:table-cell office:value-type="float" office:value="108">
                <text:p>108</text:p>
                <draw:g>
                  <svg:desc>TESTREPEATS_1_EXTRA.C2:TESTREPEATS_1_EXTRA.C3</svg:desc>
                </draw:g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MaxSegSize</text:p>
                <draw:g>
                  <svg:desc>TESTREPEATS_1_EXTRA.B2:TESTREPEATS_1_EXTRA.B2</svg:desc>
                </draw:g>
              </table:table-cell>
              <table:table-cell office:value-type="float" office:value="0">
                <text:p>0</text:p>
                <draw:g>
                  <svg:desc>TESTREPEATS_1_EXTRA.D2:TESTREPEATS_1_EXTRA.D3</svg:desc>
                </draw:g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9">
      <style:chart-properties chart:display-label="true" chart:logarithmic="false" chart:minimum="0" chart:maximum="1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9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2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129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25cm" svg:y="0.316cm" chart:style-name="ch2">
          <text:p>Scale 7: Cropsize 133Pixels</text:p>
        </chart:title>
        <chart:legend chart:legend-position="end" svg:x="12.486cm" svg:y="3.952cm" style:legend-expansion="high" chart:style-name="ch3"/>
        <chart:plot-area chart:style-name="ch4" table:cell-range-address="TESTREPEATS_ALL.C4:TESTREPEATS_ALL.L5 TESTREPEATS_ALL.B4:TESTREPEATS_ALL.B5 TESTREPEATS_ALL.B7:TESTREPEATS_ALL.L7" chart:data-source-has-labels="both" svg:x="1.331cm" svg:y="1.301cm" svg:width="9.954cm" svg:height="6.538cm">
          <chartooo:coordinate-region svg:x="2.429cm" svg:y="1.501cm" svg:width="7.757cm" svg:height="5.691cm"/>
          <chart:axis chart:dimension="x" chart:name="primary-x" chart:style-name="ch5" chartooo:axis-type="auto">
            <chartooo:date-scale/>
            <chart:title svg:x="4.041cm" svg:y="8.019cm" chart:style-name="ch6">
              <text:p>Number of Averaged Readings</text:p>
            </chart:title>
            <chart:categories table:cell-range-address="TESTREPEATS_ALL.C4:TESTREPEATS_ALL.L4"/>
          </chart:axis>
          <chart:axis chart:dimension="y" chart:name="primary-y" chart:style-name="ch7">
            <chart:title svg:x="0.451cm" svg:y="5.593cm" chart:style-name="ch8">
              <text:p>MacroFScore</text:p>
            </chart:title>
            <chart:grid chart:style-name="ch9" chart:class="major"/>
          </chart:axis>
          <chart:axis chart:dimension="y" chart:name="secondary-y" chart:style-name="ch10">
            <chart:title svg:x="11.605cm" svg:y="6.387cm" chart:style-name="ch8">
              <text:p>FramesPerSecond(FPS)</text:p>
            </chart:title>
          </chart:axis>
          <chart:series chart:attached-axis="secondary-y" chart:style-name="ch11" chart:values-cell-range-address="TESTREPEATS_ALL.C5:TESTREPEATS_ALL.L5" chart:label-cell-address="TESTREPEATS_ALL.B5:TESTREPEATS_ALL.B5" chart:class="chart:line">
            <chart:data-point chart:repeated="10"/>
          </chart:series>
          <chart:series chart:attached-axis="primary-y" chart:style-name="ch12" chart:values-cell-range-address="TESTREPEATS_ALL.C7:TESTREPEATS_ALL.L7" chart:label-cell-address="TESTREPEATS_ALL.B7:TESTREPEATS_ALL.B7" chart:class="chart:line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TESTREPEATS_ALL.C4:TESTREPEATS_ALL.L4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7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9">
                <text:p>10</text:p>
              </table:table-cell>
              <table:table-cell office:value-type="float" office:value="10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FPS</text:p>
                <draw:g>
                  <svg:desc>TESTREPEATS_ALL.B5:TESTREPEATS_ALL.B5</svg:desc>
                </draw:g>
              </table:table-cell>
              <table:table-cell office:value-type="float" office:value="1.01959895774329">
                <text:p>1.01959895774329</text:p>
                <draw:g>
                  <svg:desc>TESTREPEATS_ALL.C5:TESTREPEATS_ALL.L5</svg:desc>
                </draw:g>
              </table:table-cell>
              <table:table-cell office:value-type="float" office:value="0.557733124699831">
                <text:p>0.557733124699831</text:p>
              </table:table-cell>
              <table:table-cell office:value-type="float" office:value="0.418711763474377">
                <text:p>0.418711763474377</text:p>
              </table:table-cell>
              <table:table-cell office:value-type="float" office:value="0.288087578623902">
                <text:p>0.288087578623902</text:p>
              </table:table-cell>
              <table:table-cell office:value-type="float" office:value="0.261441705761885">
                <text:p>0.261441705761885</text:p>
              </table:table-cell>
              <table:table-cell office:value-type="float" office:value="0.199385228877627">
                <text:p>0.199385228877627</text:p>
              </table:table-cell>
              <table:table-cell office:value-type="float" office:value="0.18686155634914">
                <text:p>0.18686155634914</text:p>
              </table:table-cell>
              <table:table-cell office:value-type="float" office:value="0.148019620823071">
                <text:p>0.148019620823071</text:p>
              </table:table-cell>
              <table:table-cell office:value-type="float" office:value="0.143553834681809">
                <text:p>0.143553834681809</text:p>
              </table:table-cell>
              <table:table-cell office:value-type="float" office:value="0.11804749444193">
                <text:p>0.11804749444193</text:p>
              </table:table-cell>
            </table:table-row>
            <table:table-row>
              <table:table-cell office:value-type="string">
                <text:p>Macro FScore</text:p>
                <draw:g>
                  <svg:desc>TESTREPEATS_ALL.B7:TESTREPEATS_ALL.B7</svg:desc>
                </draw:g>
              </table:table-cell>
              <table:table-cell office:value-type="float" office:value="0.541891">
                <text:p>0.541891</text:p>
                <draw:g>
                  <svg:desc>TESTREPEATS_ALL.C7:TESTREPEATS_ALL.L7</svg:desc>
                </draw:g>
              </table:table-cell>
              <table:table-cell office:value-type="float" office:value="0.667669">
                <text:p>0.667669</text:p>
              </table:table-cell>
              <table:table-cell office:value-type="float" office:value="0.624334">
                <text:p>0.624334</text:p>
              </table:table-cell>
              <table:table-cell office:value-type="float" office:value="0.679483">
                <text:p>0.679483</text:p>
              </table:table-cell>
              <table:table-cell office:value-type="float" office:value="0.676021">
                <text:p>0.676021</text:p>
              </table:table-cell>
              <table:table-cell office:value-type="float" office:value="0.684041">
                <text:p>0.684041</text:p>
              </table:table-cell>
              <table:table-cell office:value-type="float" office:value="0.70701">
                <text:p>0.70701</text:p>
              </table:table-cell>
              <table:table-cell office:value-type="float" office:value="0.737186">
                <text:p>0.737186</text:p>
              </table:table-cell>
              <table:table-cell office:value-type="float" office:value="0.743499">
                <text:p>0.743499</text:p>
              </table:table-cell>
              <table:table-cell office:value-type="float" office:value="0.730341">
                <text:p>0.7303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.4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3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scatter" chart:row-mapping="0 1" chart:style-name="ch1">
        <chart:title svg:x="4.82cm" svg:y="0.316cm" chart:style-name="ch2">
          <text:p>Cropsize: Resolution 384 x 216</text:p>
        </chart:title>
        <chart:subtitle svg:x="7.042cm" svg:y="1.301cm" chart:style-name="ch3">
          <text:p>0 Repeats</text:p>
        </chart:subtitle>
        <chart:legend svg:x="9.754cm" svg:y="7.971cm" style:legend-expansion="custom" chartooo:width="6.042cm" chartooo:height="0.598cm" style:legend-expansion-aspect-ratio="10.1036789297659" chart:style-name="ch4"/>
        <chart:plot-area chart:style-name="ch5" table:cell-range-address="TESTREPEATS_1_BASIC.C8:TESTREPEATS_1_BASIC.K8 TESTREPEATS_1_BASIC.B10:TESTREPEATS_1_BASIC.K10 TESTREPEATS_1_BASIC.B6:TESTREPEATS_1_BASIC.K6" chart:data-source-has-labels="both" svg:x="1.33cm" svg:y="2.19cm" svg:width="13.47cm" svg:height="5.649cm">
          <chartooo:coordinate-region svg:x="2.057cm" svg:y="2.389cm" svg:width="12.015cm" svg:height="4.803cm"/>
          <chart:axis chart:dimension="x" chart:name="primary-x" chart:style-name="ch6" chartooo:axis-type="auto">
            <chart:title svg:x="6.764cm" svg:y="8.019cm" chart:style-name="ch7">
              <text:p>Cropsize(Pixels)</text:p>
            </chart:title>
            <chart:categories table:cell-range-address="TESTREPEATS_1_BASIC.C8:TESTREPEATS_1_BASIC.K8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1_BASIC.C10:TESTREPEATS_1_BASIC.K10" chart:label-cell-address="TESTREPEATS_1_BASIC.B10:TESTREPEATS_1_BASIC.B10" chart:class="chart:scatter">
            <chart:domain table:cell-range-address="TESTREPEATS_1_BASIC.C8:TESTREPEATS_1_BASIC.K8"/>
            <chart:data-point chart:repeated="9"/>
          </chart:series>
          <chart:series chart:attached-axis="secondary-y" chart:style-name="ch13" chart:values-cell-range-address="TESTREPEATS_1_BASIC.C6:TESTREPEATS_1_BASIC.K6" chart:label-cell-address="TESTREPEATS_1_BASIC.B6:TESTREPEATS_1_BASIC.B6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30</text:p>
                <draw:g>
                  <svg:desc>TESTREPEATS_1_BASIC.C8:TESTREPEATS_1_BASIC.K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8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TESTREPEATS_1_BASIC.C8:TESTREPEATS_1_BASIC.K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Macro FScore</text:p>
                <draw:g>
                  <svg:desc>TESTREPEATS_1_BASIC.B10:TESTREPEATS_1_BASIC.B10</svg:desc>
                </draw:g>
              </table:table-cell>
              <table:table-cell office:value-type="float" office:value="0.281282">
                <text:p>0.281282</text:p>
                <draw:g>
                  <svg:desc>TESTREPEATS_1_BASIC.C10:TESTREPEATS_1_BASIC.K10</svg:desc>
                </draw:g>
              </table:table-cell>
              <table:table-cell office:value-type="float" office:value="0.351179">
                <text:p>0.351179</text:p>
              </table:table-cell>
              <table:table-cell office:value-type="float" office:value="0.458902">
                <text:p>0.458902</text:p>
              </table:table-cell>
              <table:table-cell office:value-type="float" office:value="0.473117">
                <text:p>0.473117</text:p>
              </table:table-cell>
              <table:table-cell office:value-type="float" office:value="0.503403">
                <text:p>0.503403</text:p>
              </table:table-cell>
              <table:table-cell office:value-type="float" office:value="0.533742">
                <text:p>0.533742</text:p>
              </table:table-cell>
              <table:table-cell office:value-type="float" office:value="0.533448">
                <text:p>0.533448</text:p>
              </table:table-cell>
              <table:table-cell office:value-type="float" office:value="0.513784">
                <text:p>0.513784</text:p>
              </table:table-cell>
              <table:table-cell office:value-type="float" office:value="0.429255">
                <text:p>0.429255</text:p>
              </table:table-cell>
            </table:table-row>
            <table:table-row>
              <table:table-cell office:value-type="string">
                <text:p>FPS</text:p>
                <draw:g>
                  <svg:desc>TESTREPEATS_1_BASIC.B6:TESTREPEATS_1_BASIC.B6</svg:desc>
                </draw:g>
              </table:table-cell>
              <table:table-cell office:value-type="float" office:value="0.505760044956448">
                <text:p>0.505760044956448</text:p>
                <draw:g>
                  <svg:desc>TESTREPEATS_1_BASIC.C6:TESTREPEATS_1_BASIC.K6</svg:desc>
                </draw:g>
              </table:table-cell>
              <table:table-cell office:value-type="float" office:value="0.39613547833359">
                <text:p>0.39613547833359</text:p>
              </table:table-cell>
              <table:table-cell office:value-type="float" office:value="0.603469952225295">
                <text:p>0.603469952225295</text:p>
              </table:table-cell>
              <table:table-cell office:value-type="float" office:value="0.703991239220134">
                <text:p>0.703991239220134</text:p>
              </table:table-cell>
              <table:table-cell office:value-type="float" office:value="0.670740795945745">
                <text:p>0.670740795945745</text:p>
              </table:table-cell>
              <table:table-cell office:value-type="float" office:value="0.541019822365158">
                <text:p>0.541019822365158</text:p>
              </table:table-cell>
              <table:table-cell office:value-type="float" office:value="0.392007404584309">
                <text:p>0.392007404584309</text:p>
              </table:table-cell>
              <table:table-cell office:value-type="float" office:value="0.303689831452144">
                <text:p>0.303689831452144</text:p>
              </table:table-cell>
              <table:table-cell office:value-type="float" office:value="0.418794569630414">
                <text:p>0.41879456963041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.4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3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scatter" chart:row-mapping="0 1" chart:style-name="ch1">
        <chart:title svg:x="4.82cm" svg:y="0.316cm" chart:style-name="ch2">
          <text:p>Cropsize: Resolution 384 x 216</text:p>
        </chart:title>
        <chart:subtitle svg:x="7.042cm" svg:y="1.301cm" chart:style-name="ch3">
          <text:p>0 Repeats</text:p>
        </chart:subtitle>
        <chart:legend svg:x="9.754cm" svg:y="7.971cm" style:legend-expansion="custom" chartooo:width="6.042cm" chartooo:height="0.598cm" style:legend-expansion-aspect-ratio="10.1036789297659" chart:style-name="ch4"/>
        <chart:plot-area chart:style-name="ch5" table:cell-range-address="TESTREPEATS_5.C8:TESTREPEATS_5.K8 TESTREPEATS_5.B10:TESTREPEATS_5.K10 TESTREPEATS_5.B6:TESTREPEATS_5.K6" chart:data-source-has-labels="both" svg:x="1.33cm" svg:y="2.19cm" svg:width="13.47cm" svg:height="5.649cm">
          <chartooo:coordinate-region svg:x="2.057cm" svg:y="2.389cm" svg:width="12.015cm" svg:height="4.803cm"/>
          <chart:axis chart:dimension="x" chart:name="primary-x" chart:style-name="ch6" chartooo:axis-type="auto">
            <chart:title svg:x="6.764cm" svg:y="8.019cm" chart:style-name="ch7">
              <text:p>Cropsize(Pixels)</text:p>
            </chart:title>
            <chart:categories table:cell-range-address="TESTREPEATS_5.C8:TESTREPEATS_5.K8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5.C10:TESTREPEATS_5.K10" chart:label-cell-address="TESTREPEATS_5.B10:TESTREPEATS_5.B10" chart:class="chart:scatter">
            <chart:domain table:cell-range-address="TESTREPEATS_5.C8:TESTREPEATS_5.K8"/>
            <chart:data-point chart:repeated="9"/>
          </chart:series>
          <chart:series chart:attached-axis="secondary-y" chart:style-name="ch13" chart:values-cell-range-address="TESTREPEATS_5.C6:TESTREPEATS_5.K6" chart:label-cell-address="TESTREPEATS_5.B6:TESTREPEATS_5.B6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30</text:p>
                <draw:g>
                  <svg:desc>TESTREPEATS_5.C8:TESTREPEATS_5.K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8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TESTREPEATS_5.C8:TESTREPEATS_5.K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Macro FScore</text:p>
                <draw:g>
                  <svg:desc>TESTREPEATS_5.B10:TESTREPEATS_5.B10</svg:desc>
                </draw:g>
              </table:table-cell>
              <table:table-cell office:value-type="float" office:value="0.303703">
                <text:p>0.303703</text:p>
                <draw:g>
                  <svg:desc>TESTREPEATS_5.C10:TESTREPEATS_5.K10</svg:desc>
                </draw:g>
              </table:table-cell>
              <table:table-cell office:value-type="float" office:value="0.442565">
                <text:p>0.442565</text:p>
              </table:table-cell>
              <table:table-cell office:value-type="float" office:value="0.578271">
                <text:p>0.578271</text:p>
              </table:table-cell>
              <table:table-cell office:value-type="float" office:value="0.589098">
                <text:p>0.589098</text:p>
              </table:table-cell>
              <table:table-cell office:value-type="float" office:value="0.613982">
                <text:p>0.613982</text:p>
              </table:table-cell>
              <table:table-cell office:value-type="float" office:value="0.641648">
                <text:p>0.641648</text:p>
              </table:table-cell>
              <table:table-cell office:value-type="float" office:value="0.656386">
                <text:p>0.656386</text:p>
              </table:table-cell>
              <table:table-cell office:value-type="float" office:value="0.612813">
                <text:p>0.612813</text:p>
              </table:table-cell>
              <table:table-cell office:value-type="float" office:value="0.66782">
                <text:p>0.66782</text:p>
              </table:table-cell>
            </table:table-row>
            <table:table-row>
              <table:table-cell office:value-type="string">
                <text:p>FPS</text:p>
                <draw:g>
                  <svg:desc>TESTREPEATS_5.B6:TESTREPEATS_5.B6</svg:desc>
                </draw:g>
              </table:table-cell>
              <table:table-cell office:value-type="float" office:value="0.0875403354253852">
                <text:p>0.0875403354253852</text:p>
                <draw:g>
                  <svg:desc>TESTREPEATS_5.C6:TESTREPEATS_5.K6</svg:desc>
                </draw:g>
              </table:table-cell>
              <table:table-cell office:value-type="float" office:value="0.102133164624476">
                <text:p>0.102133164624476</text:p>
              </table:table-cell>
              <table:table-cell office:value-type="float" office:value="0.134094193721412">
                <text:p>0.134094193721412</text:p>
              </table:table-cell>
              <table:table-cell office:value-type="float" office:value="0.175521567212571">
                <text:p>0.175521567212571</text:p>
              </table:table-cell>
              <table:table-cell office:value-type="float" office:value="0.106727066280473">
                <text:p>0.106727066280473</text:p>
              </table:table-cell>
              <table:table-cell office:value-type="float" office:value="0.150748087383641">
                <text:p>0.150748087383641</text:p>
              </table:table-cell>
              <table:table-cell office:value-type="float" office:value="0.16219796261337">
                <text:p>0.16219796261337</text:p>
              </table:table-cell>
              <table:table-cell office:value-type="float" office:value="0.0839540491504317">
                <text:p>0.0839540491504317</text:p>
              </table:table-cell>
              <table:table-cell office:value-type="float" office:value="0.149248162382001">
                <text:p>0.1492481623820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draw:fill="solid" draw:fill-color="#ffffff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8" style:family="chart" style:data-style-name="N130">
      <style:chart-properties chart:display-label="true" chart:logarithmic="false" chart:minimum="0" chart:maximum="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30">
      <style:chart-properties chart:display-label="true" chart:logarithmic="false" chart:minimum="0" chart:maximum="1.4" chart:reverse-direction="false" text:line-break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3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9cm" svg:height="9cm" xlink:href=".." xlink:type="simple" chart:class="chart:scatter" chart:row-mapping="0 1" chart:style-name="ch1">
        <chart:title svg:x="4.82cm" svg:y="0.316cm" chart:style-name="ch2">
          <text:p>Cropsize: Resolution 384 x 216</text:p>
        </chart:title>
        <chart:subtitle svg:x="7.042cm" svg:y="1.301cm" chart:style-name="ch3">
          <text:p>0 Repeats</text:p>
        </chart:subtitle>
        <chart:legend svg:x="9.754cm" svg:y="7.971cm" style:legend-expansion="custom" chartooo:width="6.042cm" chartooo:height="0.598cm" style:legend-expansion-aspect-ratio="10.1036789297659" chart:style-name="ch4"/>
        <chart:plot-area chart:style-name="ch5" table:cell-range-address="TESTREPEATS_10.C8:TESTREPEATS_10.K8 TESTREPEATS_10.B10:TESTREPEATS_10.K10 TESTREPEATS_10.B6:TESTREPEATS_10.K6" chart:data-source-has-labels="both" svg:x="1.33cm" svg:y="2.19cm" svg:width="13.47cm" svg:height="5.649cm">
          <chartooo:coordinate-region svg:x="2.057cm" svg:y="2.389cm" svg:width="12.015cm" svg:height="4.803cm"/>
          <chart:axis chart:dimension="x" chart:name="primary-x" chart:style-name="ch6" chartooo:axis-type="auto">
            <chart:title svg:x="6.764cm" svg:y="8.019cm" chart:style-name="ch7">
              <text:p>Cropsize(Pixels)</text:p>
            </chart:title>
            <chart:categories table:cell-range-address="TESTREPEATS_10.C8:TESTREPEATS_10.K8"/>
          </chart:axis>
          <chart:axis chart:dimension="y" chart:name="primary-y" chart:style-name="ch8">
            <chart:title svg:x="0.451cm" svg:y="6.09cm" chart:style-name="ch9">
              <text:p>MacroFScore</text:p>
            </chart:title>
            <chart:grid chart:style-name="ch10" chart:class="major"/>
          </chart:axis>
          <chart:axis chart:dimension="y" chart:name="secondary-y" chart:style-name="ch11">
            <chart:title svg:x="15.119cm" svg:y="6.976cm" chart:style-name="ch9">
              <text:p>Frames Per Second(FPS)</text:p>
            </chart:title>
          </chart:axis>
          <chart:series chart:attached-axis="primary-y" chart:style-name="ch12" chart:values-cell-range-address="TESTREPEATS_10.C10:TESTREPEATS_10.K10" chart:label-cell-address="TESTREPEATS_10.B10:TESTREPEATS_10.B10" chart:class="chart:scatter">
            <chart:domain table:cell-range-address="TESTREPEATS_10.C8:TESTREPEATS_10.K8"/>
            <chart:data-point chart:repeated="9"/>
          </chart:series>
          <chart:series chart:attached-axis="secondary-y" chart:style-name="ch13" chart:values-cell-range-address="TESTREPEATS_10.C6:TESTREPEATS_10.K6" chart:label-cell-address="TESTREPEATS_10.B6:TESTREPEATS_10.B6" chart:class="chart:scatter"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30</text:p>
                <draw:g>
                  <svg:desc>TESTREPEATS_10.C8:TESTREPEATS_10.K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8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25">
                <text:p>25</text:p>
                <draw:g>
                  <svg:desc>TESTREPEATS_10.C8:TESTREPEATS_10.K8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25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75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Macro FScore</text:p>
                <draw:g>
                  <svg:desc>TESTREPEATS_10.B10:TESTREPEATS_10.B10</svg:desc>
                </draw:g>
              </table:table-cell>
              <table:table-cell office:value-type="float" office:value="0.308117">
                <text:p>0.308117</text:p>
                <draw:g>
                  <svg:desc>TESTREPEATS_10.C10:TESTREPEATS_10.K10</svg:desc>
                </draw:g>
              </table:table-cell>
              <table:table-cell office:value-type="float" office:value="0.434558">
                <text:p>0.434558</text:p>
              </table:table-cell>
              <table:table-cell office:value-type="float" office:value="0.627069">
                <text:p>0.627069</text:p>
              </table:table-cell>
              <table:table-cell office:value-type="float" office:value="0.628538">
                <text:p>0.628538</text:p>
              </table:table-cell>
              <table:table-cell office:value-type="float" office:value="0.651894">
                <text:p>0.651894</text:p>
              </table:table-cell>
              <table:table-cell office:value-type="float" office:value="0.683619">
                <text:p>0.683619</text:p>
              </table:table-cell>
              <table:table-cell office:value-type="float" office:value="0.619327">
                <text:p>0.619327</text:p>
              </table:table-cell>
              <table:table-cell office:value-type="float" office:value="0.686693">
                <text:p>0.686693</text:p>
              </table:table-cell>
              <table:table-cell office:value-type="float" office:value="0.69">
                <text:p>0.69</text:p>
              </table:table-cell>
            </table:table-row>
            <table:table-row>
              <table:table-cell office:value-type="string">
                <text:p>FPS</text:p>
                <draw:g>
                  <svg:desc>TESTREPEATS_10.B6:TESTREPEATS_10.B6</svg:desc>
                </draw:g>
              </table:table-cell>
              <table:table-cell office:value-type="float" office:value="0.0746942205346861">
                <text:p>0.0746942205346861</text:p>
                <draw:g>
                  <svg:desc>TESTREPEATS_10.C6:TESTREPEATS_10.K6</svg:desc>
                </draw:g>
              </table:table-cell>
              <table:table-cell office:value-type="float" office:value="0.0756281866251552">
                <text:p>0.0756281866251552</text:p>
              </table:table-cell>
              <table:table-cell office:value-type="float" office:value="0.0993160983119022">
                <text:p>0.0993160983119022</text:p>
              </table:table-cell>
              <table:table-cell office:value-type="float" office:value="0.0825126003616802">
                <text:p>0.0825126003616802</text:p>
              </table:table-cell>
              <table:table-cell office:value-type="float" office:value="0.142493558103727">
                <text:p>0.142493558103727</text:p>
              </table:table-cell>
              <table:table-cell office:value-type="float" office:value="0.103096031089181">
                <text:p>0.103096031089181</text:p>
              </table:table-cell>
              <table:table-cell office:value-type="float" office:value="0.108018579195622">
                <text:p>0.108018579195622</text:p>
              </table:table-cell>
              <table:table-cell office:value-type="float" office:value="0.0800305894697529">
                <text:p>0.0800305894697529</text:p>
              </table:table-cell>
              <table:table-cell office:value-type="float" office:value="0.127981798144264">
                <text:p>0.1279817981442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566cm" svg:y="2.956cm" style:legend-expansion="high" chart:style-name="ch2"/>
        <chart:plot-area chart:style-name="ch3" table:cell-range-address="TESTREPEATS_10.B61:TESTREPEATS_10.K67" chart:data-source-has-labels="both" svg:x="0.32cm" svg:y="0.18cm" svg:width="11.926cm" svg:height="8.64cm">
          <chartooo:coordinate-region svg:x="1.047cm" svg:y="0.38cm" svg:width="10.92cm" svg:height="7.793cm"/>
          <chart:axis chart:dimension="x" chart:name="primary-x" chart:style-name="ch4" chartooo:axis-type="auto">
            <chartooo:date-scale/>
            <chart:categories table:cell-range-address="TESTREPEATS_10.C61:TESTREPEATS_10.K6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ESTREPEATS_10.C62:TESTREPEATS_10.K62" chart:label-cell-address="TESTREPEATS_10.B62:TESTREPEATS_10.B62" chart:class="chart:line">
            <chart:data-point chart:repeated="9"/>
          </chart:series>
          <chart:series chart:style-name="ch7" chart:values-cell-range-address="TESTREPEATS_10.C63:TESTREPEATS_10.K63" chart:label-cell-address="TESTREPEATS_10.B63:TESTREPEATS_10.B63" chart:class="chart:line">
            <chart:data-point chart:repeated="9"/>
          </chart:series>
          <chart:series chart:style-name="ch8" chart:values-cell-range-address="TESTREPEATS_10.C64:TESTREPEATS_10.K64" chart:label-cell-address="TESTREPEATS_10.B64:TESTREPEATS_10.B64" chart:class="chart:line">
            <chart:data-point chart:repeated="9"/>
          </chart:series>
          <chart:series chart:style-name="ch9" chart:values-cell-range-address="TESTREPEATS_10.C65:TESTREPEATS_10.K65" chart:label-cell-address="TESTREPEATS_10.B65:TESTREPEATS_10.B65" chart:class="chart:line">
            <chart:data-point chart:repeated="9"/>
          </chart:series>
          <chart:series chart:style-name="ch10" chart:values-cell-range-address="TESTREPEATS_10.C66:TESTREPEATS_10.K66" chart:label-cell-address="TESTREPEATS_10.B66:TESTREPEATS_10.B66" chart:class="chart:line">
            <chart:data-point chart:repeated="9"/>
          </chart:series>
          <chart:series chart:style-name="ch11" chart:values-cell-range-address="TESTREPEATS_10.C67:TESTREPEATS_10.K67" chart:label-cell-address="TESTREPEATS_10.B67:TESTREPEATS_10.B67" chart:class="chart:line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25">
                <text:p>30</text:p>
                <draw:g>
                  <svg:desc>TESTREPEATS_10.C61:TESTREPEATS_10.K61</svg:desc>
                </draw:g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110">
                <text:p>110</text:p>
              </table:table-cell>
              <table:table-cell office:value-type="float" office:value="125">
                <text:p>130</text:p>
              </table:table-cell>
              <table:table-cell office:value-type="float" office:value="150">
                <text:p>150</text:p>
              </table:table-cell>
              <table:table-cell office:value-type="float" office:value="175">
                <text:p>18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rass</text:p>
                <draw:g>
                  <svg:desc>TESTREPEATS_10.B62:TESTREPEATS_10.B62</svg:desc>
                </draw:g>
              </table:table-cell>
              <table:table-cell office:value-type="float" office:value="0.29217">
                <text:p>0.29217</text:p>
                <draw:g>
                  <svg:desc>TESTREPEATS_10.C62:TESTREPEATS_10.K62</svg:desc>
                </draw:g>
              </table:table-cell>
              <table:table-cell office:value-type="float" office:value="0.428571">
                <text:p>0.428571</text:p>
              </table:table-cell>
              <table:table-cell office:value-type="float" office:value="0.568421">
                <text:p>0.568421</text:p>
              </table:table-cell>
              <table:table-cell office:value-type="float" office:value="0.5">
                <text:p>0.5</text:p>
              </table:table-cell>
              <table:table-cell office:value-type="float" office:value="0.603774">
                <text:p>0.603774</text:p>
              </table:table-cell>
              <table:table-cell office:value-type="float" office:value="0.55">
                <text:p>0.55</text:p>
              </table:table-cell>
              <table:table-cell office:value-type="float" office:value="0.615385">
                <text:p>0.615385</text:p>
              </table:table-cell>
              <table:table-cell office:value-type="float" office:value="0.636364">
                <text:p>0.636364</text:p>
              </table:table-cell>
              <table:table-cell office:value-type="float" office:value="0.47619">
                <text:p>0.47619</text:p>
              </table:table-cell>
            </table:table-row>
            <table:table-row>
              <table:table-cell office:value-type="string">
                <text:p>Hedge</text:p>
                <draw:g>
                  <svg:desc>TESTREPEATS_10.B63:TESTREPEATS_10.B63</svg:desc>
                </draw:g>
              </table:table-cell>
              <table:table-cell office:value-type="float" office:value="0.321563">
                <text:p>0.321563</text:p>
                <draw:g>
                  <svg:desc>TESTREPEATS_10.C63:TESTREPEATS_10.K63</svg:desc>
                </draw:g>
              </table:table-cell>
              <table:table-cell office:value-type="float" office:value="0.551515">
                <text:p>0.551515</text:p>
              </table:table-cell>
              <table:table-cell office:value-type="float" office:value="0.769231">
                <text:p>0.769231</text:p>
              </table:table-cell>
              <table:table-cell office:value-type="float" office:value="0.62963">
                <text:p>0.62963</text:p>
              </table:table-cell>
              <table:table-cell office:value-type="float" office:value="0.857143">
                <text:p>0.857143</text:p>
              </table:table-cell>
              <table:table-cell office:value-type="float" office:value="0.875">
                <text:p>0.875</text:p>
              </table:table-cell>
              <table:table-cell office:value-type="float" office:value="0.733333">
                <text:p>0.733333</text:p>
              </table:table-cell>
              <table:table-cell office:value-type="float" office:value="0.56">
                <text:p>0.56</text:p>
              </table:table-cell>
              <table:table-cell office:value-type="float" office:value="0.833333">
                <text:p>0.833333</text:p>
              </table:table-cell>
            </table:table-row>
            <table:table-row>
              <table:table-cell office:value-type="string">
                <text:p>RectPaving</text:p>
                <draw:g>
                  <svg:desc>TESTREPEATS_10.B64:TESTREPEATS_10.B64</svg:desc>
                </draw:g>
              </table:table-cell>
              <table:table-cell office:value-type="float" office:value="0.22884">
                <text:p>0.22884</text:p>
                <draw:g>
                  <svg:desc>TESTREPEATS_10.C64:TESTREPEATS_10.K64</svg:desc>
                </draw:g>
              </table:table-cell>
              <table:table-cell office:value-type="float" office:value="0.394649">
                <text:p>0.394649</text:p>
              </table:table-cell>
              <table:table-cell office:value-type="float" office:value="0.727273">
                <text:p>0.727273</text:p>
              </table:table-cell>
              <table:table-cell office:value-type="float" office:value="0.784314">
                <text:p>0.784314</text:p>
              </table:table-cell>
              <table:table-cell office:value-type="float" office:value="0.653846">
                <text:p>0.653846</text:p>
              </table:table-cell>
              <table:table-cell office:value-type="float" office:value="0.666667">
                <text:p>0.666667</text:p>
              </table:table-cell>
              <table:table-cell office:value-type="float" office:value="0.5">
                <text:p>0.5</text:p>
              </table:table-cell>
              <table:table-cell office:value-type="float" office:value="0.761905">
                <text:p>0.76190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SmallBlocks</text:p>
                <draw:g>
                  <svg:desc>TESTREPEATS_10.B65:TESTREPEATS_10.B65</svg:desc>
                </draw:g>
              </table:table-cell>
              <table:table-cell office:value-type="float" office:value="0.349004">
                <text:p>0.349004</text:p>
                <draw:g>
                  <svg:desc>TESTREPEATS_10.C65:TESTREPEATS_10.K65</svg:desc>
                </draw:g>
              </table:table-cell>
              <table:table-cell office:value-type="float" office:value="0.406061">
                <text:p>0.406061</text:p>
              </table:table-cell>
              <table:table-cell office:value-type="float" office:value="0.582524">
                <text:p>0.582524</text:p>
              </table:table-cell>
              <table:table-cell office:value-type="float" office:value="0.625">
                <text:p>0.625</text:p>
              </table:table-cell>
              <table:table-cell office:value-type="float" office:value="0.736842">
                <text:p>0.73684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">
                <text:p>0.8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string">
                <text:p>tarmac</text:p>
                <draw:g>
                  <svg:desc>TESTREPEATS_10.B66:TESTREPEATS_10.B66</svg:desc>
                </draw:g>
              </table:table-cell>
              <table:table-cell office:value-type="float" office:value="0.457317">
                <text:p>0.457317</text:p>
                <draw:g>
                  <svg:desc>TESTREPEATS_10.C66:TESTREPEATS_10.K66</svg:desc>
                </draw:g>
              </table:table-cell>
              <table:table-cell office:value-type="float" office:value="0.666667">
                <text:p>0.666667</text:p>
              </table:table-cell>
              <table:table-cell office:value-type="float" office:value="0.772277">
                <text:p>0.772277</text:p>
              </table:table-cell>
              <table:table-cell office:value-type="float" office:value="0.682927">
                <text:p>0.682927</text:p>
              </table:table-cell>
              <table:table-cell office:value-type="float" office:value="0.684211">
                <text:p>0.684211</text:p>
              </table:table-cell>
              <table:table-cell office:value-type="float" office:value="0.857143">
                <text:p>0.857143</text:p>
              </table:table-cell>
              <table:table-cell office:value-type="float" office:value="0.833333">
                <text:p>0.833333</text:p>
              </table:table-cell>
              <table:table-cell office:value-type="float" office:value="0.956522">
                <text:p>0.956522</text:p>
              </table:table-cell>
              <table:table-cell office:value-type="float" office:value="0.909091">
                <text:p>0.909091</text:p>
              </table:table-cell>
            </table:table-row>
            <table:table-row>
              <table:table-cell office:value-type="string">
                <text:p>unevenBricks</text:p>
                <draw:g>
                  <svg:desc>TESTREPEATS_10.B67:TESTREPEATS_10.B67</svg:desc>
                </draw:g>
              </table:table-cell>
              <table:table-cell office:value-type="float" office:value="0.151593">
                <text:p>0.151593</text:p>
                <draw:g>
                  <svg:desc>TESTREPEATS_10.C67:TESTREPEATS_10.K67</svg:desc>
                </draw:g>
              </table:table-cell>
              <table:table-cell office:value-type="float" office:value="0.126394">
                <text:p>0.126394</text:p>
              </table:table-cell>
              <table:table-cell office:value-type="float" office:value="0.329897">
                <text:p>0.329897</text:p>
              </table:table-cell>
              <table:table-cell office:value-type="float" office:value="0.473684">
                <text:p>0.473684</text:p>
              </table:table-cell>
              <table:table-cell office:value-type="float" office:value="0.27027">
                <text:p>0.27027</text:p>
              </table:table-cell>
              <table:table-cell office:value-type="float" office:value="0.411765">
                <text:p>0.411765</text:p>
              </table:table-cell>
              <table:table-cell office:value-type="float" office:value="0.3">
                <text:p>0.3</text:p>
              </table:table-cell>
              <table:table-cell office:value-type="float" office:value="0.347826">
                <text:p>0.347826</text:p>
              </table:table-cell>
              <table:table-cell office:value-type="float" office:value="0.222222">
                <text:p>0.2222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98cm" svg:y="3.454cm" style:legend-expansion="high" chart:style-name="ch2"/>
        <chart:plot-area chart:style-name="ch3" table:cell-range-address="TESTREPEATS_COMB.C6:TESTREPEATS_COMB.L9 TESTREPEATS_COMB.C2:TESTREPEATS_COMB.D3 TESTREPEATS_COMB.B2:TESTREPEATS_COMB.B2" chart:data-source-has-labels="both" svg:x="0.32cm" svg:y="0.18cm" svg:width="12.058cm" svg:height="8.64cm">
          <chartooo:coordinate-region svg:x="1.047cm" svg:y="0.379cm" svg:width="11.051cm" svg:height="7.794cm"/>
          <chart:axis chart:dimension="x" chart:name="primary-x" chart:style-name="ch4" chartooo:axis-type="auto">
            <chart:categories table:cell-range-address="TESTREPEATS_COMB.D6:TESTREPEATS_COMB.L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ESTREPEATS_COMB.D7:TESTREPEATS_COMB.L7" chart:label-cell-address="TESTREPEATS_COMB.C7:TESTREPEATS_COMB.C7" chart:class="chart:scatter">
            <chart:domain table:cell-range-address="TESTREPEATS_COMB.D6:TESTREPEATS_COMB.L6"/>
            <chart:data-point chart:repeated="9"/>
          </chart:series>
          <chart:series chart:style-name="ch8" chart:values-cell-range-address="TESTREPEATS_COMB.D8:TESTREPEATS_COMB.L8" chart:label-cell-address="TESTREPEATS_COMB.C8:TESTREPEATS_COMB.C8" chart:class="chart:scatter">
            <chart:data-point chart:repeated="9"/>
          </chart:series>
          <chart:series chart:style-name="ch9" chart:values-cell-range-address="TESTREPEATS_COMB.D9:TESTREPEATS_COMB.L9" chart:label-cell-address="TESTREPEATS_COMB.C9:TESTREPEATS_COMB.C9" chart:class="chart:scatter">
            <chart:data-point chart:repeated="9"/>
          </chart:series>
          <chart:series chart:style-name="ch10" chart:values-cell-range-address="TESTREPEATS_COMB.D2:TESTREPEATS_COMB.D3" chart:label-cell-address="TESTREPEATS_COMB.B2:TESTREPEATS_COMB.B2" chart:class="chart:scatter">
            <chart:domain table:cell-range-address="TESTREPEATS_COMB.C2:TESTREPEATS_COMB.C3"/>
            <chart:data-point chart:repeated="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TESTREPEATS_COMB.C7:TESTREPEATS_COMB.C7</svg:desc>
                </draw:g>
              </table:table-cell>
              <table:table-cell office:value-type="string">
                <text:p>5</text:p>
                <draw:g>
                  <svg:desc>TESTREPEATS_COMB.C8:TESTREPEATS_COMB.C8</svg:desc>
                </draw:g>
              </table:table-cell>
              <table:table-cell office:value-type="string">
                <text:p>10</text:p>
                <draw:g>
                  <svg:desc>TESTREPEATS_COMB.C9:TESTREPEATS_COMB.C9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MaxSegSize</text:p>
                <draw:g>
                  <svg:desc>TESTREPEATS_COMB.B2:TESTREPEATS_COMB.B2</svg:desc>
                </draw:g>
              </table:table-cell>
            </table:table-row>
          </table:table-header-rows>
          <table:table-rows>
            <table:table-row>
              <table:table-cell office:value-type="float" office:value="25">
                <text:p>30</text:p>
                <draw:g>
                  <svg:desc>TESTREPEATS_COMB.D6:TESTREPEATS_COMB.L6</svg:desc>
                </draw:g>
              </table:table-cell>
              <table:table-cell office:value-type="float" office:value="0.281282">
                <text:p>0.281282</text:p>
                <draw:g>
                  <svg:desc>TESTREPEATS_COMB.D7:TESTREPEATS_COMB.L7</svg:desc>
                </draw:g>
              </table:table-cell>
              <table:table-cell office:value-type="float" office:value="0.303703">
                <text:p>0.303703</text:p>
                <draw:g>
                  <svg:desc>TESTREPEATS_COMB.D8:TESTREPEATS_COMB.L8</svg:desc>
                </draw:g>
              </table:table-cell>
              <table:table-cell office:value-type="float" office:value="0.308117">
                <text:p>0.308117</text:p>
                <draw:g>
                  <svg:desc>TESTREPEATS_COMB.D9:TESTREPEATS_COMB.L9</svg:desc>
                </draw:g>
              </table:table-cell>
              <table:table-cell office:value-type="float" office:value="108">
                <text:p>108</text:p>
                <draw:g>
                  <svg:desc>TESTREPEATS_COMB.C2:TESTREPEATS_COMB.C3</svg:desc>
                </draw:g>
              </table:table-cell>
              <table:table-cell office:value-type="float" office:value="0">
                <text:p>0</text:p>
                <draw:g>
                  <svg:desc>TESTREPEATS_COMB.D2:TESTREPEATS_COMB.D3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351179">
                <text:p>0.351179</text:p>
              </table:table-cell>
              <table:table-cell office:value-type="float" office:value="0.442565">
                <text:p>0.442565</text:p>
              </table:table-cell>
              <table:table-cell office:value-type="float" office:value="0.434558">
                <text:p>0.434558</text:p>
              </table:table-cell>
              <table:table-cell office:value-type="float" office:value="108">
                <text:p>10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458902">
                <text:p>0.458902</text:p>
              </table:table-cell>
              <table:table-cell office:value-type="float" office:value="0.578271">
                <text:p>0.578271</text:p>
              </table:table-cell>
              <table:table-cell office:value-type="float" office:value="0.627069">
                <text:p>0.627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3117">
                <text:p>0.473117</text:p>
              </table:table-cell>
              <table:table-cell office:value-type="float" office:value="0.589098">
                <text:p>0.589098</text:p>
              </table:table-cell>
              <table:table-cell office:value-type="float" office:value="0.628538">
                <text:p>0.628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03403">
                <text:p>0.503403</text:p>
              </table:table-cell>
              <table:table-cell office:value-type="float" office:value="0.613982">
                <text:p>0.613982</text:p>
              </table:table-cell>
              <table:table-cell office:value-type="float" office:value="0.651894">
                <text:p>0.651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5">
                <text:p>130</text:p>
              </table:table-cell>
              <table:table-cell office:value-type="float" office:value="0.533742">
                <text:p>0.533742</text:p>
              </table:table-cell>
              <table:table-cell office:value-type="float" office:value="0.641648">
                <text:p>0.641648</text:p>
              </table:table-cell>
              <table:table-cell office:value-type="float" office:value="0.683619">
                <text:p>0.683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33448">
                <text:p>0.533448</text:p>
              </table:table-cell>
              <table:table-cell office:value-type="float" office:value="0.656386">
                <text:p>0.656386</text:p>
              </table:table-cell>
              <table:table-cell office:value-type="float" office:value="0.619327">
                <text:p>0.619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5">
                <text:p>180</text:p>
              </table:table-cell>
              <table:table-cell office:value-type="float" office:value="0.513784">
                <text:p>0.513784</text:p>
              </table:table-cell>
              <table:table-cell office:value-type="float" office:value="0.612813">
                <text:p>0.612813</text:p>
              </table:table-cell>
              <table:table-cell office:value-type="float" office:value="0.686693">
                <text:p>0.686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429255">
                <text:p>0.429255</text:p>
              </table:table-cell>
              <table:table-cell office:value-type="float" office:value="0.66782">
                <text:p>0.66782</text:p>
              </table:table-cell>
              <table:table-cell office:value-type="float" office:value="0.69">
                <text:p>0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